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600000115AD4C296C.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Bats" svg:font-family="StarBats, Symbol"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DejaVu Sans Mono" svg:font-family="'DejaVu Sans Mono'" style:font-family-generic="modern" style:font-pitch="fixed"/>
    <style:font-face style:name="DejaVu Sans1" svg:font-family="'DejaVu Sans'" style:font-pitch="variable"/>
    <style:font-face style:name="Book Antiqua" svg:font-family="'Book Antiqua'" style:font-family-generic="roman" style:font-pitch="variable"/>
    <style:font-face style:name="CG Times (W1)" svg:font-family="'CG Times (W1)', 'Times New Roman'" style:font-family-generic="roman" style:font-pitch="variable"/>
    <style:font-face style:name="Century Schoolbook" svg:font-family="'Century Schoolboo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Standard" style:font-family-generic="swiss" style:font-pitch="variable"/>
    <style:font-face style:name="Arial Narrow" svg:font-family="'Arial Narrow'"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en" fo:country="US"/>
    </style:style>
    <style:style style:name="P2" style:family="paragraph" style:parent-style-name="Header">
      <style:text-properties fo:language="en" fo:country="US" officeooo:rsid="05630c00" officeooo:paragraph-rsid="05630c00"/>
    </style:style>
    <style:style style:name="P3" style:family="paragraph" style:parent-style-name="Standard">
      <style:text-properties fo:language="en" fo:country="US" officeooo:rsid="039ae4e1" officeooo:paragraph-rsid="039ae4e1"/>
    </style:style>
    <style:style style:name="P4" style:family="paragraph" style:parent-style-name="Standard">
      <style:text-properties fo:language="en" fo:country="US" officeooo:rsid="001ea2f5"/>
    </style:style>
    <style:style style:name="P5" style:family="paragraph" style:parent-style-name="Standard">
      <style:text-properties fo:language="en" fo:country="US" officeooo:rsid="048a1a31" officeooo:paragraph-rsid="048a1a31"/>
    </style:style>
    <style:style style:name="P6" style:family="paragraph" style:parent-style-name="Standard">
      <style:text-properties fo:language="en" fo:country="US" officeooo:rsid="04936750" officeooo:paragraph-rsid="0493c344"/>
    </style:style>
    <style:style style:name="P7" style:family="paragraph" style:parent-style-name="Standard">
      <style:text-properties fo:language="en" fo:country="US" officeooo:rsid="048e6bb8" officeooo:paragraph-rsid="0495b9a7"/>
    </style:style>
    <style:style style:name="P8" style:family="paragraph" style:parent-style-name="Standard">
      <style:text-properties fo:language="en" fo:country="US" officeooo:rsid="048e6bb8" officeooo:paragraph-rsid="0496e12b"/>
    </style:style>
    <style:style style:name="P9" style:family="paragraph" style:parent-style-name="Standard">
      <style:text-properties fo:language="en" fo:country="US" officeooo:rsid="048e6bb8" officeooo:paragraph-rsid="049cf47f"/>
    </style:style>
    <style:style style:name="P10" style:family="paragraph" style:parent-style-name="Standard">
      <style:text-properties fo:language="en" fo:country="US" officeooo:rsid="048e6bb8" officeooo:paragraph-rsid="04a01365"/>
    </style:style>
    <style:style style:name="P11" style:family="paragraph" style:parent-style-name="Standard">
      <style:text-properties fo:language="en" fo:country="US" officeooo:rsid="048e6bb8" officeooo:paragraph-rsid="04a043be"/>
    </style:style>
    <style:style style:name="P12" style:family="paragraph" style:parent-style-name="Standard">
      <style:text-properties fo:language="en" fo:country="US" officeooo:rsid="04907605" officeooo:paragraph-rsid="04907605"/>
    </style:style>
    <style:style style:name="P13" style:family="paragraph" style:parent-style-name="Standard">
      <style:text-properties fo:language="en" fo:country="US" officeooo:rsid="048f16ba" officeooo:paragraph-rsid="048e6bb8"/>
    </style:style>
    <style:style style:name="P14" style:family="paragraph" style:parent-style-name="Standard">
      <style:text-properties fo:language="en" fo:country="US" officeooo:rsid="048f16ba" officeooo:paragraph-rsid="048f16ba"/>
    </style:style>
    <style:style style:name="P15" style:family="paragraph" style:parent-style-name="Standard">
      <style:text-properties fo:language="en" fo:country="US" officeooo:rsid="048f39fd" officeooo:paragraph-rsid="048f39fd"/>
    </style:style>
    <style:style style:name="P16" style:family="paragraph" style:parent-style-name="Standard">
      <style:text-properties fo:language="en" fo:country="US" officeooo:rsid="048b2d9f" officeooo:paragraph-rsid="048b2d9f"/>
    </style:style>
    <style:style style:name="P17" style:family="paragraph" style:parent-style-name="Standard">
      <style:text-properties fo:language="en" fo:country="US" officeooo:rsid="0487c3fb" officeooo:paragraph-rsid="0487c3fb"/>
    </style:style>
    <style:style style:name="P18" style:family="paragraph" style:parent-style-name="Standard">
      <style:text-properties fo:language="en" fo:country="US" officeooo:rsid="0487c3fb" officeooo:paragraph-rsid="04ace780"/>
    </style:style>
    <style:style style:name="P19" style:family="paragraph" style:parent-style-name="Standard">
      <style:text-properties fo:language="en" fo:country="US" officeooo:rsid="04844df4" officeooo:paragraph-rsid="04844df4"/>
    </style:style>
    <style:style style:name="P20" style:family="paragraph" style:parent-style-name="Standard">
      <style:text-properties fo:language="en" fo:country="US" officeooo:rsid="04844df4" officeooo:paragraph-rsid="057b138a"/>
    </style:style>
    <style:style style:name="P21" style:family="paragraph" style:parent-style-name="Standard">
      <style:text-properties fo:language="en" fo:country="US" officeooo:rsid="04857386" officeooo:paragraph-rsid="04857386"/>
    </style:style>
    <style:style style:name="P22" style:family="paragraph" style:parent-style-name="Standard">
      <style:text-properties fo:language="en" fo:country="US" officeooo:rsid="046f1fc4" officeooo:paragraph-rsid="046f1fc4"/>
    </style:style>
    <style:style style:name="P23" style:family="paragraph" style:parent-style-name="Standard">
      <style:text-properties fo:language="en" fo:country="US" officeooo:rsid="046f1fc4" officeooo:paragraph-rsid="049ae4e7"/>
    </style:style>
    <style:style style:name="P24" style:family="paragraph" style:parent-style-name="Standard">
      <style:text-properties fo:language="en" fo:country="US" officeooo:rsid="04710a03" officeooo:paragraph-rsid="0491ccee"/>
    </style:style>
    <style:style style:name="P25" style:family="paragraph" style:parent-style-name="Standard">
      <style:text-properties fo:language="en" fo:country="US" officeooo:rsid="0479b08c" officeooo:paragraph-rsid="0491ccee"/>
    </style:style>
    <style:style style:name="P26" style:family="paragraph" style:parent-style-name="Standard">
      <style:text-properties fo:language="en" fo:country="US" officeooo:rsid="046f7f17" officeooo:paragraph-rsid="046f7f17"/>
    </style:style>
    <style:style style:name="P27" style:family="paragraph" style:parent-style-name="Standard">
      <style:text-properties fo:language="en" fo:country="US" officeooo:rsid="046f7f17" officeooo:paragraph-rsid="0525e61b"/>
    </style:style>
    <style:style style:name="P28" style:family="paragraph" style:parent-style-name="Standard">
      <style:text-properties fo:language="en" fo:country="US" officeooo:rsid="046f7f17" officeooo:paragraph-rsid="0526108b"/>
    </style:style>
    <style:style style:name="P29" style:family="paragraph" style:parent-style-name="Standard">
      <style:text-properties fo:language="en" fo:country="US" officeooo:rsid="046f7f17" officeooo:paragraph-rsid="05277fd9"/>
    </style:style>
    <style:style style:name="P30" style:family="paragraph" style:parent-style-name="Standard">
      <style:text-properties fo:language="en" fo:country="US" officeooo:rsid="046f7f17" officeooo:paragraph-rsid="0527ab97"/>
    </style:style>
    <style:style style:name="P31" style:family="paragraph" style:parent-style-name="Standard">
      <style:text-properties fo:language="en" fo:country="US" officeooo:rsid="046f7f17" officeooo:paragraph-rsid="052d1931"/>
    </style:style>
    <style:style style:name="P32" style:family="paragraph" style:parent-style-name="Standard">
      <style:text-properties fo:language="en" fo:country="US" officeooo:rsid="046f7f17" officeooo:paragraph-rsid="05300e11"/>
    </style:style>
    <style:style style:name="P33" style:family="paragraph" style:parent-style-name="Standard">
      <style:text-properties fo:language="en" fo:country="US" officeooo:rsid="046f7f17" officeooo:paragraph-rsid="0535303c"/>
    </style:style>
    <style:style style:name="P34" style:family="paragraph" style:parent-style-name="Standard">
      <style:text-properties fo:language="en" fo:country="US" officeooo:rsid="046f7f17" officeooo:paragraph-rsid="052f8837"/>
    </style:style>
    <style:style style:name="P35" style:family="paragraph" style:parent-style-name="Standard">
      <style:text-properties fo:language="en" fo:country="US" officeooo:rsid="046f7f17" officeooo:paragraph-rsid="05d6302a"/>
    </style:style>
    <style:style style:name="P36" style:family="paragraph" style:parent-style-name="Standard">
      <style:text-properties fo:language="en" fo:country="US" officeooo:rsid="046f7f17" officeooo:paragraph-rsid="05d7ad95"/>
    </style:style>
    <style:style style:name="P37" style:family="paragraph" style:parent-style-name="Standard">
      <style:text-properties fo:language="en" fo:country="US" officeooo:rsid="046f7f17" officeooo:paragraph-rsid="05deb338"/>
    </style:style>
    <style:style style:name="P38" style:family="paragraph" style:parent-style-name="Standard">
      <style:text-properties fo:language="en" fo:country="US" officeooo:rsid="046f7f17" officeooo:paragraph-rsid="05e2d42f"/>
    </style:style>
    <style:style style:name="P39" style:family="paragraph" style:parent-style-name="Standard">
      <style:text-properties fo:language="en" fo:country="US" officeooo:rsid="046f7f17" officeooo:paragraph-rsid="05e4e16c"/>
    </style:style>
    <style:style style:name="P40" style:family="paragraph" style:parent-style-name="Standard">
      <style:text-properties fo:language="en" fo:country="US" officeooo:rsid="046f7f17" officeooo:paragraph-rsid="05ebe867"/>
    </style:style>
    <style:style style:name="P41" style:family="paragraph" style:parent-style-name="Standard">
      <style:text-properties fo:language="en" fo:country="US" officeooo:rsid="046f7f17" officeooo:paragraph-rsid="05f12416"/>
    </style:style>
    <style:style style:name="P42" style:family="paragraph" style:parent-style-name="Standard">
      <style:text-properties fo:language="en" fo:country="US" officeooo:rsid="046f7f17" officeooo:paragraph-rsid="05f2371b"/>
    </style:style>
    <style:style style:name="P43" style:family="paragraph" style:parent-style-name="Standard">
      <style:text-properties fo:language="en" fo:country="US" officeooo:rsid="046f7f17" officeooo:paragraph-rsid="05f6e9aa"/>
    </style:style>
    <style:style style:name="P44" style:family="paragraph" style:parent-style-name="Standard">
      <style:text-properties fo:language="en" fo:country="US" officeooo:rsid="046f7f17" officeooo:paragraph-rsid="05f9d7de"/>
    </style:style>
    <style:style style:name="P45" style:family="paragraph" style:parent-style-name="Standard">
      <style:text-properties fo:language="en" fo:country="US" officeooo:rsid="046f7f17" officeooo:paragraph-rsid="05fafffe"/>
    </style:style>
    <style:style style:name="P46" style:family="paragraph" style:parent-style-name="Standard">
      <style:text-properties fo:language="en" fo:country="US" officeooo:rsid="046f7f17" officeooo:paragraph-rsid="05fe17cd"/>
    </style:style>
    <style:style style:name="P47" style:family="paragraph" style:parent-style-name="Standard">
      <style:text-properties fo:language="en" fo:country="US" officeooo:rsid="046f7f17" officeooo:paragraph-rsid="05fec7cb"/>
    </style:style>
    <style:style style:name="P48" style:family="paragraph" style:parent-style-name="Standard">
      <style:text-properties fo:language="en" fo:country="US" officeooo:rsid="046f7f17" officeooo:paragraph-rsid="06000209"/>
    </style:style>
    <style:style style:name="P49" style:family="paragraph" style:parent-style-name="Standard">
      <style:text-properties fo:language="en" fo:country="US" officeooo:rsid="046f7f17" officeooo:paragraph-rsid="0601935d"/>
    </style:style>
    <style:style style:name="P50" style:family="paragraph" style:parent-style-name="Standard">
      <style:text-properties fo:language="en" fo:country="US" officeooo:rsid="046f7f17" officeooo:paragraph-rsid="0620805b"/>
    </style:style>
    <style:style style:name="P51" style:family="paragraph" style:parent-style-name="Standard">
      <style:text-properties fo:language="en" fo:country="US" officeooo:rsid="046f7f17" officeooo:paragraph-rsid="06534369"/>
    </style:style>
    <style:style style:name="P52" style:family="paragraph" style:parent-style-name="Standard">
      <style:text-properties fo:language="en" fo:country="US" officeooo:rsid="049c7bab" officeooo:paragraph-rsid="049c7bab"/>
    </style:style>
    <style:style style:name="P53" style:family="paragraph" style:parent-style-name="Standard">
      <style:text-properties fo:language="en" fo:country="US" officeooo:rsid="049cf47f" officeooo:paragraph-rsid="049cf47f"/>
    </style:style>
    <style:style style:name="P54" style:family="paragraph" style:parent-style-name="Standard">
      <style:text-properties fo:language="en" fo:country="US" officeooo:rsid="04af0328" officeooo:paragraph-rsid="04af0328"/>
    </style:style>
    <style:style style:name="P55" style:family="paragraph" style:parent-style-name="Standard">
      <style:text-properties fo:language="en" fo:country="US" officeooo:rsid="04b0cb9d" officeooo:paragraph-rsid="04b0cb9d"/>
    </style:style>
    <style:style style:name="P56" style:family="paragraph" style:parent-style-name="Standard">
      <style:text-properties fo:language="en" fo:country="US" officeooo:rsid="04b48add" officeooo:paragraph-rsid="04b2a19b"/>
    </style:style>
    <style:style style:name="P57" style:family="paragraph" style:parent-style-name="Standard">
      <style:text-properties fo:language="en" fo:country="US" officeooo:rsid="04b48add" officeooo:paragraph-rsid="04b48add"/>
    </style:style>
    <style:style style:name="P58" style:family="paragraph" style:parent-style-name="Standard">
      <style:text-properties fo:language="en" fo:country="US" officeooo:rsid="04b562ae" officeooo:paragraph-rsid="04b562ae"/>
    </style:style>
    <style:style style:name="P59" style:family="paragraph" style:parent-style-name="Standard">
      <style:text-properties fo:language="en" fo:country="US" officeooo:rsid="04b60f51" officeooo:paragraph-rsid="04b5b449"/>
    </style:style>
    <style:style style:name="P60" style:family="paragraph" style:parent-style-name="Standard">
      <style:text-properties fo:language="en" fo:country="US" officeooo:rsid="04c237d2"/>
    </style:style>
    <style:style style:name="P61" style:family="paragraph" style:parent-style-name="Standard">
      <style:text-properties fo:language="en" fo:country="US" officeooo:rsid="04ca82bc"/>
    </style:style>
    <style:style style:name="P62" style:family="paragraph" style:parent-style-name="Standard">
      <style:text-properties fo:language="en" fo:country="US" officeooo:rsid="04cbfcd8" officeooo:paragraph-rsid="04cbfcd8"/>
    </style:style>
    <style:style style:name="P63" style:family="paragraph" style:parent-style-name="Standard">
      <style:text-properties fo:language="en" fo:country="US" officeooo:rsid="04cd53c2" officeooo:paragraph-rsid="04cd53c2"/>
    </style:style>
    <style:style style:name="P64" style:family="paragraph" style:parent-style-name="Standard">
      <style:text-properties fo:language="en" fo:country="US" officeooo:rsid="04ccf92b" officeooo:paragraph-rsid="04ccf92b"/>
    </style:style>
    <style:style style:name="P65" style:family="paragraph" style:parent-style-name="Standard">
      <style:text-properties fo:language="en" fo:country="US" officeooo:rsid="04d35f37" officeooo:paragraph-rsid="04d35f37"/>
    </style:style>
    <style:style style:name="P66" style:family="paragraph" style:parent-style-name="Standard">
      <style:text-properties fo:language="en" fo:country="US" officeooo:rsid="04e1fc15" officeooo:paragraph-rsid="04e1fc15"/>
    </style:style>
    <style:style style:name="P67" style:family="paragraph" style:parent-style-name="Standard">
      <style:text-properties fo:language="en" fo:country="US" officeooo:rsid="04e2a82e" officeooo:paragraph-rsid="04e2a82e"/>
    </style:style>
    <style:style style:name="P68" style:family="paragraph" style:parent-style-name="Standard">
      <style:text-properties fo:language="en" fo:country="US" officeooo:rsid="04e5c5b5" officeooo:paragraph-rsid="04e5c5b5"/>
    </style:style>
    <style:style style:name="P69" style:family="paragraph" style:parent-style-name="Standard">
      <style:text-properties fo:language="en" fo:country="US" officeooo:rsid="04ea1c2c" officeooo:paragraph-rsid="04ea1c2c"/>
    </style:style>
    <style:style style:name="P70" style:family="paragraph" style:parent-style-name="Standard">
      <style:text-properties fo:language="en" fo:country="US" officeooo:rsid="04ed94b5" officeooo:paragraph-rsid="04ed94b5"/>
    </style:style>
    <style:style style:name="P71" style:family="paragraph" style:parent-style-name="Standard">
      <style:text-properties fo:language="en" fo:country="US" officeooo:rsid="04ac340c" officeooo:paragraph-rsid="04ac340c"/>
    </style:style>
    <style:style style:name="P72" style:family="paragraph" style:parent-style-name="Standard">
      <style:text-properties fo:language="en" fo:country="US" officeooo:rsid="04b2a19b" officeooo:paragraph-rsid="04b2a19b"/>
    </style:style>
    <style:style style:name="P73" style:family="paragraph" style:parent-style-name="Standard">
      <style:text-properties fo:language="en" fo:country="US" officeooo:rsid="04ace780" officeooo:paragraph-rsid="04ace780"/>
    </style:style>
    <style:style style:name="P74" style:family="paragraph" style:parent-style-name="Standard">
      <style:text-properties fo:language="en" fo:country="US" officeooo:rsid="04a27e27" officeooo:paragraph-rsid="04a27e27"/>
    </style:style>
    <style:style style:name="P75" style:family="paragraph" style:parent-style-name="Standard">
      <style:text-properties fo:language="en" fo:country="US" officeooo:rsid="047fcc1f" officeooo:paragraph-rsid="050c309a"/>
    </style:style>
    <style:style style:name="P76" style:family="paragraph" style:parent-style-name="Standard">
      <style:paragraph-properties fo:text-align="end" style:justify-single-word="false"/>
      <style:text-properties fo:language="en" fo:country="US" officeooo:rsid="05196a60" officeooo:paragraph-rsid="05196a60"/>
    </style:style>
    <style:style style:name="P77" style:family="paragraph" style:parent-style-name="Standard">
      <style:text-properties fo:language="en" fo:country="US" officeooo:rsid="0515f969" officeooo:paragraph-rsid="053cad16"/>
    </style:style>
    <style:style style:name="P78" style:family="paragraph" style:parent-style-name="Standard">
      <style:text-properties fo:language="en" fo:country="US" officeooo:rsid="0515f969" officeooo:paragraph-rsid="053e276b"/>
    </style:style>
    <style:style style:name="P79" style:family="paragraph" style:parent-style-name="Standard">
      <style:text-properties fo:language="en" fo:country="US" officeooo:rsid="0515f969" officeooo:paragraph-rsid="05459538"/>
    </style:style>
    <style:style style:name="P80" style:family="paragraph" style:parent-style-name="Standard">
      <style:text-properties fo:language="en" fo:country="US" officeooo:rsid="0515f969" officeooo:paragraph-rsid="0545994a"/>
    </style:style>
    <style:style style:name="P81" style:family="paragraph" style:parent-style-name="Standard">
      <style:text-properties fo:language="en" fo:country="US" officeooo:rsid="0515f969" officeooo:paragraph-rsid="0547b056"/>
    </style:style>
    <style:style style:name="P82" style:family="paragraph" style:parent-style-name="Standard">
      <style:text-properties fo:language="en" fo:country="US" officeooo:rsid="0515f969" officeooo:paragraph-rsid="05484256"/>
    </style:style>
    <style:style style:name="P83" style:family="paragraph" style:parent-style-name="Standard">
      <style:text-properties fo:language="en" fo:country="US" officeooo:rsid="0515f969" officeooo:paragraph-rsid="055ebbf3"/>
    </style:style>
    <style:style style:name="P84" style:family="paragraph" style:parent-style-name="Standard">
      <style:text-properties fo:language="en" fo:country="US" officeooo:rsid="0515f969" officeooo:paragraph-rsid="0564a64d"/>
    </style:style>
    <style:style style:name="P85" style:family="paragraph" style:parent-style-name="Standard">
      <style:text-properties fo:language="en" fo:country="US" officeooo:rsid="051ba0ba" officeooo:paragraph-rsid="0550104f"/>
    </style:style>
    <style:style style:name="P86" style:family="paragraph" style:parent-style-name="Standard">
      <style:text-properties fo:language="en" fo:country="US" officeooo:rsid="052141d2" officeooo:paragraph-rsid="052141d2"/>
    </style:style>
    <style:style style:name="P87" style:family="paragraph" style:parent-style-name="Standard">
      <style:text-properties fo:language="en" fo:country="US" officeooo:rsid="052141d2" officeooo:paragraph-rsid="052f8837"/>
    </style:style>
    <style:style style:name="P88" style:family="paragraph" style:parent-style-name="Standard">
      <style:text-properties fo:language="en" fo:country="US" officeooo:rsid="05563664" officeooo:paragraph-rsid="05563664"/>
    </style:style>
    <style:style style:name="P89" style:family="paragraph" style:parent-style-name="Standard">
      <style:text-properties fo:language="en" fo:country="US" officeooo:rsid="04f3aeb9" officeooo:paragraph-rsid="056849a0"/>
    </style:style>
    <style:style style:name="P90" style:family="paragraph" style:parent-style-name="Standard">
      <style:text-properties fo:language="en" fo:country="US" officeooo:rsid="04f68997" officeooo:paragraph-rsid="056849a0"/>
    </style:style>
    <style:style style:name="P91" style:family="paragraph" style:parent-style-name="Standard">
      <style:text-properties fo:language="en" fo:country="US" officeooo:rsid="04f8156d" officeooo:paragraph-rsid="056849a0"/>
    </style:style>
    <style:style style:name="P92" style:family="paragraph" style:parent-style-name="Standard">
      <style:text-properties fo:language="en" fo:country="US" officeooo:rsid="04f6f897" officeooo:paragraph-rsid="056849a0"/>
    </style:style>
    <style:style style:name="P93" style:family="paragraph" style:parent-style-name="Standard">
      <style:text-properties fo:language="en" fo:country="US" officeooo:rsid="04f8140e" officeooo:paragraph-rsid="056849a0"/>
    </style:style>
    <style:style style:name="P94" style:family="paragraph" style:parent-style-name="Standard">
      <style:text-properties fo:language="en" fo:country="US" officeooo:rsid="057cb07e" officeooo:paragraph-rsid="057cb07e"/>
    </style:style>
    <style:style style:name="P95" style:family="paragraph" style:parent-style-name="Standard">
      <style:text-properties fo:language="en" fo:country="US" officeooo:rsid="056ee4cb" officeooo:paragraph-rsid="056ee4cb"/>
    </style:style>
    <style:style style:name="P96" style:family="paragraph" style:parent-style-name="Standard">
      <style:text-properties fo:language="en" fo:country="US" officeooo:rsid="0571a460" officeooo:paragraph-rsid="0571a460"/>
    </style:style>
    <style:style style:name="P97" style:family="paragraph" style:parent-style-name="Standard">
      <style:text-properties fo:language="en" fo:country="US" officeooo:rsid="05063bc8" officeooo:paragraph-rsid="04ea1c2c"/>
    </style:style>
    <style:style style:name="P98" style:family="paragraph" style:parent-style-name="Standard">
      <style:text-properties fo:language="en" fo:country="US" officeooo:rsid="05063bc8" officeooo:paragraph-rsid="05691e57"/>
    </style:style>
    <style:style style:name="P99" style:family="paragraph" style:parent-style-name="Standard">
      <style:text-properties fo:language="en" fo:country="US" officeooo:rsid="05063bc8" officeooo:paragraph-rsid="05c13f27"/>
    </style:style>
    <style:style style:name="P100" style:family="paragraph" style:parent-style-name="Standard">
      <style:text-properties fo:language="en" fo:country="US" officeooo:rsid="05063bc8" officeooo:paragraph-rsid="05c1aa78"/>
    </style:style>
    <style:style style:name="P101" style:family="paragraph" style:parent-style-name="Standard">
      <style:text-properties fo:language="en" fo:country="US" officeooo:rsid="05063bc8" officeooo:paragraph-rsid="05c6cef9"/>
    </style:style>
    <style:style style:name="P102" style:family="paragraph" style:parent-style-name="Standard">
      <style:text-properties fo:language="en" fo:country="US" officeooo:rsid="05063bc8" officeooo:paragraph-rsid="05c8fe4f"/>
    </style:style>
    <style:style style:name="P103" style:family="paragraph" style:parent-style-name="Standard">
      <style:text-properties fo:language="en" fo:country="US" officeooo:rsid="05063bc8" officeooo:paragraph-rsid="05cb592f"/>
    </style:style>
    <style:style style:name="P104" style:family="paragraph" style:parent-style-name="Standard">
      <style:text-properties fo:language="en" fo:country="US" officeooo:rsid="05063bc8" officeooo:paragraph-rsid="05ce6040"/>
    </style:style>
    <style:style style:name="P105" style:family="paragraph" style:parent-style-name="Standard">
      <style:text-properties fo:language="en" fo:country="US" officeooo:rsid="057ebde4" officeooo:paragraph-rsid="057f637d"/>
    </style:style>
    <style:style style:name="P106" style:family="paragraph" style:parent-style-name="Standard">
      <style:text-properties fo:language="en" fo:country="US" officeooo:rsid="0580dc2f" officeooo:paragraph-rsid="0580dc2f"/>
    </style:style>
    <style:style style:name="P107" style:family="paragraph" style:parent-style-name="Standard">
      <style:text-properties fo:language="en" fo:country="US" officeooo:rsid="0582afe8" officeooo:paragraph-rsid="0582afe8"/>
    </style:style>
    <style:style style:name="P108" style:family="paragraph" style:parent-style-name="Standard">
      <style:text-properties fo:language="en" fo:country="US" officeooo:rsid="05839253" officeooo:paragraph-rsid="05839253"/>
    </style:style>
    <style:style style:name="P109" style:family="paragraph" style:parent-style-name="Standard">
      <style:text-properties fo:language="en" fo:country="US" officeooo:rsid="05a33672" officeooo:paragraph-rsid="05a33672"/>
    </style:style>
    <style:style style:name="P110" style:family="paragraph" style:parent-style-name="Standard">
      <style:text-properties fo:language="en" fo:country="US" officeooo:rsid="05a25430" officeooo:paragraph-rsid="05a25430"/>
    </style:style>
    <style:style style:name="P111" style:family="paragraph" style:parent-style-name="Standard">
      <style:text-properties fo:language="en" fo:country="US" officeooo:rsid="0524071e" officeooo:paragraph-rsid="05691e57"/>
    </style:style>
    <style:style style:name="P112" style:family="paragraph" style:parent-style-name="Standard">
      <style:text-properties fo:language="en" fo:country="US" officeooo:rsid="05aea6be" officeooo:paragraph-rsid="05b0e56e"/>
    </style:style>
    <style:style style:name="P113" style:family="paragraph" style:parent-style-name="Standard">
      <style:text-properties fo:language="en" fo:country="US" officeooo:rsid="05b7cc48" officeooo:paragraph-rsid="05b7cc48"/>
    </style:style>
    <style:style style:name="P114" style:family="paragraph" style:parent-style-name="Standard">
      <style:text-properties fo:language="en" fo:country="US" officeooo:rsid="05bb6138" officeooo:paragraph-rsid="05bb6138"/>
    </style:style>
    <style:style style:name="P115" style:family="paragraph" style:parent-style-name="Standard">
      <style:text-properties fo:language="en" fo:country="US" officeooo:rsid="0572682a" officeooo:paragraph-rsid="0572682a"/>
    </style:style>
    <style:style style:name="P116" style:family="paragraph" style:parent-style-name="Standard">
      <style:text-properties fo:language="en" fo:country="US" officeooo:rsid="05bd5ee7" officeooo:paragraph-rsid="05ba9502"/>
    </style:style>
    <style:style style:name="P117" style:family="paragraph" style:parent-style-name="Standard">
      <style:text-properties fo:language="en" fo:country="US" officeooo:rsid="05c0ab9d" officeooo:paragraph-rsid="05c0ab9d"/>
    </style:style>
    <style:style style:name="P118" style:family="paragraph" style:parent-style-name="Standard">
      <style:text-properties fo:language="en" fo:country="US" officeooo:rsid="05ce7997" officeooo:paragraph-rsid="05ce7997"/>
    </style:style>
    <style:style style:name="P119" style:family="paragraph" style:parent-style-name="Standard">
      <style:text-properties fo:language="en" fo:country="US" officeooo:rsid="05cf3fa6" officeooo:paragraph-rsid="05cf3fa6"/>
    </style:style>
    <style:style style:name="P120" style:family="paragraph" style:parent-style-name="Standard">
      <style:text-properties fo:language="en" fo:country="US" officeooo:rsid="05d0d998" officeooo:paragraph-rsid="05d0d998"/>
    </style:style>
    <style:style style:name="P121" style:family="paragraph" style:parent-style-name="Standard">
      <style:text-properties fo:language="en" fo:country="US" officeooo:rsid="05dcf219" officeooo:paragraph-rsid="05dcf219"/>
    </style:style>
    <style:style style:name="P122" style:family="paragraph" style:parent-style-name="Standard">
      <style:text-properties fo:language="en" fo:country="US" officeooo:rsid="05e2d42f" officeooo:paragraph-rsid="05e2d42f"/>
    </style:style>
    <style:style style:name="P123" style:family="paragraph" style:parent-style-name="Standard">
      <style:text-properties fo:language="en" fo:country="US" officeooo:rsid="05d6e26d" officeooo:paragraph-rsid="05d7ad95"/>
    </style:style>
    <style:style style:name="P124" style:family="paragraph" style:parent-style-name="Standard">
      <style:text-properties fo:language="en" fo:country="US" officeooo:rsid="05e31174" officeooo:paragraph-rsid="05e31174"/>
    </style:style>
    <style:style style:name="P125" style:family="paragraph" style:parent-style-name="Standard">
      <style:text-properties fo:language="en" fo:country="US" officeooo:rsid="05d565c3" officeooo:paragraph-rsid="05d6e26d"/>
    </style:style>
    <style:style style:name="P126" style:family="paragraph" style:parent-style-name="Standard">
      <style:text-properties fo:language="en" fo:country="US" officeooo:rsid="05d565c3" officeooo:paragraph-rsid="05d6302a"/>
    </style:style>
    <style:style style:name="P127" style:family="paragraph" style:parent-style-name="Standard">
      <style:text-properties fo:language="en" fo:country="US" officeooo:rsid="05e3aa27" officeooo:paragraph-rsid="05e3aa27"/>
    </style:style>
    <style:style style:name="P128" style:family="paragraph" style:parent-style-name="Standard">
      <style:text-properties fo:language="en" fo:country="US" officeooo:rsid="05ead254" officeooo:paragraph-rsid="05ead254"/>
    </style:style>
    <style:style style:name="P129" style:family="paragraph" style:parent-style-name="Standard">
      <style:text-properties fo:language="en" fo:country="US" officeooo:rsid="05ebe867" officeooo:paragraph-rsid="05ebe867"/>
    </style:style>
    <style:style style:name="P130" style:family="paragraph" style:parent-style-name="Standard">
      <style:text-properties fo:language="en" fo:country="US" officeooo:rsid="05f078ef" officeooo:paragraph-rsid="05f078ef"/>
    </style:style>
    <style:style style:name="P131" style:family="paragraph" style:parent-style-name="Standard">
      <style:text-properties fo:language="en" fo:country="US" officeooo:rsid="05f2371b" officeooo:paragraph-rsid="05f2371b"/>
    </style:style>
    <style:style style:name="P132" style:family="paragraph" style:parent-style-name="Standard">
      <style:text-properties fo:language="en" fo:country="US" officeooo:rsid="05fec7cb" officeooo:paragraph-rsid="05fec7cb"/>
    </style:style>
    <style:style style:name="P133" style:family="paragraph" style:parent-style-name="Standard">
      <style:text-properties fo:language="en" fo:country="US" officeooo:rsid="05fec7cb" officeooo:paragraph-rsid="061abc7c"/>
    </style:style>
    <style:style style:name="P134" style:family="paragraph" style:parent-style-name="Standard">
      <style:text-properties fo:language="en" fo:country="US" officeooo:rsid="05fec7cb" officeooo:paragraph-rsid="061ac63a"/>
    </style:style>
    <style:style style:name="P135" style:family="paragraph" style:parent-style-name="Standard">
      <style:text-properties fo:language="en" fo:country="US" officeooo:rsid="05fec7cb" officeooo:paragraph-rsid="061efdc3"/>
    </style:style>
    <style:style style:name="P136" style:family="paragraph" style:parent-style-name="Standard">
      <style:text-properties fo:language="en" fo:country="US" officeooo:rsid="061ad0d0" officeooo:paragraph-rsid="061ad0d0"/>
    </style:style>
    <style:style style:name="P137" style:family="paragraph" style:parent-style-name="Standard">
      <style:text-properties fo:language="en" fo:country="US" officeooo:rsid="061efdc3" officeooo:paragraph-rsid="061efdc3"/>
    </style:style>
    <style:style style:name="P138" style:family="paragraph" style:parent-style-name="Standard">
      <style:text-properties fo:language="en" fo:country="US" officeooo:rsid="06219b05" officeooo:paragraph-rsid="06219b05"/>
    </style:style>
    <style:style style:name="P139" style:family="paragraph" style:parent-style-name="Standard">
      <style:text-properties fo:language="en" fo:country="US" officeooo:rsid="0642378a" officeooo:paragraph-rsid="0642378a"/>
    </style:style>
    <style:style style:name="P140" style:family="paragraph" style:parent-style-name="Standard">
      <style:text-properties officeooo:paragraph-rsid="048e6bb8"/>
    </style:style>
    <style:style style:name="P141" style:family="paragraph" style:parent-style-name="Standard">
      <style:text-properties officeooo:paragraph-rsid="04907605"/>
    </style:style>
    <style:style style:name="P142" style:family="paragraph" style:parent-style-name="Standard">
      <style:text-properties officeooo:paragraph-rsid="04b2a19b"/>
    </style:style>
    <style:style style:name="P143" style:family="paragraph" style:parent-style-name="Standard">
      <style:text-properties officeooo:paragraph-rsid="04b48add"/>
    </style:style>
    <style:style style:name="P144" style:family="paragraph" style:parent-style-name="Standard">
      <style:text-properties officeooo:paragraph-rsid="04b72d7a"/>
    </style:style>
    <style:style style:name="P145" style:family="paragraph" style:parent-style-name="Standard">
      <style:text-properties officeooo:paragraph-rsid="04bcdcdc"/>
    </style:style>
    <style:style style:name="P146" style:family="paragraph" style:parent-style-name="Standard">
      <style:text-properties officeooo:paragraph-rsid="04bf6044"/>
    </style:style>
    <style:style style:name="P147" style:family="paragraph" style:parent-style-name="Standard">
      <style:text-properties officeooo:paragraph-rsid="04bfc02b"/>
    </style:style>
    <style:style style:name="P148" style:family="paragraph" style:parent-style-name="Standard">
      <style:text-properties officeooo:paragraph-rsid="04c0e9c3"/>
    </style:style>
    <style:style style:name="P149" style:family="paragraph" style:parent-style-name="Standard">
      <style:text-properties officeooo:paragraph-rsid="04c16aba"/>
    </style:style>
    <style:style style:name="P150" style:family="paragraph" style:parent-style-name="Standard">
      <style:text-properties officeooo:paragraph-rsid="04c237d2"/>
    </style:style>
    <style:style style:name="P151" style:family="paragraph" style:parent-style-name="Standard">
      <style:text-properties officeooo:paragraph-rsid="04c275c8"/>
    </style:style>
    <style:style style:name="P152" style:family="paragraph" style:parent-style-name="Standard">
      <style:text-properties officeooo:paragraph-rsid="04c76caa"/>
    </style:style>
    <style:style style:name="P153" style:family="paragraph" style:parent-style-name="Standard">
      <style:text-properties officeooo:paragraph-rsid="04ca82bc"/>
    </style:style>
    <style:style style:name="P154" style:family="paragraph" style:parent-style-name="Standard">
      <style:text-properties officeooo:paragraph-rsid="04cc5f44"/>
    </style:style>
    <style:style style:name="P155" style:family="paragraph" style:parent-style-name="Standard">
      <style:text-properties officeooo:paragraph-rsid="04cdacb7"/>
    </style:style>
    <style:style style:name="P156" style:family="paragraph" style:parent-style-name="Standard">
      <style:text-properties officeooo:paragraph-rsid="04d0a22c"/>
    </style:style>
    <style:style style:name="P157" style:family="paragraph" style:parent-style-name="Standard">
      <style:text-properties officeooo:paragraph-rsid="04d298e6"/>
    </style:style>
    <style:style style:name="P158" style:family="paragraph" style:parent-style-name="Standard">
      <style:text-properties officeooo:paragraph-rsid="04d35f37"/>
    </style:style>
    <style:style style:name="P159" style:family="paragraph" style:parent-style-name="Standard">
      <style:text-properties officeooo:paragraph-rsid="04d56f93"/>
    </style:style>
    <style:style style:name="P160" style:family="paragraph" style:parent-style-name="Standard">
      <style:text-properties officeooo:paragraph-rsid="04e1fc15"/>
    </style:style>
    <style:style style:name="P161" style:family="paragraph" style:parent-style-name="Standard">
      <style:text-properties officeooo:rsid="04d9206c" officeooo:paragraph-rsid="04d9206c"/>
    </style:style>
    <style:style style:name="P162" style:family="paragraph" style:parent-style-name="Standard">
      <style:text-properties officeooo:rsid="050c04fb" officeooo:paragraph-rsid="051e05b8"/>
    </style:style>
    <style:style style:name="P163" style:family="paragraph" style:parent-style-name="Standard">
      <style:text-properties officeooo:rsid="050c04fb" officeooo:paragraph-rsid="050baf46"/>
    </style:style>
    <style:style style:name="P164" style:family="paragraph" style:parent-style-name="Standard">
      <style:text-properties officeooo:rsid="05209046" officeooo:paragraph-rsid="05209046"/>
    </style:style>
    <style:style style:name="P165" style:family="paragraph" style:parent-style-name="Standard">
      <style:text-properties officeooo:paragraph-rsid="055336a1"/>
    </style:style>
    <style:style style:name="P166" style:family="paragraph" style:parent-style-name="Standard">
      <style:text-properties officeooo:paragraph-rsid="0557c1c8"/>
    </style:style>
    <style:style style:name="P167" style:family="paragraph" style:parent-style-name="Standard">
      <style:text-properties officeooo:paragraph-rsid="0558632b"/>
    </style:style>
    <style:style style:name="P168" style:family="paragraph" style:parent-style-name="Standard">
      <style:text-properties officeooo:paragraph-rsid="056849a0"/>
    </style:style>
    <style:style style:name="P169" style:family="paragraph" style:parent-style-name="Standard">
      <style:text-properties officeooo:paragraph-rsid="0584c597"/>
    </style:style>
    <style:style style:name="P170" style:family="paragraph" style:parent-style-name="Standard">
      <style:text-properties officeooo:paragraph-rsid="0586a6b2"/>
    </style:style>
    <style:style style:name="P171" style:family="paragraph" style:parent-style-name="Standard">
      <style:text-properties officeooo:paragraph-rsid="058885c0"/>
    </style:style>
    <style:style style:name="P172" style:family="paragraph" style:parent-style-name="Standard">
      <style:text-properties officeooo:paragraph-rsid="058d499a"/>
    </style:style>
    <style:style style:name="P173" style:family="paragraph" style:parent-style-name="Standard">
      <style:text-properties officeooo:paragraph-rsid="059c5372"/>
    </style:style>
    <style:style style:name="P174" style:family="paragraph" style:parent-style-name="Standard">
      <style:text-properties officeooo:paragraph-rsid="05a32685"/>
    </style:style>
    <style:style style:name="P175" style:family="paragraph" style:parent-style-name="Standard">
      <style:text-properties officeooo:paragraph-rsid="05a5889e"/>
    </style:style>
    <style:style style:name="P176" style:family="paragraph" style:parent-style-name="Standard">
      <style:text-properties officeooo:paragraph-rsid="05b0e56e"/>
    </style:style>
    <style:style style:name="P177" style:family="paragraph" style:parent-style-name="Standard">
      <style:text-properties officeooo:paragraph-rsid="05b2d846"/>
    </style:style>
    <style:style style:name="P178" style:family="paragraph" style:parent-style-name="Standard">
      <style:text-properties officeooo:paragraph-rsid="05b7cc48"/>
    </style:style>
    <style:style style:name="P179" style:family="paragraph" style:parent-style-name="Standard">
      <style:text-properties officeooo:paragraph-rsid="05b9851e"/>
    </style:style>
    <style:style style:name="P180" style:family="paragraph" style:parent-style-name="Standard">
      <style:text-properties officeooo:paragraph-rsid="05ba9502"/>
    </style:style>
    <style:style style:name="P181" style:family="paragraph" style:parent-style-name="Standard">
      <style:text-properties officeooo:rsid="057270ae" officeooo:paragraph-rsid="057270ae"/>
    </style:style>
    <style:style style:name="P182" style:family="paragraph" style:parent-style-name="Standard">
      <style:text-properties officeooo:paragraph-rsid="05c0ab9d"/>
    </style:style>
    <style:style style:name="P183" style:family="paragraph" style:parent-style-name="Standard">
      <style:text-properties officeooo:paragraph-rsid="0605d6eb"/>
    </style:style>
    <style:style style:name="P184" style:family="paragraph" style:parent-style-name="Standard">
      <style:text-properties officeooo:paragraph-rsid="06092ea9"/>
    </style:style>
    <style:style style:name="P185" style:family="paragraph" style:parent-style-name="Standard">
      <style:text-properties officeooo:paragraph-rsid="060b94c8"/>
    </style:style>
    <style:style style:name="P186" style:family="paragraph" style:parent-style-name="Standard">
      <style:text-properties officeooo:rsid="060b0b3f" officeooo:paragraph-rsid="060b0b3f"/>
    </style:style>
    <style:style style:name="P187" style:family="paragraph" style:parent-style-name="Standard">
      <style:text-properties officeooo:rsid="060fa91e" officeooo:paragraph-rsid="060fa91e"/>
    </style:style>
    <style:style style:name="P188" style:family="paragraph" style:parent-style-name="Standard">
      <style:text-properties officeooo:rsid="060e67b3" officeooo:paragraph-rsid="060e67b3"/>
    </style:style>
    <style:style style:name="P189" style:family="paragraph" style:parent-style-name="Standard">
      <style:text-properties officeooo:paragraph-rsid="06278284"/>
    </style:style>
    <style:style style:name="P190" style:family="paragraph" style:parent-style-name="Standard">
      <style:text-properties officeooo:paragraph-rsid="062d02d2"/>
    </style:style>
    <style:style style:name="P191" style:family="paragraph" style:parent-style-name="Standard">
      <style:text-properties officeooo:paragraph-rsid="062d553b"/>
    </style:style>
    <style:style style:name="P192" style:family="paragraph" style:parent-style-name="Standard">
      <style:text-properties officeooo:paragraph-rsid="062eca58"/>
    </style:style>
    <style:style style:name="P193" style:family="paragraph" style:parent-style-name="Standard">
      <style:text-properties officeooo:paragraph-rsid="0630af27"/>
    </style:style>
    <style:style style:name="P194" style:family="paragraph" style:parent-style-name="Standard">
      <style:text-properties officeooo:paragraph-rsid="06317893"/>
    </style:style>
    <style:style style:name="P195" style:family="paragraph" style:parent-style-name="Standard">
      <style:text-properties officeooo:paragraph-rsid="0633649c"/>
    </style:style>
    <style:style style:name="P196" style:family="paragraph" style:parent-style-name="Standard">
      <style:text-properties officeooo:paragraph-rsid="063655ad"/>
    </style:style>
    <style:style style:name="P197" style:family="paragraph" style:parent-style-name="Standard">
      <style:text-properties officeooo:paragraph-rsid="0638dffc"/>
    </style:style>
    <style:style style:name="P198" style:family="paragraph" style:parent-style-name="Standard">
      <style:text-properties officeooo:paragraph-rsid="06493240"/>
    </style:style>
    <style:style style:name="P199" style:family="paragraph" style:parent-style-name="Standard">
      <style:text-properties officeooo:paragraph-rsid="064b2e95"/>
    </style:style>
    <style:style style:name="P200" style:family="paragraph" style:parent-style-name="Standard">
      <style:text-properties officeooo:paragraph-rsid="0651e0aa"/>
    </style:style>
    <style:style style:name="P201" style:family="paragraph" style:parent-style-name="Standard">
      <style:text-properties officeooo:rsid="0626a985" officeooo:paragraph-rsid="0626a985"/>
    </style:style>
    <style:style style:name="P202" style:family="paragraph" style:parent-style-name="Standard">
      <style:text-properties officeooo:rsid="062722dd" officeooo:paragraph-rsid="062722dd"/>
    </style:style>
    <style:style style:name="P203" style:family="paragraph" style:parent-style-name="Standard">
      <style:text-properties officeooo:rsid="06278284" officeooo:paragraph-rsid="06278284"/>
    </style:style>
    <style:style style:name="P204" style:family="paragraph" style:parent-style-name="Standard">
      <style:text-properties officeooo:rsid="062b98c7" officeooo:paragraph-rsid="062b98c7"/>
    </style:style>
    <style:style style:name="P205" style:family="paragraph" style:parent-style-name="Standard">
      <style:text-properties officeooo:rsid="062d02d2" officeooo:paragraph-rsid="062d02d2"/>
    </style:style>
    <style:style style:name="P206" style:family="paragraph" style:parent-style-name="Standard">
      <style:text-properties officeooo:rsid="062d553b" officeooo:paragraph-rsid="062d553b"/>
    </style:style>
    <style:style style:name="P207" style:family="paragraph" style:parent-style-name="Standard">
      <style:text-properties officeooo:rsid="050f982d" officeooo:paragraph-rsid="062722dd"/>
    </style:style>
    <style:style style:name="P208" style:family="paragraph" style:parent-style-name="Standard">
      <style:text-properties officeooo:rsid="06247aad" officeooo:paragraph-rsid="06247aad"/>
    </style:style>
    <style:style style:name="P209" style:family="paragraph" style:parent-style-name="Standard">
      <style:text-properties officeooo:rsid="0638525b" officeooo:paragraph-rsid="0638525b"/>
    </style:style>
    <style:style style:name="P210" style:family="paragraph" style:parent-style-name="Standard">
      <style:text-properties officeooo:rsid="063a433b" officeooo:paragraph-rsid="063a433b"/>
    </style:style>
    <style:style style:name="P211" style:family="paragraph" style:parent-style-name="Standard">
      <style:text-properties officeooo:rsid="0633b439" officeooo:paragraph-rsid="0633b439"/>
    </style:style>
    <style:style style:name="P212" style:family="paragraph" style:parent-style-name="Standard">
      <style:text-properties officeooo:rsid="064f38af" officeooo:paragraph-rsid="064f38af"/>
    </style:style>
    <style:style style:name="P213" style:family="paragraph" style:parent-style-name="Standard">
      <style:text-properties officeooo:rsid="0650116d" officeooo:paragraph-rsid="0650116d"/>
    </style:style>
    <style:style style:name="P214" style:family="paragraph" style:parent-style-name="Standard">
      <style:text-properties officeooo:rsid="0651e0aa" officeooo:paragraph-rsid="0651e0aa"/>
    </style:style>
    <style:style style:name="P215" style:family="paragraph" style:parent-style-name="Standard">
      <style:text-properties officeooo:rsid="0655c08c" officeooo:paragraph-rsid="065685f3"/>
    </style:style>
    <style:style style:name="P216" style:family="paragraph" style:parent-style-name="Standard">
      <style:text-properties officeooo:rsid="0655c08c" officeooo:paragraph-rsid="065879da"/>
    </style:style>
    <style:style style:name="P217" style:family="paragraph" style:parent-style-name="Standard">
      <style:text-properties officeooo:rsid="0510c069" officeooo:paragraph-rsid="0510c069"/>
    </style:style>
    <style:style style:name="P218" style:family="paragraph" style:parent-style-name="Footer">
      <style:paragraph-properties fo:text-align="center" style:justify-single-word="false"/>
      <style:text-properties fo:language="en" fo:country="US"/>
    </style:style>
    <style:style style:name="P219" style:family="paragraph" style:parent-style-name="Text_20_body">
      <style:text-properties fo:language="en" fo:country="US" officeooo:rsid="00ba38af" officeooo:paragraph-rsid="00ba38af"/>
    </style:style>
    <style:style style:name="P220" style:family="paragraph" style:parent-style-name="Text_20_body">
      <style:text-properties fo:language="en" fo:country="US" officeooo:rsid="046e11d2" officeooo:paragraph-rsid="046e11d2"/>
    </style:style>
    <style:style style:name="P221" style:family="paragraph" style:parent-style-name="Heading">
      <style:text-properties fo:language="en" fo:country="US" officeooo:rsid="00ba38af" officeooo:paragraph-rsid="0195a902"/>
    </style:style>
    <style:style style:name="P222" style:family="paragraph" style:parent-style-name="Heading">
      <style:text-properties fo:language="en" fo:country="US" officeooo:rsid="046e11d2" officeooo:paragraph-rsid="046e11d2"/>
    </style:style>
    <style:style style:name="P223" style:family="paragraph" style:parent-style-name="Code">
      <style:text-properties officeooo:rsid="048f16ba" officeooo:paragraph-rsid="048f16ba"/>
    </style:style>
    <style:style style:name="P224" style:family="paragraph" style:parent-style-name="Code">
      <style:text-properties officeooo:paragraph-rsid="04b48add"/>
    </style:style>
    <style:style style:name="P225" style:family="paragraph" style:parent-style-name="Code">
      <style:text-properties fo:font-size="10pt" officeooo:paragraph-rsid="04b60f51" style:font-size-asian="10pt" style:font-size-complex="10pt"/>
    </style:style>
    <style:style style:name="P226" style:family="paragraph" style:parent-style-name="Code">
      <style:text-properties fo:font-size="10pt" fo:language="en" fo:country="US" officeooo:rsid="04b60f51" officeooo:paragraph-rsid="04b60f51" style:font-size-asian="10pt" style:font-size-complex="10pt"/>
    </style:style>
    <style:style style:name="P227" style:family="paragraph" style:parent-style-name="Code">
      <style:text-properties officeooo:paragraph-rsid="04c6e43e"/>
    </style:style>
    <style:style style:name="P228" style:family="paragraph" style:parent-style-name="Code">
      <style:text-properties officeooo:paragraph-rsid="04ca82bc"/>
    </style:style>
    <style:style style:name="P229" style:family="paragraph" style:parent-style-name="Code">
      <style:text-properties fo:language="en" fo:country="US" officeooo:rsid="04b48add" officeooo:paragraph-rsid="04b48add"/>
    </style:style>
    <style:style style:name="P230" style:family="paragraph" style:parent-style-name="Code">
      <style:text-properties fo:language="en" fo:country="US" officeooo:rsid="04c6e43e" officeooo:paragraph-rsid="04c6e43e"/>
    </style:style>
    <style:style style:name="P231" style:family="paragraph" style:parent-style-name="Code">
      <style:text-properties fo:language="en" fo:country="US" officeooo:rsid="04cbfcd8" officeooo:paragraph-rsid="04cbfcd8"/>
    </style:style>
    <style:style style:name="P232" style:family="paragraph" style:parent-style-name="Code">
      <style:text-properties fo:language="en" fo:country="US" officeooo:rsid="05a33672" officeooo:paragraph-rsid="05a33672"/>
    </style:style>
    <style:style style:name="P233" style:family="paragraph" style:parent-style-name="Code">
      <style:text-properties fo:language="en" fo:country="US" officeooo:rsid="05927414" officeooo:paragraph-rsid="05927414"/>
    </style:style>
    <style:style style:name="P234" style:family="paragraph" style:parent-style-name="Code">
      <style:text-properties fo:language="en" fo:country="US" officeooo:rsid="05927414" officeooo:paragraph-rsid="0595d617"/>
    </style:style>
    <style:style style:name="P235" style:family="paragraph" style:parent-style-name="Code">
      <style:text-properties fo:language="en" fo:country="US" officeooo:rsid="05927414" officeooo:paragraph-rsid="0596f89e"/>
    </style:style>
    <style:style style:name="P236" style:family="paragraph" style:parent-style-name="Code">
      <style:text-properties fo:language="en" fo:country="US" officeooo:rsid="058f66f3" officeooo:paragraph-rsid="058f66f3"/>
    </style:style>
    <style:style style:name="P237" style:family="paragraph" style:parent-style-name="Code">
      <style:text-properties fo:language="en" fo:country="US" officeooo:rsid="046f7f17" officeooo:paragraph-rsid="05e31174"/>
    </style:style>
    <style:style style:name="P238" style:family="paragraph" style:parent-style-name="Code">
      <style:text-properties fo:language="en" fo:country="US" officeooo:rsid="05e31174" officeooo:paragraph-rsid="05e31174"/>
    </style:style>
    <style:style style:name="P239" style:family="paragraph" style:parent-style-name="Code">
      <style:text-properties officeooo:paragraph-rsid="05927414"/>
    </style:style>
    <style:style style:name="P240" style:family="paragraph" style:parent-style-name="Code">
      <style:text-properties officeooo:paragraph-rsid="0595d617"/>
    </style:style>
    <style:style style:name="P241" style:family="paragraph" style:parent-style-name="Code">
      <style:text-properties officeooo:paragraph-rsid="0596f89e"/>
    </style:style>
    <style:style style:name="P242" style:family="paragraph" style:parent-style-name="Code">
      <style:text-properties officeooo:paragraph-rsid="05994d44"/>
    </style:style>
    <style:style style:name="P243" style:family="paragraph" style:parent-style-name="Code">
      <style:text-properties officeooo:paragraph-rsid="05a32685"/>
    </style:style>
    <style:style style:name="P244" style:family="paragraph" style:parent-style-name="Code">
      <style:text-properties officeooo:paragraph-rsid="05ab6f3c"/>
    </style:style>
    <style:style style:name="P245" style:family="paragraph" style:parent-style-name="Code">
      <style:text-properties officeooo:paragraph-rsid="05c0ab9d"/>
    </style:style>
    <style:style style:name="P246" style:family="paragraph" style:parent-style-name="Code">
      <style:text-properties officeooo:paragraph-rsid="05c6cef9"/>
    </style:style>
    <style:style style:name="P247" style:family="paragraph" style:parent-style-name="Code">
      <style:text-properties officeooo:paragraph-rsid="05cb592f"/>
    </style:style>
    <style:style style:name="P248" style:family="paragraph" style:parent-style-name="Code">
      <style:text-properties officeooo:paragraph-rsid="05cf3fa6"/>
    </style:style>
    <style:style style:name="P249" style:family="paragraph" style:parent-style-name="Code">
      <style:text-properties officeooo:paragraph-rsid="05e2d42f"/>
    </style:style>
    <style:style style:name="P250" style:family="paragraph" style:parent-style-name="Code">
      <style:text-properties officeooo:paragraph-rsid="05ead254"/>
    </style:style>
    <style:style style:name="P251" style:family="paragraph" style:parent-style-name="Code">
      <style:text-properties officeooo:paragraph-rsid="05ebe867"/>
    </style:style>
    <style:style style:name="P252" style:family="paragraph" style:parent-style-name="Code">
      <style:text-properties officeooo:paragraph-rsid="05f40d3d"/>
    </style:style>
    <style:style style:name="P253" style:family="paragraph" style:parent-style-name="Code">
      <style:text-properties officeooo:paragraph-rsid="05fc423f"/>
    </style:style>
    <style:style style:name="P254" style:family="paragraph" style:parent-style-name="Code">
      <style:text-properties officeooo:paragraph-rsid="05fec7cb"/>
    </style:style>
    <style:style style:name="P255" style:family="paragraph" style:parent-style-name="Code">
      <style:text-properties officeooo:rsid="05c0ab9d" officeooo:paragraph-rsid="05c0ab9d"/>
    </style:style>
    <style:style style:name="P256" style:family="paragraph" style:parent-style-name="Code">
      <style:text-properties officeooo:rsid="05c0ab9d" officeooo:paragraph-rsid="05c6cef9"/>
    </style:style>
    <style:style style:name="P257" style:family="paragraph" style:parent-style-name="Code">
      <style:text-properties officeooo:rsid="05c0ab9d" officeooo:paragraph-rsid="05cb592f"/>
    </style:style>
    <style:style style:name="P258" style:family="paragraph" style:parent-style-name="Code">
      <style:text-properties officeooo:rsid="05cf3fa6" officeooo:paragraph-rsid="05cf3fa6"/>
    </style:style>
    <style:style style:name="P259" style:family="paragraph" style:parent-style-name="Code">
      <style:text-properties officeooo:rsid="05e2d42f" officeooo:paragraph-rsid="05e2d42f"/>
    </style:style>
    <style:style style:name="P260" style:family="paragraph" style:parent-style-name="Code">
      <style:text-properties officeooo:rsid="05e2d42f" officeooo:paragraph-rsid="05e31174"/>
    </style:style>
    <style:style style:name="P261" style:family="paragraph" style:parent-style-name="Code">
      <style:text-properties officeooo:rsid="05ead254" officeooo:paragraph-rsid="05ead254"/>
    </style:style>
    <style:style style:name="P262" style:family="paragraph" style:parent-style-name="Code">
      <style:text-properties officeooo:rsid="05ebe867" officeooo:paragraph-rsid="05ebe867"/>
    </style:style>
    <style:style style:name="P263" style:family="paragraph" style:parent-style-name="Code">
      <style:text-properties officeooo:rsid="05f40d3d" officeooo:paragraph-rsid="05f40d3d"/>
    </style:style>
    <style:style style:name="P264" style:family="paragraph" style:parent-style-name="Code">
      <style:text-properties officeooo:rsid="05fc423f" officeooo:paragraph-rsid="05fc423f"/>
    </style:style>
    <style:style style:name="P265" style:family="paragraph" style:parent-style-name="Code">
      <style:text-properties fo:font-weight="bold" officeooo:rsid="05fc423f" officeooo:paragraph-rsid="05fc423f" style:font-weight-asian="bold" style:font-weight-complex="bold"/>
    </style:style>
    <style:style style:name="P266" style:family="paragraph" style:parent-style-name="Code">
      <style:text-properties officeooo:rsid="05fec7cb" officeooo:paragraph-rsid="05fec7cb"/>
    </style:style>
    <style:style style:name="P267" style:family="paragraph" style:parent-style-name="Code">
      <style:text-properties officeooo:paragraph-rsid="0629f526"/>
    </style:style>
    <style:style style:name="P268" style:family="paragraph" style:parent-style-name="Code">
      <style:text-properties officeooo:paragraph-rsid="062b98c7"/>
    </style:style>
    <style:style style:name="P269" style:family="paragraph" style:parent-style-name="Code">
      <style:text-properties officeooo:paragraph-rsid="062d553b"/>
    </style:style>
    <style:style style:name="P270" style:family="paragraph" style:parent-style-name="Code">
      <style:text-properties officeooo:paragraph-rsid="062eca58"/>
    </style:style>
    <style:style style:name="P271" style:family="paragraph" style:parent-style-name="Code">
      <style:text-properties officeooo:paragraph-rsid="0633b439"/>
    </style:style>
    <style:style style:name="P272" style:family="paragraph" style:parent-style-name="Code">
      <style:text-properties officeooo:paragraph-rsid="0638525b"/>
    </style:style>
    <style:style style:name="P273" style:family="paragraph" style:parent-style-name="Code">
      <style:text-properties officeooo:paragraph-rsid="063df482"/>
    </style:style>
    <style:style style:name="P274" style:family="paragraph" style:parent-style-name="Code">
      <style:text-properties officeooo:rsid="0629f526" officeooo:paragraph-rsid="0629f526"/>
    </style:style>
    <style:style style:name="P275" style:family="paragraph" style:parent-style-name="Code">
      <style:text-properties officeooo:rsid="062b98c7" officeooo:paragraph-rsid="062b98c7"/>
    </style:style>
    <style:style style:name="P276" style:family="paragraph" style:parent-style-name="Code">
      <style:text-properties officeooo:rsid="062d553b" officeooo:paragraph-rsid="062d553b"/>
    </style:style>
    <style:style style:name="P277" style:family="paragraph" style:parent-style-name="Code">
      <style:text-properties officeooo:rsid="062eca58" officeooo:paragraph-rsid="062eca58"/>
    </style:style>
    <style:style style:name="P278" style:family="paragraph" style:parent-style-name="Code">
      <style:text-properties officeooo:rsid="0633b439" officeooo:paragraph-rsid="0633b439"/>
    </style:style>
    <style:style style:name="P279" style:family="paragraph" style:parent-style-name="Code">
      <style:text-properties officeooo:rsid="0638525b" officeooo:paragraph-rsid="0638525b"/>
    </style:style>
    <style:style style:name="P280" style:family="paragraph" style:parent-style-name="Code">
      <style:text-properties officeooo:rsid="063df482" officeooo:paragraph-rsid="063df482"/>
    </style:style>
    <style:style style:name="P281" style:family="paragraph" style:parent-style-name="Standard" style:list-style-name="L1">
      <style:text-properties fo:language="en" fo:country="US" officeooo:rsid="048cfb68" officeooo:paragraph-rsid="048b2d9f"/>
    </style:style>
    <style:style style:name="P282" style:family="paragraph" style:parent-style-name="Standard" style:list-style-name="L1">
      <style:text-properties fo:language="en" fo:country="US" officeooo:rsid="048cfb68" officeooo:paragraph-rsid="06707046"/>
    </style:style>
    <style:style style:name="P283" style:family="paragraph" style:parent-style-name="Standard" style:list-style-name="L3">
      <style:text-properties fo:language="en" fo:country="US" officeooo:rsid="04f3aeb9" officeooo:paragraph-rsid="056849a0"/>
    </style:style>
    <style:style style:name="P284" style:family="paragraph" style:parent-style-name="Standard" style:list-style-name="L3">
      <style:text-properties fo:language="en" fo:country="US" officeooo:rsid="04f59e60" officeooo:paragraph-rsid="056849a0"/>
    </style:style>
    <style:style style:name="P285" style:family="paragraph" style:parent-style-name="Standard" style:list-style-name="L3">
      <style:text-properties fo:language="en" fo:country="US" officeooo:rsid="04f6350b" officeooo:paragraph-rsid="056849a0"/>
    </style:style>
    <style:style style:name="P286" style:family="paragraph" style:parent-style-name="Standard" style:list-style-name="L3">
      <style:text-properties fo:language="en" fo:country="US" officeooo:rsid="04f68997" officeooo:paragraph-rsid="056849a0"/>
    </style:style>
    <style:style style:name="P287" style:family="paragraph" style:parent-style-name="Standard" style:list-style-name="L4">
      <style:text-properties fo:language="en" fo:country="US" officeooo:rsid="046f7f17" officeooo:paragraph-rsid="0527ab97"/>
    </style:style>
    <style:style style:name="P288" style:family="paragraph" style:parent-style-name="Standard" style:list-style-name="L5">
      <style:text-properties fo:language="en" fo:country="US" officeooo:rsid="046f7f17" officeooo:paragraph-rsid="0527ab97"/>
    </style:style>
    <style:style style:name="P289" style:family="paragraph" style:parent-style-name="Standard">
      <style:text-properties fo:language="en" fo:country="US" officeooo:rsid="04db6b71" officeooo:paragraph-rsid="04db6b71" fo:background-color="#ffff00"/>
    </style:style>
    <style:style style:name="P290" style:family="paragraph" style:parent-style-name="Standard">
      <style:text-properties fo:language="en" fo:country="US" officeooo:rsid="04907605" officeooo:paragraph-rsid="0669954e"/>
    </style:style>
    <style:style style:name="P291" style:family="paragraph" style:parent-style-name="Standard">
      <style:text-properties fo:language="en" fo:country="US" officeooo:rsid="04dfd1ac" officeooo:paragraph-rsid="04dfd1ac"/>
    </style:style>
    <style:style style:name="P292" style:family="paragraph" style:parent-style-name="Standard" style:list-style-name="L2">
      <style:text-properties officeooo:paragraph-rsid="04b48add"/>
    </style:style>
    <style:style style:name="P293" style:family="paragraph" style:parent-style-name="Standard" style:list-style-name="L2">
      <style:text-properties officeooo:paragraph-rsid="04b562ae"/>
    </style:style>
    <style:style style:name="P294" style:family="paragraph" style:parent-style-name="Standard">
      <style:text-properties officeooo:rsid="065da35b" officeooo:paragraph-rsid="065da35b"/>
    </style:style>
    <style:style style:name="P295" style:family="paragraph" style:parent-style-name="Standard">
      <style:text-properties officeooo:rsid="065a65af" officeooo:paragraph-rsid="065a65af"/>
    </style:style>
    <style:style style:name="P296" style:family="paragraph" style:parent-style-name="Standard">
      <style:text-properties officeooo:paragraph-rsid="06706bcb"/>
    </style:style>
    <style:style style:name="P297" style:family="paragraph" style:parent-style-name="Standard">
      <style:text-properties officeooo:rsid="067ce2fb" officeooo:paragraph-rsid="067ce2fb"/>
    </style:style>
    <style:style style:name="P298" style:family="paragraph" style:parent-style-name="Standard">
      <style:text-properties officeooo:rsid="06878fa6" officeooo:paragraph-rsid="06878fa6"/>
    </style:style>
    <style:style style:name="P299" style:family="paragraph" style:parent-style-name="Standard">
      <style:text-properties officeooo:rsid="068c3862" officeooo:paragraph-rsid="068c3862"/>
    </style:style>
    <style:style style:name="P300" style:family="paragraph" style:parent-style-name="Standard">
      <style:text-properties officeooo:rsid="068f369b" officeooo:paragraph-rsid="068f369b"/>
    </style:style>
    <style:style style:name="P301" style:family="paragraph" style:parent-style-name="Standard">
      <style:text-properties officeooo:rsid="0695b69e" officeooo:paragraph-rsid="0695b69e"/>
    </style:style>
    <style:style style:name="P302" style:family="paragraph" style:parent-style-name="Standard">
      <style:text-properties officeooo:rsid="06970570" officeooo:paragraph-rsid="06970570"/>
    </style:style>
    <style:style style:name="P303" style:family="paragraph" style:parent-style-name="Standard">
      <style:text-properties officeooo:rsid="06983b81" officeooo:paragraph-rsid="06983b81"/>
    </style:style>
    <style:style style:name="P304" style:family="paragraph" style:parent-style-name="Standard">
      <style:text-properties officeooo:rsid="06991610" officeooo:paragraph-rsid="06991610"/>
    </style:style>
    <style:style style:name="P305" style:family="paragraph" style:parent-style-name="Standard">
      <style:text-properties officeooo:rsid="069bdd3d" officeooo:paragraph-rsid="069bdd3d"/>
    </style:style>
    <style:style style:name="P306" style:family="paragraph" style:parent-style-name="Standard">
      <style:text-properties officeooo:rsid="069cf6a2" officeooo:paragraph-rsid="069cf6a2"/>
    </style:style>
    <style:style style:name="P307" style:family="paragraph" style:parent-style-name="Standard">
      <style:text-properties officeooo:rsid="069dfde6" officeooo:paragraph-rsid="069dfde6"/>
    </style:style>
    <style:style style:name="P308" style:family="paragraph" style:parent-style-name="Standard">
      <style:text-properties officeooo:rsid="069e4890" officeooo:paragraph-rsid="069e4890"/>
    </style:style>
    <style:style style:name="P309" style:family="paragraph" style:parent-style-name="Standard">
      <style:text-properties officeooo:rsid="069fd9f8" officeooo:paragraph-rsid="069fd9f8"/>
    </style:style>
    <style:style style:name="P310" style:family="paragraph" style:parent-style-name="Standard">
      <style:text-properties officeooo:rsid="06a13781" officeooo:paragraph-rsid="06b1b1d5"/>
    </style:style>
    <style:style style:name="P311" style:family="paragraph" style:parent-style-name="Standard">
      <style:text-properties officeooo:rsid="06a6cf18" officeooo:paragraph-rsid="06a6cf18"/>
    </style:style>
    <style:style style:name="P312" style:family="paragraph" style:parent-style-name="Standard">
      <style:text-properties officeooo:rsid="06adf8dc" officeooo:paragraph-rsid="06adf8dc"/>
    </style:style>
    <style:style style:name="P313" style:family="paragraph" style:parent-style-name="Standard">
      <style:text-properties officeooo:rsid="06aed6e8" officeooo:paragraph-rsid="06afa076"/>
    </style:style>
    <style:style style:name="P314" style:family="paragraph" style:parent-style-name="Heading_20_2">
      <style:text-properties fo:language="en" fo:country="US" officeooo:rsid="048e6bb8" officeooo:paragraph-rsid="048e6bb8"/>
    </style:style>
    <style:style style:name="P315" style:family="paragraph" style:parent-style-name="Heading_20_2">
      <style:text-properties fo:language="en" fo:country="US" officeooo:rsid="04da6de1" officeooo:paragraph-rsid="04da6de1"/>
    </style:style>
    <style:style style:name="P316" style:family="paragraph" style:parent-style-name="Heading_20_2">
      <style:text-properties fo:language="en" fo:country="US" officeooo:rsid="04936750" officeooo:paragraph-rsid="0493c344"/>
    </style:style>
    <style:style style:name="P317" style:family="paragraph" style:parent-style-name="Heading_20_2">
      <style:text-properties fo:language="en" fo:country="US" officeooo:rsid="048f39fd" officeooo:paragraph-rsid="048f39fd"/>
    </style:style>
    <style:style style:name="P318" style:family="paragraph" style:parent-style-name="Heading_20_2">
      <style:text-properties fo:language="en" fo:country="US" officeooo:rsid="048ab66b" officeooo:paragraph-rsid="048ab66b"/>
    </style:style>
    <style:style style:name="P319" style:family="paragraph" style:parent-style-name="Heading_20_2">
      <style:text-properties fo:language="en" fo:country="US" officeooo:rsid="04af0328" officeooo:paragraph-rsid="04af0328"/>
    </style:style>
    <style:style style:name="P320" style:family="paragraph" style:parent-style-name="Heading_20_2">
      <style:text-properties fo:language="en" fo:country="US" officeooo:rsid="04ef927d" officeooo:paragraph-rsid="056849a0"/>
    </style:style>
    <style:style style:name="P321" style:family="paragraph" style:parent-style-name="Heading_20_2">
      <style:text-properties fo:language="en" fo:country="US" officeooo:rsid="04ef927d" officeooo:paragraph-rsid="05691e57"/>
    </style:style>
    <style:style style:name="P322" style:family="paragraph" style:parent-style-name="Heading_20_2">
      <style:text-properties fo:language="en" fo:country="US" officeooo:rsid="051aeb50" officeooo:paragraph-rsid="053cad16"/>
    </style:style>
    <style:style style:name="P323" style:family="paragraph" style:parent-style-name="Heading_20_2">
      <style:text-properties fo:language="en" fo:country="US" officeooo:rsid="04e10297" officeooo:paragraph-rsid="04e10297"/>
    </style:style>
    <style:style style:name="P324" style:family="paragraph" style:parent-style-name="Heading_20_2">
      <style:text-properties officeooo:paragraph-rsid="051e05b8"/>
    </style:style>
    <style:style style:name="P325" style:family="paragraph" style:parent-style-name="Heading_20_2">
      <style:text-properties officeooo:rsid="0512ac7c" officeooo:paragraph-rsid="0512ac7c"/>
    </style:style>
    <style:style style:name="P326" style:family="paragraph" style:parent-style-name="Heading_20_2">
      <style:text-properties officeooo:paragraph-rsid="050baf46"/>
    </style:style>
    <style:style style:name="P327" style:family="paragraph" style:parent-style-name="Heading_20_2">
      <style:text-properties officeooo:rsid="050e206e" officeooo:paragraph-rsid="050e206e"/>
    </style:style>
    <style:style style:name="P328" style:family="paragraph" style:parent-style-name="Heading_20_2">
      <style:text-properties officeooo:rsid="050f982d" officeooo:paragraph-rsid="050f982d"/>
    </style:style>
    <style:style style:name="P329" style:family="paragraph" style:parent-style-name="Heading_20_2">
      <style:text-properties officeooo:rsid="0510c069" officeooo:paragraph-rsid="0510c069"/>
    </style:style>
    <style:style style:name="P330" style:family="paragraph" style:parent-style-name="Heading_20_2">
      <style:text-properties officeooo:rsid="05b3590e" officeooo:paragraph-rsid="05b3590e"/>
    </style:style>
    <style:style style:name="P331" style:family="paragraph" style:parent-style-name="Heading_20_2">
      <style:text-properties officeooo:rsid="067f14c0" officeooo:paragraph-rsid="067f14c0"/>
    </style:style>
    <style:style style:name="P332" style:family="paragraph" style:parent-style-name="Heading_20_2">
      <style:text-properties officeooo:rsid="06943be8" officeooo:paragraph-rsid="06943be8"/>
    </style:style>
    <style:style style:name="P333" style:family="paragraph" style:parent-style-name="Heading_20_2">
      <style:text-properties officeooo:rsid="054b709a" officeooo:paragraph-rsid="054b709a"/>
    </style:style>
    <style:style style:name="P334" style:family="paragraph" style:parent-style-name="Heading_20_3">
      <style:text-properties fo:language="en" fo:country="US" officeooo:rsid="05a25430" officeooo:paragraph-rsid="05a25430"/>
    </style:style>
    <style:style style:name="P335" style:family="paragraph" style:parent-style-name="Heading_20_3">
      <style:text-properties fo:language="en" fo:country="US" officeooo:rsid="058d499a" officeooo:paragraph-rsid="058d499a"/>
    </style:style>
    <style:style style:name="P336" style:family="paragraph" style:parent-style-name="Heading_20_3">
      <style:text-properties officeooo:rsid="054f1c0a" officeooo:paragraph-rsid="054f1c0a"/>
    </style:style>
    <style:style style:name="P337" style:family="paragraph" style:parent-style-name="Heading_20_3">
      <style:text-properties officeooo:rsid="058dcffc" officeooo:paragraph-rsid="058dcffc"/>
    </style:style>
    <style:style style:name="P338" style:family="paragraph" style:parent-style-name="Heading_20_3">
      <style:text-properties officeooo:rsid="05dcf219" officeooo:paragraph-rsid="05dcf219"/>
    </style:style>
    <style:style style:name="P339" style:family="paragraph" style:parent-style-name="Heading_20_3">
      <style:text-properties officeooo:rsid="06044389" officeooo:paragraph-rsid="06044389"/>
    </style:style>
    <style:style style:name="P340" style:family="paragraph" style:parent-style-name="Heading_20_3">
      <style:text-properties officeooo:rsid="061b44ea" officeooo:paragraph-rsid="061b44ea"/>
    </style:style>
    <style:style style:name="P341" style:family="paragraph" style:parent-style-name="Heading_20_3">
      <style:text-properties officeooo:rsid="065a65af" officeooo:paragraph-rsid="065a65af"/>
    </style:style>
    <style:style style:name="P342" style:family="paragraph" style:parent-style-name="Heading_20_3">
      <style:text-properties officeooo:rsid="068a594e" officeooo:paragraph-rsid="068a594e"/>
    </style:style>
    <style:style style:name="P343" style:family="paragraph" style:parent-style-name="Heading_20_3">
      <style:text-properties officeooo:rsid="06a58910" officeooo:paragraph-rsid="06a58910"/>
    </style:style>
    <style:style style:name="P344" style:family="paragraph" style:parent-style-name="Heading_20_1">
      <style:text-properties officeooo:paragraph-rsid="04773404"/>
    </style:style>
    <style:style style:name="P345" style:family="paragraph" style:parent-style-name="Heading_20_1">
      <style:text-properties officeooo:paragraph-rsid="0473e022"/>
    </style:style>
    <style:style style:name="P346" style:family="paragraph" style:parent-style-name="Heading_20_1">
      <style:text-properties officeooo:rsid="056af072" officeooo:paragraph-rsid="056af072"/>
    </style:style>
    <style:style style:name="P347" style:family="paragraph" style:parent-style-name="Heading_20_1">
      <style:text-properties officeooo:paragraph-rsid="048326a4"/>
    </style:style>
    <style:style style:name="P348" style:family="paragraph" style:parent-style-name="Heading_20_1">
      <style:text-properties officeooo:paragraph-rsid="04d9206c"/>
    </style:style>
    <style:style style:name="P349" style:family="paragraph" style:parent-style-name="Heading_20_1">
      <style:text-properties officeooo:paragraph-rsid="04d85be2"/>
    </style:style>
    <style:style style:name="P350" style:family="paragraph" style:parent-style-name="Heading_20_1">
      <style:text-properties fo:language="en" fo:country="US" officeooo:rsid="046f1fc4" officeooo:paragraph-rsid="046f1fc4"/>
    </style:style>
    <style:style style:name="P351" style:family="paragraph" style:parent-style-name="Heading_20_1">
      <style:paragraph-properties fo:break-before="page"/>
      <style:text-properties fo:language="en" fo:country="US" officeooo:rsid="046f7f17" officeooo:paragraph-rsid="046f7f17"/>
    </style:style>
    <style:style style:name="P352" style:family="paragraph" style:parent-style-name="Contents_20_1">
      <style:paragraph-properties>
        <style:tab-stops>
          <style:tab-stop style:position="14.249cm" style:type="right" style:leader-style="dotted" style:leader-text="."/>
        </style:tab-stops>
      </style:paragraph-properties>
    </style:style>
    <style:style style:name="P353" style:family="paragraph" style:parent-style-name="Contents_20_2">
      <style:paragraph-properties>
        <style:tab-stops>
          <style:tab-stop style:position="13.896cm" style:type="right" style:leader-style="dotted" style:leader-text="."/>
        </style:tab-stops>
      </style:paragraph-properties>
    </style:style>
    <style:style style:name="P354" style:family="paragraph" style:parent-style-name="Contents_20_3">
      <style:paragraph-properties>
        <style:tab-stops>
          <style:tab-stop style:position="13.543cm" style:type="right" style:leader-style="dotted" style:leader-text="."/>
        </style:tab-stops>
      </style:paragraph-properties>
    </style:style>
    <style:style style:name="P355" style:family="paragraph" style:parent-style-name="Contents_20_Heading">
      <style:paragraph-properties fo:break-before="page"/>
    </style:style>
    <style:style style:name="P356" style:family="paragraph">
      <style:paragraph-properties fo:text-align="center"/>
    </style:style>
    <style:style style:name="T1" style:family="text">
      <style:text-properties officeooo:rsid="05630c00"/>
    </style:style>
    <style:style style:name="T2" style:family="text">
      <style:text-properties fo:language="en" fo:country="US"/>
    </style:style>
    <style:style style:name="T3" style:family="text">
      <style:text-properties fo:language="en" fo:country="US" officeooo:rsid="0473e022"/>
    </style:style>
    <style:style style:name="T4" style:family="text">
      <style:text-properties fo:language="en" fo:country="US" officeooo:rsid="04773404"/>
    </style:style>
    <style:style style:name="T5" style:family="text">
      <style:text-properties fo:language="en" fo:country="US" officeooo:rsid="04784b35"/>
    </style:style>
    <style:style style:name="T6" style:family="text">
      <style:text-properties fo:language="en" fo:country="US" officeooo:rsid="048326a4"/>
    </style:style>
    <style:style style:name="T7" style:family="text">
      <style:text-properties fo:language="en" fo:country="US" officeooo:rsid="0483db30"/>
    </style:style>
    <style:style style:name="T8" style:family="text">
      <style:text-properties fo:language="en" fo:country="US" officeooo:rsid="048b2d9f"/>
    </style:style>
    <style:style style:name="T9" style:family="text">
      <style:text-properties fo:language="en" fo:country="US" officeooo:rsid="048cfb68"/>
    </style:style>
    <style:style style:name="T10" style:family="text">
      <style:text-properties fo:language="en" fo:country="US" officeooo:rsid="048e6bb8"/>
    </style:style>
    <style:style style:name="T11" style:family="text">
      <style:text-properties fo:language="en" fo:country="US" officeooo:rsid="048f16ba"/>
    </style:style>
    <style:style style:name="T12" style:family="text">
      <style:text-properties fo:language="en" fo:country="US" officeooo:rsid="04907605"/>
    </style:style>
    <style:style style:name="T13" style:family="text">
      <style:text-properties fo:language="en" fo:country="US" officeooo:rsid="04b2a19b"/>
    </style:style>
    <style:style style:name="T14" style:family="text">
      <style:text-properties fo:language="en" fo:country="US" fo:font-style="italic" officeooo:rsid="04b2a19b" style:font-style-asian="italic" style:font-style-complex="italic"/>
    </style:style>
    <style:style style:name="T15" style:family="text">
      <style:text-properties fo:language="en" fo:country="US" fo:font-style="italic" officeooo:rsid="04b48add" style:font-style-asian="italic" style:font-style-complex="italic"/>
    </style:style>
    <style:style style:name="T16" style:family="text">
      <style:text-properties fo:language="en" fo:country="US" fo:font-style="italic" officeooo:rsid="04b562ae" style:font-style-asian="italic" style:font-style-complex="italic"/>
    </style:style>
    <style:style style:name="T17" style:family="text">
      <style:text-properties fo:language="en" fo:country="US" fo:font-style="italic" officeooo:rsid="04b9f480" style:font-style-asian="italic" style:font-style-complex="italic"/>
    </style:style>
    <style:style style:name="T18" style:family="text">
      <style:text-properties fo:language="en" fo:country="US" fo:font-style="italic" officeooo:rsid="04bcdcdc" style:font-style-asian="italic" style:font-style-complex="italic"/>
    </style:style>
    <style:style style:name="T19" style:family="text">
      <style:text-properties fo:language="en" fo:country="US" fo:font-style="italic" officeooo:rsid="04bf6044" style:font-style-asian="italic" style:font-style-complex="italic"/>
    </style:style>
    <style:style style:name="T20" style:family="text">
      <style:text-properties fo:language="en" fo:country="US" fo:font-style="italic" officeooo:rsid="04bfc02b" style:font-style-asian="italic" style:font-style-complex="italic"/>
    </style:style>
    <style:style style:name="T21" style:family="text">
      <style:text-properties fo:language="en" fo:country="US" fo:font-style="italic" officeooo:rsid="04c0e9c3" style:font-style-asian="italic" style:font-style-complex="italic"/>
    </style:style>
    <style:style style:name="T22" style:family="text">
      <style:text-properties fo:language="en" fo:country="US" fo:font-style="italic" officeooo:rsid="04c16aba" style:font-style-asian="italic" style:font-style-complex="italic"/>
    </style:style>
    <style:style style:name="T23" style:family="text">
      <style:text-properties fo:language="en" fo:country="US" fo:font-style="italic" officeooo:rsid="04c237d2" style:font-style-asian="italic" style:font-style-complex="italic"/>
    </style:style>
    <style:style style:name="T24" style:family="text">
      <style:text-properties fo:language="en" fo:country="US" fo:font-style="italic" officeooo:rsid="04c8eabd" style:font-style-asian="italic" style:font-style-complex="italic"/>
    </style:style>
    <style:style style:name="T25" style:family="text">
      <style:text-properties fo:language="en" fo:country="US" fo:font-style="italic" officeooo:rsid="04ca82bc" style:font-style-asian="italic" style:font-style-complex="italic"/>
    </style:style>
    <style:style style:name="T26" style:family="text">
      <style:text-properties fo:language="en" fo:country="US" fo:font-style="italic" officeooo:rsid="04cc5f44" style:font-style-asian="italic" style:font-style-complex="italic"/>
    </style:style>
    <style:style style:name="T27" style:family="text">
      <style:text-properties fo:language="en" fo:country="US" fo:font-style="italic" officeooo:rsid="04cdacb7" style:font-style-asian="italic" style:font-style-complex="italic"/>
    </style:style>
    <style:style style:name="T28" style:family="text">
      <style:text-properties fo:language="en" fo:country="US" fo:font-style="italic" officeooo:rsid="04d0a22c" style:font-style-asian="italic" style:font-style-complex="italic"/>
    </style:style>
    <style:style style:name="T29" style:family="text">
      <style:text-properties fo:language="en" fo:country="US" fo:font-style="italic" officeooo:rsid="04d35f37" style:font-style-asian="italic" style:font-style-complex="italic"/>
    </style:style>
    <style:style style:name="T30" style:family="text">
      <style:text-properties fo:language="en" fo:country="US" fo:font-style="italic" officeooo:rsid="0558632b" style:font-style-asian="italic" style:font-style-complex="italic"/>
    </style:style>
    <style:style style:name="T31" style:family="text">
      <style:text-properties fo:language="en" fo:country="US" fo:font-style="italic" officeooo:rsid="05850d5a" style:font-style-asian="italic" style:font-style-complex="italic"/>
    </style:style>
    <style:style style:name="T32" style:family="text">
      <style:text-properties fo:language="en" fo:country="US" fo:font-style="italic" officeooo:rsid="058885c0" style:font-style-asian="italic" style:font-style-complex="italic"/>
    </style:style>
    <style:style style:name="T33" style:family="text">
      <style:text-properties fo:language="en" fo:country="US" fo:font-style="italic" officeooo:rsid="05a062e8" style:font-style-asian="italic" style:font-style-complex="italic"/>
    </style:style>
    <style:style style:name="T34" style:family="text">
      <style:text-properties fo:language="en" fo:country="US" fo:font-style="italic" officeooo:rsid="05a06693" style:font-style-asian="italic" style:font-style-complex="italic"/>
    </style:style>
    <style:style style:name="T35" style:family="text">
      <style:text-properties fo:language="en" fo:country="US" fo:font-style="italic" officeooo:rsid="05a32685" style:font-style-asian="italic" style:font-style-complex="italic"/>
    </style:style>
    <style:style style:name="T36" style:family="text">
      <style:text-properties fo:language="en" fo:country="US" fo:font-style="italic" officeooo:rsid="059c5372" style:font-style-asian="italic" style:font-style-complex="italic"/>
    </style:style>
    <style:style style:name="T37" style:family="text">
      <style:text-properties fo:language="en" fo:country="US" fo:font-style="italic" officeooo:rsid="05ae9598" style:font-style-asian="italic" style:font-style-complex="italic"/>
    </style:style>
    <style:style style:name="T38" style:family="text">
      <style:text-properties fo:language="en" fo:country="US" fo:font-style="italic" officeooo:rsid="05b9851e" style:font-style-asian="italic" style:font-style-complex="italic"/>
    </style:style>
    <style:style style:name="T39" style:family="text">
      <style:text-properties fo:language="en" fo:country="US" fo:font-style="italic" officeooo:rsid="05ba9502" style:font-style-asian="italic" style:font-style-complex="italic"/>
    </style:style>
    <style:style style:name="T40" style:family="text">
      <style:text-properties fo:language="en" fo:country="US" fo:font-style="italic" officeooo:rsid="05bd5ee7" style:font-style-asian="italic" style:font-style-complex="italic"/>
    </style:style>
    <style:style style:name="T41" style:family="text">
      <style:text-properties fo:language="en" fo:country="US" fo:font-style="italic" officeooo:rsid="05c0ab9d" style:font-style-asian="italic" style:font-style-complex="italic"/>
    </style:style>
    <style:style style:name="T42" style:family="text">
      <style:text-properties fo:language="en" fo:country="US" fo:font-style="italic" officeooo:rsid="04b60f51" style:font-style-asian="italic" style:font-style-complex="italic"/>
    </style:style>
    <style:style style:name="T43" style:family="text">
      <style:text-properties fo:language="en" fo:country="US" officeooo:rsid="04b48add"/>
    </style:style>
    <style:style style:name="T44" style:family="text">
      <style:text-properties fo:language="en" fo:country="US" fo:font-weight="bold" officeooo:rsid="04b48add" style:font-weight-asian="bold" style:font-weight-complex="bold"/>
    </style:style>
    <style:style style:name="T45" style:family="text">
      <style:text-properties fo:language="en" fo:country="US" fo:font-weight="bold" officeooo:rsid="04b60f51" style:font-weight-asian="bold" style:font-weight-complex="bold"/>
    </style:style>
    <style:style style:name="T46" style:family="text">
      <style:text-properties fo:language="en" fo:country="US" fo:font-weight="bold" officeooo:rsid="04c6e43e" style:font-weight-asian="bold" style:font-weight-complex="bold"/>
    </style:style>
    <style:style style:name="T47" style:family="text">
      <style:text-properties fo:language="en" fo:country="US" fo:font-weight="bold" officeooo:rsid="04ca82bc" style:font-weight-asian="bold" style:font-weight-complex="bold"/>
    </style:style>
    <style:style style:name="T48" style:family="text">
      <style:text-properties fo:language="en" fo:country="US" fo:font-weight="bold" officeooo:rsid="058f66f3" style:font-weight-asian="bold" style:font-weight-complex="bold"/>
    </style:style>
    <style:style style:name="T49" style:family="text">
      <style:text-properties fo:language="en" fo:country="US" fo:font-weight="bold" officeooo:rsid="05927414" style:font-weight-asian="bold" style:font-weight-complex="bold"/>
    </style:style>
    <style:style style:name="T50" style:family="text">
      <style:text-properties fo:language="en" fo:country="US" fo:font-weight="bold" officeooo:rsid="0594f7b5" style:font-weight-asian="bold" style:font-weight-complex="bold"/>
    </style:style>
    <style:style style:name="T51" style:family="text">
      <style:text-properties fo:language="en" fo:country="US" fo:font-weight="bold" officeooo:rsid="0595d617" style:font-weight-asian="bold" style:font-weight-complex="bold"/>
    </style:style>
    <style:style style:name="T52" style:family="text">
      <style:text-properties fo:language="en" fo:country="US" fo:font-weight="bold" officeooo:rsid="0596f89e" style:font-weight-asian="bold" style:font-weight-complex="bold"/>
    </style:style>
    <style:style style:name="T53" style:family="text">
      <style:text-properties fo:language="en" fo:country="US" fo:font-weight="bold" officeooo:rsid="05a33672" style:font-weight-asian="bold" style:font-weight-complex="bold"/>
    </style:style>
    <style:style style:name="T54" style:family="text">
      <style:text-properties fo:language="en" fo:country="US" fo:font-weight="bold" officeooo:rsid="05ab6f3c" style:font-weight-asian="bold" style:font-weight-complex="bold"/>
    </style:style>
    <style:style style:name="T55" style:family="text">
      <style:text-properties fo:language="en" fo:country="US" officeooo:rsid="04b562ae"/>
    </style:style>
    <style:style style:name="T56" style:family="text">
      <style:text-properties fo:language="en" fo:country="US" officeooo:rsid="04b5b449"/>
    </style:style>
    <style:style style:name="T57" style:family="text">
      <style:text-properties fo:language="en" fo:country="US" officeooo:rsid="04b60f51"/>
    </style:style>
    <style:style style:name="T58" style:family="text">
      <style:text-properties fo:language="en" fo:country="US" officeooo:rsid="04b72d7a"/>
    </style:style>
    <style:style style:name="T59" style:family="text">
      <style:text-properties fo:language="en" fo:country="US" officeooo:rsid="04b9f480"/>
    </style:style>
    <style:style style:name="T60" style:family="text">
      <style:text-properties fo:language="en" fo:country="US" officeooo:rsid="04bcdcdc"/>
    </style:style>
    <style:style style:name="T61" style:family="text">
      <style:text-properties fo:language="en" fo:country="US" officeooo:rsid="04bf6044"/>
    </style:style>
    <style:style style:name="T62" style:family="text">
      <style:text-properties fo:language="en" fo:country="US" officeooo:rsid="04bfb2bd"/>
    </style:style>
    <style:style style:name="T63" style:family="text">
      <style:text-properties fo:language="en" fo:country="US" officeooo:rsid="04bfc02b"/>
    </style:style>
    <style:style style:name="T64" style:family="text">
      <style:text-properties fo:language="en" fo:country="US" officeooo:rsid="04c0e9c3"/>
    </style:style>
    <style:style style:name="T65" style:family="text">
      <style:text-properties fo:language="en" fo:country="US" officeooo:rsid="04c134cf"/>
    </style:style>
    <style:style style:name="T66" style:family="text">
      <style:text-properties fo:language="en" fo:country="US" officeooo:rsid="04c16aba"/>
    </style:style>
    <style:style style:name="T67" style:family="text">
      <style:text-properties fo:language="en" fo:country="US" officeooo:rsid="04c17fe7"/>
    </style:style>
    <style:style style:name="T68" style:family="text">
      <style:text-properties fo:language="en" fo:country="US" officeooo:rsid="04c237d2"/>
    </style:style>
    <style:style style:name="T69" style:family="text">
      <style:text-properties fo:language="en" fo:country="US" officeooo:rsid="04c275c8"/>
    </style:style>
    <style:style style:name="T70" style:family="text">
      <style:text-properties fo:language="en" fo:country="US" officeooo:rsid="04c44ee2"/>
    </style:style>
    <style:style style:name="T71" style:family="text">
      <style:text-properties fo:language="en" fo:country="US" officeooo:rsid="04c55af1"/>
    </style:style>
    <style:style style:name="T72" style:family="text">
      <style:text-properties fo:language="en" fo:country="US" officeooo:rsid="04c6e43e"/>
    </style:style>
    <style:style style:name="T73" style:family="text">
      <style:text-properties fo:language="en" fo:country="US" officeooo:rsid="04c76caa"/>
    </style:style>
    <style:style style:name="T74" style:family="text">
      <style:text-properties fo:language="en" fo:country="US" officeooo:rsid="04c8eabd"/>
    </style:style>
    <style:style style:name="T75" style:family="text">
      <style:text-properties fo:language="en" fo:country="US" officeooo:rsid="04ca82bc"/>
    </style:style>
    <style:style style:name="T76" style:family="text">
      <style:text-properties fo:language="en" fo:country="US" officeooo:rsid="04cc5f44"/>
    </style:style>
    <style:style style:name="T77" style:family="text">
      <style:text-properties fo:language="en" fo:country="US" officeooo:rsid="04cdacb7"/>
    </style:style>
    <style:style style:name="T78" style:family="text">
      <style:text-properties fo:language="en" fo:country="US" officeooo:rsid="04d0a22c"/>
    </style:style>
    <style:style style:name="T79" style:family="text">
      <style:text-properties fo:language="en" fo:country="US" officeooo:rsid="04d298e6"/>
    </style:style>
    <style:style style:name="T80" style:family="text">
      <style:text-properties fo:language="en" fo:country="US" officeooo:rsid="04d35f37"/>
    </style:style>
    <style:style style:name="T81" style:family="text">
      <style:text-properties fo:language="en" fo:country="US" officeooo:rsid="04d56f93"/>
    </style:style>
    <style:style style:name="T82" style:family="text">
      <style:text-properties fo:language="en" fo:country="US" officeooo:rsid="04ddd1cd"/>
    </style:style>
    <style:style style:name="T83" style:family="text">
      <style:text-properties fo:language="en" fo:country="US" officeooo:rsid="04e1fc15"/>
    </style:style>
    <style:style style:name="T84" style:family="text">
      <style:text-properties fo:language="en" fo:country="US" officeooo:rsid="04e421c7"/>
    </style:style>
    <style:style style:name="T85" style:family="text">
      <style:text-properties fo:language="en" fo:country="US" officeooo:rsid="04e8b85a"/>
    </style:style>
    <style:style style:name="T86" style:family="text">
      <style:text-properties fo:language="en" fo:country="US" officeooo:rsid="04f12403"/>
    </style:style>
    <style:style style:name="T87" style:family="text">
      <style:text-properties fo:language="en" fo:country="US" officeooo:rsid="04f1dd5f"/>
    </style:style>
    <style:style style:name="T88" style:family="text">
      <style:text-properties fo:language="en" fo:country="US" officeooo:rsid="055336a1"/>
    </style:style>
    <style:style style:name="T89" style:family="text">
      <style:text-properties fo:language="en" fo:country="US" officeooo:rsid="055465b8"/>
    </style:style>
    <style:style style:name="T90" style:family="text">
      <style:text-properties fo:language="en" fo:country="US" officeooo:rsid="0557c1c8"/>
    </style:style>
    <style:style style:name="T91" style:family="text">
      <style:text-properties fo:language="en" fo:country="US" officeooo:rsid="0557eb2c"/>
    </style:style>
    <style:style style:name="T92" style:family="text">
      <style:text-properties fo:language="en" fo:country="US" officeooo:rsid="0558632b"/>
    </style:style>
    <style:style style:name="T93" style:family="text">
      <style:text-properties fo:language="en" fo:country="US" officeooo:rsid="0584c597"/>
    </style:style>
    <style:style style:name="T94" style:family="text">
      <style:text-properties fo:language="en" fo:country="US" officeooo:rsid="05850d5a"/>
    </style:style>
    <style:style style:name="T95" style:family="text">
      <style:text-properties fo:language="en" fo:country="US" officeooo:rsid="0586a6b2"/>
    </style:style>
    <style:style style:name="T96" style:family="text">
      <style:text-properties fo:language="en" fo:country="US" officeooo:rsid="058885c0"/>
    </style:style>
    <style:style style:name="T97" style:family="text">
      <style:text-properties fo:language="en" fo:country="US" officeooo:rsid="058a4912"/>
    </style:style>
    <style:style style:name="T98" style:family="text">
      <style:text-properties fo:language="en" fo:country="US" officeooo:rsid="058cb654"/>
    </style:style>
    <style:style style:name="T99" style:family="text">
      <style:text-properties fo:language="en" fo:country="US" officeooo:rsid="058d499a"/>
    </style:style>
    <style:style style:name="T100" style:family="text">
      <style:text-properties fo:language="en" fo:country="US" officeooo:rsid="058f66f3"/>
    </style:style>
    <style:style style:name="T101" style:family="text">
      <style:text-properties fo:language="en" fo:country="US" officeooo:rsid="05927414"/>
    </style:style>
    <style:style style:name="T102" style:family="text">
      <style:text-properties fo:language="en" fo:country="US" officeooo:rsid="059399c8"/>
    </style:style>
    <style:style style:name="T103" style:family="text">
      <style:text-properties fo:language="en" fo:country="US" officeooo:rsid="0594f7b5"/>
    </style:style>
    <style:style style:name="T104" style:family="text">
      <style:text-properties fo:language="en" fo:country="US" officeooo:rsid="0595ccfe"/>
    </style:style>
    <style:style style:name="T105" style:family="text">
      <style:text-properties fo:language="en" fo:country="US" officeooo:rsid="0595d617"/>
    </style:style>
    <style:style style:name="T106" style:family="text">
      <style:text-properties fo:language="en" fo:country="US" officeooo:rsid="0598ae38"/>
    </style:style>
    <style:style style:name="T107" style:family="text">
      <style:text-properties fo:language="en" fo:country="US" officeooo:rsid="059c5372"/>
    </style:style>
    <style:style style:name="T108" style:family="text">
      <style:text-properties fo:language="en" fo:country="US" officeooo:rsid="059f86c3"/>
    </style:style>
    <style:style style:name="T109" style:family="text">
      <style:text-properties fo:language="en" fo:country="US" officeooo:rsid="05a062e8"/>
    </style:style>
    <style:style style:name="T110" style:family="text">
      <style:text-properties fo:language="en" fo:country="US" officeooo:rsid="05a06693"/>
    </style:style>
    <style:style style:name="T111" style:family="text">
      <style:text-properties fo:language="en" fo:country="US" officeooo:rsid="05a1e894"/>
    </style:style>
    <style:style style:name="T112" style:family="text">
      <style:text-properties fo:language="en" fo:country="US" officeooo:rsid="05a32685"/>
    </style:style>
    <style:style style:name="T113" style:family="text">
      <style:text-properties fo:language="en" fo:country="US" officeooo:rsid="05a33672"/>
    </style:style>
    <style:style style:name="T114" style:family="text">
      <style:text-properties fo:language="en" fo:country="US" officeooo:rsid="05a3f258"/>
    </style:style>
    <style:style style:name="T115" style:family="text">
      <style:text-properties fo:language="en" fo:country="US" officeooo:rsid="05a5889e"/>
    </style:style>
    <style:style style:name="T116" style:family="text">
      <style:text-properties fo:language="en" fo:country="US" officeooo:rsid="05a695f5"/>
    </style:style>
    <style:style style:name="T117" style:family="text">
      <style:text-properties fo:language="en" fo:country="US" officeooo:rsid="05a850a0"/>
    </style:style>
    <style:style style:name="T118" style:family="text">
      <style:text-properties fo:language="en" fo:country="US" officeooo:rsid="05ab6f3c"/>
    </style:style>
    <style:style style:name="T119" style:family="text">
      <style:text-properties fo:language="en" fo:country="US" officeooo:rsid="05ad3661"/>
    </style:style>
    <style:style style:name="T120" style:family="text">
      <style:text-properties fo:language="en" fo:country="US" officeooo:rsid="05ae9598"/>
    </style:style>
    <style:style style:name="T121" style:family="text">
      <style:text-properties fo:language="en" fo:country="US" officeooo:rsid="05b09911"/>
    </style:style>
    <style:style style:name="T122" style:family="text">
      <style:text-properties fo:language="en" fo:country="US" officeooo:rsid="05b0e56e"/>
    </style:style>
    <style:style style:name="T123" style:family="text">
      <style:text-properties fo:language="en" fo:country="US" officeooo:rsid="05b2d846"/>
    </style:style>
    <style:style style:name="T124" style:family="text">
      <style:text-properties fo:language="en" fo:country="US" officeooo:rsid="05b49493"/>
    </style:style>
    <style:style style:name="T125" style:family="text">
      <style:text-properties fo:language="en" fo:country="US" officeooo:rsid="05b6932e"/>
    </style:style>
    <style:style style:name="T126" style:family="text">
      <style:text-properties fo:language="en" fo:country="US" officeooo:rsid="05b6d63b"/>
    </style:style>
    <style:style style:name="T127" style:family="text">
      <style:text-properties fo:language="en" fo:country="US" officeooo:rsid="05b7cc48"/>
    </style:style>
    <style:style style:name="T128" style:family="text">
      <style:text-properties fo:language="en" fo:country="US" officeooo:rsid="05b9851e"/>
    </style:style>
    <style:style style:name="T129" style:family="text">
      <style:text-properties fo:language="en" fo:country="US" officeooo:rsid="05ba9502"/>
    </style:style>
    <style:style style:name="T130" style:family="text">
      <style:text-properties fo:language="en" fo:country="US" officeooo:rsid="05bd5ee7"/>
    </style:style>
    <style:style style:name="T131" style:family="text">
      <style:text-properties fo:language="en" fo:country="US" officeooo:rsid="05c0ab9d"/>
    </style:style>
    <style:style style:name="T132" style:family="text">
      <style:text-properties fo:language="en" fo:country="US" officeooo:rsid="066c6c73"/>
    </style:style>
    <style:style style:name="T133" style:family="text">
      <style:text-properties fo:language="en" fo:country="US" officeooo:rsid="066f27de"/>
    </style:style>
    <style:style style:name="T134" style:family="text">
      <style:text-properties fo:language="en" fo:country="US" officeooo:rsid="0674f15d"/>
    </style:style>
    <style:style style:name="T135" style:family="text">
      <style:text-properties fo:language="en" fo:country="US" officeooo:rsid="04bfb2bd" fo:background-color="#ffff00"/>
    </style:style>
    <style:style style:name="T136" style:family="text">
      <style:text-properties fo:language="en" fo:country="US" officeooo:rsid="06786411"/>
    </style:style>
    <style:style style:name="T137" style:family="text">
      <style:text-properties fo:language="en" fo:country="US" officeooo:rsid="067cf3ea"/>
    </style:style>
    <style:style style:name="T138" style:family="text">
      <style:text-properties officeooo:rsid="0495b9a7"/>
    </style:style>
    <style:style style:name="T139" style:family="text">
      <style:text-properties officeooo:rsid="0496e12b"/>
    </style:style>
    <style:style style:name="T140" style:family="text">
      <style:text-properties fo:font-style="italic" style:font-style-asian="italic" style:font-style-complex="italic"/>
    </style:style>
    <style:style style:name="T141" style:family="text">
      <style:text-properties fo:font-style="italic" officeooo:rsid="0496e12b" style:font-style-asian="italic" style:font-style-complex="italic"/>
    </style:style>
    <style:style style:name="T142" style:family="text">
      <style:text-properties fo:font-style="italic" officeooo:rsid="04979da7" style:font-style-asian="italic" style:font-style-complex="italic"/>
    </style:style>
    <style:style style:name="T143" style:family="text">
      <style:text-properties fo:font-style="italic" officeooo:rsid="04fce2e7" style:font-style-asian="italic" style:font-style-complex="italic"/>
    </style:style>
    <style:style style:name="T144" style:family="text">
      <style:text-properties fo:font-style="italic" officeooo:rsid="05063bc8" style:font-style-asian="italic" style:font-style-complex="italic"/>
    </style:style>
    <style:style style:name="T145" style:family="text">
      <style:text-properties fo:font-style="italic" officeooo:rsid="05399f0c" style:font-style-asian="italic" style:font-style-complex="italic"/>
    </style:style>
    <style:style style:name="T146" style:family="text">
      <style:text-properties fo:font-style="italic" officeooo:rsid="05446562" style:font-style-asian="italic" style:font-style-complex="italic"/>
    </style:style>
    <style:style style:name="T147" style:family="text">
      <style:text-properties fo:font-style="italic" officeooo:rsid="054699b2" style:font-style-asian="italic" style:font-style-complex="italic"/>
    </style:style>
    <style:style style:name="T148" style:family="text">
      <style:text-properties fo:font-style="italic" officeooo:rsid="0550104f" style:font-style-asian="italic" style:font-style-complex="italic"/>
    </style:style>
    <style:style style:name="T149" style:family="text">
      <style:text-properties fo:font-style="italic" officeooo:rsid="05c13f27" style:font-style-asian="italic" style:font-style-complex="italic"/>
    </style:style>
    <style:style style:name="T150" style:family="text">
      <style:text-properties fo:font-style="italic" officeooo:rsid="05c1aa78" style:font-style-asian="italic" style:font-style-complex="italic"/>
    </style:style>
    <style:style style:name="T151" style:family="text">
      <style:text-properties fo:font-style="italic" officeooo:rsid="05c6cef9" style:font-style-asian="italic" style:font-style-complex="italic"/>
    </style:style>
    <style:style style:name="T152" style:family="text">
      <style:text-properties fo:font-style="italic" officeooo:rsid="05c8fe4f" style:font-style-asian="italic" style:font-style-complex="italic"/>
    </style:style>
    <style:style style:name="T153" style:family="text">
      <style:text-properties fo:font-style="italic" officeooo:rsid="05c9c1c3" style:font-style-asian="italic" style:font-style-complex="italic"/>
    </style:style>
    <style:style style:name="T154" style:family="text">
      <style:text-properties fo:font-style="italic" officeooo:rsid="05cb592f" style:font-style-asian="italic" style:font-style-complex="italic"/>
    </style:style>
    <style:style style:name="T155" style:family="text">
      <style:text-properties fo:font-style="italic" officeooo:rsid="05ce6040" style:font-style-asian="italic" style:font-style-complex="italic"/>
    </style:style>
    <style:style style:name="T156" style:family="text">
      <style:text-properties fo:font-style="italic" officeooo:rsid="05dac8aa" style:font-style-asian="italic" style:font-style-complex="italic"/>
    </style:style>
    <style:style style:name="T157" style:family="text">
      <style:text-properties fo:font-style="italic" officeooo:rsid="05deb338" style:font-style-asian="italic" style:font-style-complex="italic"/>
    </style:style>
    <style:style style:name="T158" style:family="text">
      <style:text-properties fo:font-style="italic" officeooo:rsid="05e2d42f" style:font-style-asian="italic" style:font-style-complex="italic"/>
    </style:style>
    <style:style style:name="T159" style:family="text">
      <style:text-properties fo:font-style="italic" officeooo:rsid="05e4e16c" style:font-style-asian="italic" style:font-style-complex="italic"/>
    </style:style>
    <style:style style:name="T160" style:family="text">
      <style:text-properties fo:font-style="italic" officeooo:rsid="05ebe867" style:font-style-asian="italic" style:font-style-complex="italic"/>
    </style:style>
    <style:style style:name="T161" style:family="text">
      <style:text-properties fo:font-style="italic" officeooo:rsid="05f078ef" style:font-style-asian="italic" style:font-style-complex="italic"/>
    </style:style>
    <style:style style:name="T162" style:family="text">
      <style:text-properties fo:font-style="italic" officeooo:rsid="05f40d3d" style:font-style-asian="italic" style:font-style-complex="italic"/>
    </style:style>
    <style:style style:name="T163" style:family="text">
      <style:text-properties fo:font-style="italic" officeooo:rsid="05f6e9aa" style:font-style-asian="italic" style:font-style-complex="italic"/>
    </style:style>
    <style:style style:name="T164" style:family="text">
      <style:text-properties fo:font-style="italic" officeooo:rsid="05f9d7de" style:font-style-asian="italic" style:font-style-complex="italic"/>
    </style:style>
    <style:style style:name="T165" style:family="text">
      <style:text-properties fo:font-style="italic" officeooo:rsid="05fe17cd" style:font-style-asian="italic" style:font-style-complex="italic"/>
    </style:style>
    <style:style style:name="T166" style:family="text">
      <style:text-properties fo:font-style="italic" officeooo:rsid="05fec7cb" style:font-style-asian="italic" style:font-style-complex="italic"/>
    </style:style>
    <style:style style:name="T167" style:family="text">
      <style:text-properties fo:font-style="italic" officeooo:rsid="06000209" style:font-style-asian="italic" style:font-style-complex="italic"/>
    </style:style>
    <style:style style:name="T168" style:family="text">
      <style:text-properties fo:font-style="italic" officeooo:rsid="0601935d" style:font-style-asian="italic" style:font-style-complex="italic"/>
    </style:style>
    <style:style style:name="T169" style:family="text">
      <style:text-properties fo:font-style="italic" officeooo:rsid="0601ffa0" style:font-style-asian="italic" style:font-style-complex="italic"/>
    </style:style>
    <style:style style:name="T170" style:family="text">
      <style:text-properties fo:font-style="italic" officeooo:rsid="06092ea9" style:font-style-asian="italic" style:font-style-complex="italic"/>
    </style:style>
    <style:style style:name="T171" style:family="text">
      <style:text-properties fo:font-style="italic" officeooo:rsid="061ac63a" style:font-style-asian="italic" style:font-style-complex="italic"/>
    </style:style>
    <style:style style:name="T172" style:family="text">
      <style:text-properties fo:font-style="italic" officeooo:rsid="061efdc3" style:font-style-asian="italic" style:font-style-complex="italic"/>
    </style:style>
    <style:style style:name="T173" style:family="text">
      <style:text-properties fo:font-style="italic" officeooo:rsid="0620805b" style:font-style-asian="italic" style:font-style-complex="italic"/>
    </style:style>
    <style:style style:name="T174" style:family="text">
      <style:text-properties fo:font-style="italic" officeooo:rsid="06278284" style:font-style-asian="italic" style:font-style-complex="italic"/>
    </style:style>
    <style:style style:name="T175" style:family="text">
      <style:text-properties fo:font-style="italic" officeooo:rsid="062d02d2" style:font-style-asian="italic" style:font-style-complex="italic"/>
    </style:style>
    <style:style style:name="T176" style:family="text">
      <style:text-properties fo:font-style="italic" officeooo:rsid="062d553b" style:font-style-asian="italic" style:font-style-complex="italic"/>
    </style:style>
    <style:style style:name="T177" style:family="text">
      <style:text-properties fo:font-style="italic" officeooo:rsid="062eca58" style:font-style-asian="italic" style:font-style-complex="italic"/>
    </style:style>
    <style:style style:name="T178" style:family="text">
      <style:text-properties fo:font-style="italic" officeooo:rsid="0630af27" style:font-style-asian="italic" style:font-style-complex="italic"/>
    </style:style>
    <style:style style:name="T179" style:family="text">
      <style:text-properties fo:font-style="italic" officeooo:rsid="06336b16" style:font-style-asian="italic" style:font-style-complex="italic"/>
    </style:style>
    <style:style style:name="T180" style:family="text">
      <style:text-properties fo:font-style="italic" officeooo:rsid="063655ad" style:font-style-asian="italic" style:font-style-complex="italic"/>
    </style:style>
    <style:style style:name="T181" style:family="text">
      <style:text-properties fo:font-style="italic" officeooo:rsid="0638dffc" style:font-style-asian="italic" style:font-style-complex="italic"/>
    </style:style>
    <style:style style:name="T182" style:family="text">
      <style:text-properties fo:font-style="italic" officeooo:rsid="0639c6d1" style:font-style-asian="italic" style:font-style-complex="italic"/>
    </style:style>
    <style:style style:name="T183" style:family="text">
      <style:text-properties fo:font-style="italic" officeooo:rsid="06493240" style:font-style-asian="italic" style:font-style-complex="italic"/>
    </style:style>
    <style:style style:name="T184" style:family="text">
      <style:text-properties fo:font-style="italic" officeooo:rsid="064b2e95" style:font-style-asian="italic" style:font-style-complex="italic"/>
    </style:style>
    <style:style style:name="T185" style:family="text">
      <style:text-properties fo:font-style="italic" officeooo:rsid="0651e0aa" style:font-style-asian="italic" style:font-style-complex="italic"/>
    </style:style>
    <style:style style:name="T186" style:family="text">
      <style:text-properties fo:font-style="italic" officeooo:rsid="06534369" style:font-style-asian="italic" style:font-style-complex="italic"/>
    </style:style>
    <style:style style:name="T187" style:family="text">
      <style:text-properties fo:font-style="italic" officeooo:rsid="069cc704" style:font-style-asian="italic" style:font-style-complex="italic"/>
    </style:style>
    <style:style style:name="T188" style:family="text">
      <style:text-properties officeooo:rsid="04979da7"/>
    </style:style>
    <style:style style:name="T189" style:family="text">
      <style:text-properties officeooo:rsid="049ae4e7"/>
    </style:style>
    <style:style style:name="T190" style:family="text">
      <style:text-properties officeooo:rsid="049cf47f"/>
    </style:style>
    <style:style style:name="T191" style:family="text">
      <style:text-properties officeooo:rsid="04a01365"/>
    </style:style>
    <style:style style:name="T192" style:family="text">
      <style:text-properties officeooo:rsid="04a043be"/>
    </style:style>
    <style:style style:name="T193" style:family="text">
      <style:text-properties officeooo:rsid="04a795bf"/>
    </style:style>
    <style:style style:name="T194" style:family="text">
      <style:text-properties officeooo:rsid="04ace780"/>
    </style:style>
    <style:style style:name="T195" style:family="text">
      <style:text-properties officeooo:rsid="04bcdcdc"/>
    </style:style>
    <style:style style:name="T196" style:family="text">
      <style:text-properties officeooo:rsid="04d85be2"/>
    </style:style>
    <style:style style:name="T197" style:family="text">
      <style:text-properties officeooo:rsid="04d9206c"/>
    </style:style>
    <style:style style:name="T198" style:family="text">
      <style:text-properties officeooo:rsid="04f72419"/>
    </style:style>
    <style:style style:name="T199" style:family="text">
      <style:text-properties officeooo:rsid="04f8140e"/>
    </style:style>
    <style:style style:name="T200" style:family="text">
      <style:text-properties officeooo:rsid="04fb88c0"/>
    </style:style>
    <style:style style:name="T201" style:family="text">
      <style:text-properties officeooo:rsid="04fce2e7"/>
    </style:style>
    <style:style style:name="T202" style:family="text">
      <style:text-properties officeooo:rsid="05043188"/>
    </style:style>
    <style:style style:name="T203" style:family="text">
      <style:text-properties officeooo:rsid="05063bc8"/>
    </style:style>
    <style:style style:name="T204" style:family="text">
      <style:text-properties officeooo:rsid="050c04fb"/>
    </style:style>
    <style:style style:name="T205" style:family="text">
      <style:text-properties officeooo:rsid="0515f969"/>
    </style:style>
    <style:style style:name="T206" style:family="text">
      <style:text-properties officeooo:rsid="051e05b8"/>
    </style:style>
    <style:style style:name="T207" style:family="text">
      <style:text-properties officeooo:rsid="0525e61b"/>
    </style:style>
    <style:style style:name="T208" style:family="text">
      <style:text-properties officeooo:rsid="0535303c"/>
    </style:style>
    <style:style style:name="T209" style:family="text">
      <style:text-properties officeooo:rsid="05386730"/>
    </style:style>
    <style:style style:name="T210" style:family="text">
      <style:text-properties officeooo:rsid="05399f0c"/>
    </style:style>
    <style:style style:name="T211" style:family="text">
      <style:text-properties officeooo:rsid="053b3ea0"/>
    </style:style>
    <style:style style:name="T212" style:family="text">
      <style:text-properties officeooo:rsid="053e276b"/>
    </style:style>
    <style:style style:name="T213" style:family="text">
      <style:text-properties officeooo:rsid="05446562"/>
    </style:style>
    <style:style style:name="T214" style:family="text">
      <style:text-properties officeooo:rsid="0545994a"/>
    </style:style>
    <style:style style:name="T215" style:family="text">
      <style:text-properties officeooo:rsid="054699b2"/>
    </style:style>
    <style:style style:name="T216" style:family="text">
      <style:text-properties officeooo:rsid="0547b056"/>
    </style:style>
    <style:style style:name="T217" style:family="text">
      <style:text-properties officeooo:rsid="05484256"/>
    </style:style>
    <style:style style:name="T218" style:family="text">
      <style:text-properties officeooo:rsid="0550104f"/>
    </style:style>
    <style:style style:name="T219" style:family="text">
      <style:text-properties officeooo:rsid="055ebbf3"/>
    </style:style>
    <style:style style:name="T220" style:family="text">
      <style:text-properties officeooo:rsid="0560845d"/>
    </style:style>
    <style:style style:name="T221" style:family="text">
      <style:text-properties officeooo:rsid="0560bac8"/>
    </style:style>
    <style:style style:name="T222" style:family="text">
      <style:text-properties officeooo:rsid="057766cd"/>
    </style:style>
    <style:style style:name="T223" style:family="text">
      <style:text-properties officeooo:rsid="05a695f5"/>
    </style:style>
    <style:style style:name="T224" style:family="text">
      <style:text-properties officeooo:rsid="05c0ab9d"/>
    </style:style>
    <style:style style:name="T225" style:family="text">
      <style:text-properties fo:font-weight="bold" officeooo:rsid="05c0ab9d" style:font-weight-asian="bold" style:font-weight-complex="bold"/>
    </style:style>
    <style:style style:name="T226" style:family="text">
      <style:text-properties fo:font-weight="bold" officeooo:rsid="05cf3fa6" style:font-weight-asian="bold" style:font-weight-complex="bold"/>
    </style:style>
    <style:style style:name="T227" style:family="text">
      <style:text-properties fo:font-weight="bold" officeooo:rsid="05e2d42f" style:font-weight-asian="bold" style:font-weight-complex="bold"/>
    </style:style>
    <style:style style:name="T228" style:family="text">
      <style:text-properties fo:font-weight="bold" officeooo:rsid="05e31174" style:font-weight-asian="bold" style:font-weight-complex="bold"/>
    </style:style>
    <style:style style:name="T229" style:family="text">
      <style:text-properties fo:font-weight="bold" officeooo:rsid="05ead254" style:font-weight-asian="bold" style:font-weight-complex="bold"/>
    </style:style>
    <style:style style:name="T230" style:family="text">
      <style:text-properties fo:font-weight="bold" officeooo:rsid="05ebe867" style:font-weight-asian="bold" style:font-weight-complex="bold"/>
    </style:style>
    <style:style style:name="T231" style:family="text">
      <style:text-properties fo:font-weight="bold" officeooo:rsid="05f40d3d" style:font-weight-asian="bold" style:font-weight-complex="bold"/>
    </style:style>
    <style:style style:name="T232" style:family="text">
      <style:text-properties fo:font-weight="bold" officeooo:rsid="05fc423f" style:font-weight-asian="bold" style:font-weight-complex="bold"/>
    </style:style>
    <style:style style:name="T233" style:family="text">
      <style:text-properties fo:font-weight="bold" officeooo:rsid="05fec7cb" style:font-weight-asian="bold" style:font-weight-complex="bold"/>
    </style:style>
    <style:style style:name="T234" style:family="text">
      <style:text-properties fo:font-weight="bold" officeooo:rsid="0629f526" style:font-weight-asian="bold" style:font-weight-complex="bold"/>
    </style:style>
    <style:style style:name="T235" style:family="text">
      <style:text-properties fo:font-weight="bold" officeooo:rsid="062b98c7" style:font-weight-asian="bold" style:font-weight-complex="bold"/>
    </style:style>
    <style:style style:name="T236" style:family="text">
      <style:text-properties fo:font-weight="bold" officeooo:rsid="062d553b" style:font-weight-asian="bold" style:font-weight-complex="bold"/>
    </style:style>
    <style:style style:name="T237" style:family="text">
      <style:text-properties fo:font-weight="bold" officeooo:rsid="062eca58" style:font-weight-asian="bold" style:font-weight-complex="bold"/>
    </style:style>
    <style:style style:name="T238" style:family="text">
      <style:text-properties fo:font-weight="bold" officeooo:rsid="0633b439" style:font-weight-asian="bold" style:font-weight-complex="bold"/>
    </style:style>
    <style:style style:name="T239" style:family="text">
      <style:text-properties fo:font-weight="bold" officeooo:rsid="0638525b" style:font-weight-asian="bold" style:font-weight-complex="bold"/>
    </style:style>
    <style:style style:name="T240" style:family="text">
      <style:text-properties fo:font-weight="bold" officeooo:rsid="063df482" style:font-weight-asian="bold" style:font-weight-complex="bold"/>
    </style:style>
    <style:style style:name="T241" style:family="text">
      <style:text-properties officeooo:rsid="05c13f27"/>
    </style:style>
    <style:style style:name="T242" style:family="text">
      <style:text-properties officeooo:rsid="05c1aa78"/>
    </style:style>
    <style:style style:name="T243" style:family="text">
      <style:text-properties officeooo:rsid="05c6cef9"/>
    </style:style>
    <style:style style:name="T244" style:family="text">
      <style:text-properties officeooo:rsid="05c8fe4f"/>
    </style:style>
    <style:style style:name="T245" style:family="text">
      <style:text-properties officeooo:rsid="05c9c1c3"/>
    </style:style>
    <style:style style:name="T246" style:family="text">
      <style:text-properties officeooo:rsid="05cb592f"/>
    </style:style>
    <style:style style:name="T247" style:family="text">
      <style:text-properties officeooo:rsid="05ce6040"/>
    </style:style>
    <style:style style:name="T248" style:family="text">
      <style:text-properties officeooo:rsid="05cf3fa6"/>
    </style:style>
    <style:style style:name="T249" style:family="text">
      <style:text-properties officeooo:rsid="05d565c3"/>
    </style:style>
    <style:style style:name="T250" style:family="text">
      <style:text-properties officeooo:rsid="05d7ad95"/>
    </style:style>
    <style:style style:name="T251" style:family="text">
      <style:text-properties officeooo:rsid="05dac8aa"/>
    </style:style>
    <style:style style:name="T252" style:family="text">
      <style:text-properties officeooo:rsid="05deb338"/>
    </style:style>
    <style:style style:name="T253" style:family="text">
      <style:text-properties officeooo:rsid="05e2d42f"/>
    </style:style>
    <style:style style:name="T254" style:family="text">
      <style:text-properties officeooo:rsid="05e31174"/>
    </style:style>
    <style:style style:name="T255" style:family="text">
      <style:text-properties officeooo:rsid="05e4e16c"/>
    </style:style>
    <style:style style:name="T256" style:family="text">
      <style:text-properties officeooo:rsid="05ead254"/>
    </style:style>
    <style:style style:name="T257" style:family="text">
      <style:text-properties officeooo:rsid="05ebe867"/>
    </style:style>
    <style:style style:name="T258" style:family="text">
      <style:text-properties officeooo:rsid="05f078ef"/>
    </style:style>
    <style:style style:name="T259" style:family="text">
      <style:text-properties officeooo:rsid="05f2371b"/>
    </style:style>
    <style:style style:name="T260" style:family="text">
      <style:text-properties officeooo:rsid="05f40d3d"/>
    </style:style>
    <style:style style:name="T261" style:family="text">
      <style:text-properties officeooo:rsid="05f6e9aa"/>
    </style:style>
    <style:style style:name="T262" style:family="text">
      <style:text-properties officeooo:rsid="05f9d7de"/>
    </style:style>
    <style:style style:name="T263" style:family="text">
      <style:text-properties officeooo:rsid="05fafffe"/>
    </style:style>
    <style:style style:name="T264" style:family="text">
      <style:text-properties officeooo:rsid="05fc423f"/>
    </style:style>
    <style:style style:name="T265" style:family="text">
      <style:text-properties officeooo:rsid="05fe17cd"/>
    </style:style>
    <style:style style:name="T266" style:family="text">
      <style:text-properties officeooo:rsid="05fec7cb"/>
    </style:style>
    <style:style style:name="T267" style:family="text">
      <style:text-properties officeooo:rsid="06000209"/>
    </style:style>
    <style:style style:name="T268" style:family="text">
      <style:text-properties officeooo:rsid="0601935d"/>
    </style:style>
    <style:style style:name="T269" style:family="text">
      <style:text-properties officeooo:rsid="0601ffa0"/>
    </style:style>
    <style:style style:name="T270" style:family="text">
      <style:text-properties officeooo:rsid="0605d6eb"/>
    </style:style>
    <style:style style:name="T271" style:family="text">
      <style:text-properties officeooo:rsid="06092ea9"/>
    </style:style>
    <style:style style:name="T272" style:family="text">
      <style:text-properties officeooo:rsid="060b94c8"/>
    </style:style>
    <style:style style:name="T273" style:family="text">
      <style:text-properties officeooo:rsid="061005e5"/>
    </style:style>
    <style:style style:name="T274" style:family="text">
      <style:text-properties officeooo:rsid="061abc7c"/>
    </style:style>
    <style:style style:name="T275" style:family="text">
      <style:text-properties officeooo:rsid="061ac63a"/>
    </style:style>
    <style:style style:name="T276" style:family="text">
      <style:text-properties officeooo:rsid="061efdc3"/>
    </style:style>
    <style:style style:name="T277" style:family="text">
      <style:text-properties officeooo:rsid="0620805b"/>
    </style:style>
    <style:style style:name="T278" style:family="text">
      <style:text-properties officeooo:rsid="06247aad"/>
    </style:style>
    <style:style style:name="T279" style:family="text">
      <style:text-properties officeooo:rsid="06278284"/>
    </style:style>
    <style:style style:name="T280" style:family="text">
      <style:text-properties officeooo:rsid="0629f526"/>
    </style:style>
    <style:style style:name="T281" style:family="text">
      <style:text-properties officeooo:rsid="062b98c7"/>
    </style:style>
    <style:style style:name="T282" style:family="text">
      <style:text-properties officeooo:rsid="062d02d2"/>
    </style:style>
    <style:style style:name="T283" style:family="text">
      <style:text-properties officeooo:rsid="062d553b"/>
    </style:style>
    <style:style style:name="T284" style:family="text">
      <style:text-properties officeooo:rsid="062eca58"/>
    </style:style>
    <style:style style:name="T285" style:family="text">
      <style:text-properties officeooo:rsid="0630af27"/>
    </style:style>
    <style:style style:name="T286" style:family="text">
      <style:text-properties officeooo:rsid="06317893"/>
    </style:style>
    <style:style style:name="T287" style:family="text">
      <style:text-properties officeooo:rsid="0633649c"/>
    </style:style>
    <style:style style:name="T288" style:family="text">
      <style:text-properties officeooo:rsid="06336b16"/>
    </style:style>
    <style:style style:name="T289" style:family="text">
      <style:text-properties officeooo:rsid="0633b439"/>
    </style:style>
    <style:style style:name="T290" style:family="text">
      <style:text-properties officeooo:rsid="063655ad"/>
    </style:style>
    <style:style style:name="T291" style:family="text">
      <style:text-properties officeooo:rsid="0638525b"/>
    </style:style>
    <style:style style:name="T292" style:family="text">
      <style:text-properties officeooo:rsid="0638dffc"/>
    </style:style>
    <style:style style:name="T293" style:family="text">
      <style:text-properties officeooo:rsid="0639c6d1"/>
    </style:style>
    <style:style style:name="T294" style:family="text">
      <style:text-properties officeooo:rsid="063df482"/>
    </style:style>
    <style:style style:name="T295" style:family="text">
      <style:text-properties officeooo:rsid="06493240"/>
    </style:style>
    <style:style style:name="T296" style:family="text">
      <style:text-properties officeooo:rsid="064b2e95"/>
    </style:style>
    <style:style style:name="T297" style:family="text">
      <style:text-properties officeooo:rsid="0651e0aa"/>
    </style:style>
    <style:style style:name="T298" style:family="text">
      <style:text-properties officeooo:rsid="06534369"/>
    </style:style>
    <style:style style:name="T299" style:family="text">
      <style:text-properties officeooo:rsid="065685f3"/>
    </style:style>
    <style:style style:name="T300" style:family="text">
      <style:text-properties officeooo:rsid="065879da"/>
    </style:style>
    <style:style style:name="T301" style:family="text">
      <style:text-properties officeooo:rsid="065decfe"/>
    </style:style>
    <style:style style:name="T302" style:family="text">
      <style:text-properties officeooo:rsid="06600f1c"/>
    </style:style>
    <style:style style:name="T303" style:family="text">
      <style:text-properties officeooo:rsid="0661513d"/>
    </style:style>
    <style:style style:name="T304" style:family="text">
      <style:text-properties officeooo:rsid="0666a459"/>
    </style:style>
    <style:style style:name="T305" style:family="text">
      <style:text-properties officeooo:rsid="0666b2f2"/>
    </style:style>
    <style:style style:name="T306" style:family="text">
      <style:text-properties officeooo:rsid="0669954e"/>
    </style:style>
    <style:style style:name="T307" style:family="text">
      <style:text-properties officeooo:rsid="066a877f"/>
    </style:style>
    <style:style style:name="T308" style:family="text">
      <style:text-properties officeooo:rsid="066c6240"/>
    </style:style>
    <style:style style:name="T309" style:family="text">
      <style:text-properties officeooo:rsid="066d3d01"/>
    </style:style>
    <style:style style:name="T310" style:family="text">
      <style:text-properties officeooo:rsid="06706bcb"/>
    </style:style>
    <style:style style:name="T311" style:family="text">
      <style:text-properties fo:background-color="#ffff00"/>
    </style:style>
    <style:style style:name="T312" style:family="text">
      <style:text-properties officeooo:rsid="06706bcb" fo:background-color="#ffff00"/>
    </style:style>
    <style:style style:name="T313" style:family="text">
      <style:text-properties officeooo:rsid="04fb88c0" fo:background-color="#ffff00"/>
    </style:style>
    <style:style style:name="T314" style:family="text">
      <style:text-properties officeooo:rsid="05386730" fo:background-color="#ffff00"/>
    </style:style>
    <style:style style:name="T315" style:family="text">
      <style:text-properties officeooo:rsid="06707046"/>
    </style:style>
    <style:style style:name="T316" style:family="text">
      <style:text-properties officeooo:rsid="067352ea"/>
    </style:style>
    <style:style style:name="T317" style:family="text">
      <style:text-properties officeooo:rsid="067cf3ea"/>
    </style:style>
    <style:style style:name="T318" style:family="text">
      <style:text-properties officeooo:rsid="06893a71"/>
    </style:style>
    <style:style style:name="T319" style:family="text">
      <style:text-properties officeooo:rsid="068ff290"/>
    </style:style>
    <style:style style:name="T320" style:family="text">
      <style:text-properties officeooo:rsid="069ab220"/>
    </style:style>
    <style:style style:name="T321" style:family="text">
      <style:text-properties officeooo:rsid="069cc704"/>
    </style:style>
    <style:style style:name="T322" style:family="text">
      <style:text-properties officeooo:rsid="06a1cc56"/>
    </style:style>
    <style:style style:name="T323" style:family="text">
      <style:text-properties officeooo:rsid="06a27496"/>
    </style:style>
    <style:style style:name="T324" style:family="text">
      <style:text-properties officeooo:rsid="06a37b4c"/>
    </style:style>
    <style:style style:name="T325" style:family="text">
      <style:text-properties officeooo:rsid="06a3e48f"/>
    </style:style>
    <style:style style:name="T326" style:family="text">
      <style:text-properties officeooo:rsid="06ac37cc"/>
    </style:style>
    <style:style style:name="T327" style:family="text">
      <style:text-properties officeooo:rsid="06afa076"/>
    </style:style>
    <style:style style:name="T328" style:family="text">
      <style:text-properties officeooo:rsid="06b1b1d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style>
    <style:style style:name="gr1" style:family="graphic">
      <style:graphic-properties svg:stroke-width="0.041cm" svg:stroke-color="#cccccc"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21"/>
      <text:p text:style-name="P222">a-mapper<text:line-break/><text:line-break/>A comprehensive library to<text:line-break/>map, transform and diff<text:line-break/>object graphs</text:p>
      <text:p text:style-name="P220"/>
      <text:p text:style-name="P219"/>
      <text:p text:style-name="P4"/>
      <text:p text:style-name="P4"/>
      <text:p text:style-name="P4"/>
      <text:p text:style-name="P4"/>
      <text:p text:style-name="P4"/>
      <text:p text:style-name="P4"/>
      <text:p text:style-name="P4"/>
      <text:p text:style-name="P4"/>
      <text:p text:style-name="P4"/>
      <text:p text:style-name="P4"/>
      <text:p text:style-name="P4"/>
      <text:p text:style-name="P76">Version 0.9</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55">Table of Contents</text:p>
          </text:index-title>
          <text:p text:style-name="P352"><text:a xlink:type="simple" xlink:href="#__RefHeading__547_1311220114" text:style-name="Index_20_Link" text:visited-style-name="Index_20_Link">1 Introduction<text:tab/>4</text:a></text:p>
          <text:p text:style-name="P353"><text:a xlink:type="simple" xlink:href="#__RefHeading__549_1311220114" text:style-name="Index_20_Link" text:visited-style-name="Index_20_Link">1.1 Is a-mapper for me? What does it do?<text:tab/>4</text:a></text:p>
          <text:p text:style-name="P353"><text:a xlink:type="simple" xlink:href="#__RefHeading__1477_1311220114" text:style-name="Index_20_Link" text:visited-style-name="Index_20_Link">1.2 Reading Guide<text:tab/>5</text:a></text:p>
          <text:p text:style-name="P353"><text:a xlink:type="simple" xlink:href="#__RefHeading__551_1311220114" text:style-name="Index_20_Link" text:visited-style-name="Index_20_Link">1.3 License<text:tab/>5</text:a></text:p>
          <text:p text:style-name="P353"><text:a xlink:type="simple" xlink:href="#__RefHeading__553_1311220114" text:style-name="Index_20_Link" text:visited-style-name="Index_20_Link">1.4 What's with the name?<text:tab/>5</text:a></text:p>
          <text:p text:style-name="P353"><text:a xlink:type="simple" xlink:href="#__RefHeading__555_1311220114" text:style-name="Index_20_Link" text:visited-style-name="Index_20_Link">1.5 Getting a-mapper<text:tab/>6</text:a></text:p>
          <text:p text:style-name="P353"><text:a xlink:type="simple" xlink:href="#__RefHeading__557_1311220114" text:style-name="Index_20_Link" text:visited-style-name="Index_20_Link">1.6 Code base and dependencies<text:tab/>6</text:a></text:p>
          <text:p text:style-name="P352"><text:a xlink:type="simple" xlink:href="#__RefHeading__559_1311220114" text:style-name="Index_20_Link" text:visited-style-name="Index_20_Link">2 Getting Started<text:tab/>6</text:a></text:p>
          <text:p text:style-name="P353"><text:a xlink:type="simple" xlink:href="#__RefHeading__1157_1311220114" text:style-name="Index_20_Link" text:visited-style-name="Index_20_Link">2.1 Mapping Java Beans<text:tab/>6</text:a></text:p>
          <text:p text:style-name="P353"><text:a xlink:type="simple" xlink:href="#__RefHeading__1159_1311220114" text:style-name="Index_20_Link" text:visited-style-name="Index_20_Link">2.2 Configuring the JavaBeanMapper<text:tab/>8</text:a></text:p>
          <text:p text:style-name="P353"><text:a xlink:type="simple" xlink:href="#__RefHeading__1161_1311220114" text:style-name="Index_20_Link" text:visited-style-name="Index_20_Link">2.3 Using the JavaBeanMapper<text:tab/>9</text:a></text:p>
          <text:p text:style-name="P352"><text:a xlink:type="simple" xlink:href="#__RefHeading__561_1311220114" text:style-name="Index_20_Link" text:visited-style-name="Index_20_Link">3 Concepts<text:tab/>11</text:a></text:p>
          <text:p text:style-name="P353"><text:a xlink:type="simple" xlink:href="#__RefHeading__4682_772219797" text:style-name="Index_20_Link" text:visited-style-name="Index_20_Link">3.1 Mapper life cycle<text:tab/>11</text:a></text:p>
          <text:p text:style-name="P353"><text:a xlink:type="simple" xlink:href="#__RefHeading__1721_1166517867" text:style-name="Index_20_Link" text:visited-style-name="Index_20_Link">3.2 Object Graphs<text:tab/>11</text:a></text:p>
          <text:p text:style-name="P353"><text:a xlink:type="simple" xlink:href="#__RefHeading__1779_1166517867" text:style-name="Index_20_Link" text:visited-style-name="Index_20_Link">3.3 Graph Traversal<text:tab/>12</text:a></text:p>
          <text:p text:style-name="P353"><text:a xlink:type="simple" xlink:href="#__RefHeading__1723_1166517867" text:style-name="Index_20_Link" text:visited-style-name="Index_20_Link">3.4 Operations: Map, Diff<text:tab/>13</text:a></text:p>
          <text:p text:style-name="P354"><text:a xlink:type="simple" xlink:href="#__RefHeading__1725_1166517867" text:style-name="Index_20_Link" text:visited-style-name="Index_20_Link">3.4.1 map<text:tab/>13</text:a></text:p>
          <text:p text:style-name="P354"><text:a xlink:type="simple" xlink:href="#__RefHeading__1727_1166517867" text:style-name="Index_20_Link" text:visited-style-name="Index_20_Link">3.4.2 diff<text:tab/>14</text:a></text:p>
          <text:p text:style-name="P353"><text:a xlink:type="simple" xlink:href="#__RefHeading__1625_641206845" text:style-name="Index_20_Link" text:visited-style-name="Index_20_Link">3.5 Architecture of a-mapper<text:tab/>14</text:a></text:p>
          <text:p text:style-name="P353"><text:a xlink:type="simple" xlink:href="#__RefHeading__1729_1166517867" text:style-name="Index_20_Link" text:visited-style-name="Index_20_Link">3.6 Unique Identifiers and Equivalence of Objects<text:tab/>15</text:a></text:p>
          <text:p text:style-name="P353"><text:a xlink:type="simple" xlink:href="#__RefHeading__1633_641206845" text:style-name="Index_20_Link" text:visited-style-name="Index_20_Link">3.7 Paths<text:tab/>15</text:a></text:p>
          <text:p text:style-name="P352"><text:a xlink:type="simple" xlink:href="#__RefHeading__1781_1166517867" text:style-name="Index_20_Link" text:visited-style-name="Index_20_Link">4 Features<text:tab/>15</text:a></text:p>
          <text:p text:style-name="P353"><text:a xlink:type="simple" xlink:href="#__RefHeading__1783_1166517867" text:style-name="Index_20_Link" text:visited-style-name="Index_20_Link">4.1 Value and Object Mapping Defs<text:tab/>15</text:a></text:p>
          <text:p text:style-name="P354"><text:a xlink:type="simple" xlink:href="#__RefHeading__4321_1097576012" text:style-name="Index_20_Link" text:visited-style-name="Index_20_Link">4.1.1 CanHandle<text:tab/>16</text:a></text:p>
          <text:p text:style-name="P354"><text:a xlink:type="simple" xlink:href="#__RefHeading__2217_1166517867" text:style-name="Index_20_Link" text:visited-style-name="Index_20_Link">4.1.2 AValueMappingDef<text:tab/>16</text:a></text:p>
          <text:p text:style-name="P354"><text:a xlink:type="simple" xlink:href="#__RefHeading__2219_1166517867" text:style-name="Index_20_Link" text:visited-style-name="Index_20_Link">4.1.3 AObjectMappingDef<text:tab/>20</text:a></text:p>
          <text:p text:style-name="P353"><text:a xlink:type="simple" xlink:href="#__RefHeading__1637_641206845" text:style-name="Index_20_Link" text:visited-style-name="Index_20_Link">4.2 Dealing with Object Identity<text:tab/>20</text:a></text:p>
          <text:p text:style-name="P353"><text:a xlink:type="simple" xlink:href="#__RefHeading__1639_641206845" text:style-name="Index_20_Link" text:visited-style-name="Index_20_Link">4.3 Qualifiers<text:tab/>21</text:a></text:p>
          <text:p text:style-name="P354"><text:a xlink:type="simple" xlink:href="#__RefHeading__4323_1097576012" text:style-name="Index_20_Link" text:visited-style-name="Index_20_Link">4.3.1 Double to BigDecimal<text:tab/>21</text:a></text:p>
          <text:p text:style-name="P354"><text:a xlink:type="simple" xlink:href="#__RefHeading__4325_1097576012" text:style-name="Index_20_Link" text:visited-style-name="Index_20_Link">4.3.2 List handling<text:tab/>27</text:a></text:p>
          <text:p text:style-name="P354"><text:a xlink:type="simple" xlink:href="#__RefHeading__4327_1097576012" text:style-name="Index_20_Link" text:visited-style-name="Index_20_Link">4.3.3 Dynamic translations<text:tab/>28</text:a></text:p>
          <text:p text:style-name="P354"><text:a xlink:type="simple" xlink:href="#__RefHeading__4329_1097576012" text:style-name="Index_20_Link" text:visited-style-name="Index_20_Link">4.3.4 Date Formatting<text:tab/>28</text:a></text:p>
          <text:p text:style-name="P353"><text:a xlink:type="simple" xlink:href="#__RefHeading__1641_641206845" text:style-name="Index_20_Link" text:visited-style-name="Index_20_Link">4.4 Context<text:tab/>28</text:a></text:p>
          <text:p text:style-name="P353"><text:a xlink:type="simple" xlink:href="#__RefHeading__1643_641206845" text:style-name="Index_20_Link" text:visited-style-name="Index_20_Link">4.5 Pre and Post Processing<text:tab/>33</text:a></text:p>
          <text:p text:style-name="P354"><text:a xlink:type="simple" xlink:href="#__RefHeading__4331_1097576012" text:style-name="Index_20_Link" text:visited-style-name="Index_20_Link">4.5.1 Preprocessing<text:tab/>33</text:a></text:p>
          <text:p text:style-name="P354"><text:a xlink:type="simple" xlink:href="#__RefHeading__4333_1097576012" text:style-name="Index_20_Link" text:visited-style-name="Index_20_Link">4.5.2 Postprocessing<text:tab/>33</text:a></text:p>
          <text:p text:style-name="P353"><text:a xlink:type="simple" xlink:href="#__RefHeading__4335_1097576012" text:style-name="Index_20_Link" text:visited-style-name="Index_20_Link">4.6 Helper<text:tab/>33</text:a></text:p>
          <text:p text:style-name="P352"><text:soft-page-break/><text:a xlink:type="simple" xlink:href="#__RefHeading__563_1311220114" text:style-name="Index_20_Link" text:visited-style-name="Index_20_Link">5 Customizing Java Bean Mappings<text:tab/>34</text:a></text:p>
          <text:p text:style-name="P352"><text:a xlink:type="simple" xlink:href="#__RefHeading__1479_1311220114" text:style-name="Index_20_Link" text:visited-style-name="Index_20_Link">6 Map-ping<text:tab/>34</text:a></text:p>
          <text:p text:style-name="P352"><text:a xlink:type="simple" xlink:href="#__RefHeading__1481_1311220114" text:style-name="Index_20_Link" text:visited-style-name="Index_20_Link">7 Diff-ing<text:tab/>34</text:a></text:p>
          <text:p text:style-name="P352"><text:a xlink:type="simple" xlink:href="#__RefHeading__565_1311220114" text:style-name="Index_20_Link" text:visited-style-name="Index_20_Link">8 Attic<text:tab/>35</text:a></text:p>
        </text:index-body>
      </text:table-of-content>
      <text:p text:style-name="P4"/>
      <text:h text:style-name="P351" text:outline-level="1"><text:bookmark-start text:name="__RefHeading__547_1311220114"/>Introduction<text:bookmark-end text:name="__RefHeading__547_1311220114"/></text:h>
      <text:p text:style-name="P5">A-Mapper is a library for working with different representations of the same data.</text:p>
      <text:h text:style-name="P314" text:outline-level="2"><text:bookmark-start text:name="__RefHeading__549_1311220114"/>Is a-mapper for me? What does it do?<text:bookmark-end text:name="__RefHeading__549_1311220114"/></text:h>
      <text:p text:style-name="P7"><text:span text:style-name="T138">A-Mapper is a library that helps when you are dealing with different object representations of the same data.</text:span></text:p>
      <text:p text:style-name="P8"><text:span text:style-name="T139">The most obvious thing it does is to transform (or </text:span><text:span text:style-name="T141">map</text:span><text:span text:style-name="T139">) data from one representation into another. It can also compare (or </text:span><text:span text:style-name="T142">diff</text:span><text:span text:style-name="T188">) object graphs.</text:span></text:p>
      <text:p text:style-name="P52">Let us look at a hypothetical enterprise application to illustrate this. It uses JPA to read and store person data in a database, with <text:span text:style-name="T140">PersonEntity</text:span> as <text:s/>the entity class.</text:p>
      <text:p text:style-name="P53">There is also a web service to import persons, with a JAX-B generated class <text:span text:style-name="T140">ImportedPerson</text:span> representing newly arriving data, and another web services to export persons.</text:p>
      <text:p text:style-name="P53">So there are several classes, each of them representing basically the same data but in slightly different ways. <text:span text:style-name="T301">They share object identity, but each of them holds a different subset of the overall data, and potentially in more or less subtly different ways.</text:span></text:p>
      <text:p text:style-name="P53">Obviously, there must be code that copies data between these representations. In simple applications, that code can be fairly trivial. If your application is in this category and you do not feel any pain or need for simplification, then <text:span text:style-name="T303">a</text:span>-<text:span text:style-name="T303">m</text:span>apper is probably not for you.</text:p>
      <text:p text:style-name="P53">But since you are reading this document, I assume you would like that part of the application to be simpler. I found <text:span text:style-name="T302">that </text:span>to be a fairly typical situation, <text:span text:style-name="T302">which</text:span> led to the creation of this library.</text:p>
      <text:p text:style-name="P9"><text:span text:style-name="T190">Anyway, that is what a-mapper does. You configure it (read this document for details) so it knows about the different data structures and how to transform data from one to the other or compare them. See section </text:span><text:span text:style-name="T190"><text:bookmark-ref text:reference-format="chapter" text:ref-name="__RefHeading__559_1311220114">2</text:bookmark-ref></text:span><text:span text:style-name="T190"> for a simple example.</text:span></text:p>
      <text:p text:style-name="P10"><text:span text:style-name="T191">A-Mapper is geared towards high flexibility. It supports things like looking entities up in the database, permission based filtering of fields or mapping values based on non-local context (whatever that is – see section </text:span><text:span text:style-name="T191"><text:bookmark-ref text:reference-format="chapter" text:ref-name="__RefHeading__561_1311220114">3</text:bookmark-ref></text:span><text:span text:style-name="T191"> for details).</text:span></text:p>
      <text:p text:style-name="P11"><text:span text:style-name="T192">It pays a certain price in terms of performance however, even when you do not use these features. It is well optimized and pretty fast, but if you are looking for </text:span><text:soft-page-break/><text:span text:style-name="T192">a solution that goes for all-out speed (e.g. streaming big data structures) without requiring the flexibility and power of a-mapper, it is probably not your best choice.</text:span></text:p>
      <text:h text:style-name="P315" text:outline-level="2"><text:bookmark-start text:name="__RefHeading__1477_1311220114"/>Reading Guide<text:bookmark-end text:name="__RefHeading__1477_1311220114"/></text:h>
      <text:p text:style-name="P289">TODO</text:p>
      <text:h text:style-name="P316" text:outline-level="2"><text:bookmark-start text:name="__RefHeading__551_1311220114"/>License<text:bookmark-end text:name="__RefHeading__551_1311220114"/></text:h>
      <text:p text:style-name="P6">A-Mapper is published and provided under the Apache License Version 2.</text:p>
      <text:p text:style-name="P6">That basically means that you can use it for whatever purpose you want, commercially or non-commercially, without paying anything. There is however no one you can hold liable if it does not do what you want <text:span text:style-name="T304">or causes you any sort of trouble</text:span>.</text:p>
      <text:p text:style-name="P6">That however is just my <text:span text:style-name="T304">subjective, </text:span>non-<text:span text:style-name="T305">comprehensive</text:span> <text:span text:style-name="T305">understanding</text:span> of the license; if in doubt, read it (or better, have your lawyer read it) at</text:p>
      <text:p text:style-name="P6">http://www.apache.org/licenses/LICENSE-2.0.html</text:p>
      <text:h text:style-name="P314" text:outline-level="2"><text:bookmark-start text:name="__RefHeading__553_1311220114"/>What's with the name?<text:bookmark-end text:name="__RefHeading__553_1311220114"/></text:h>
      <text:p text:style-name="P12">Finding good names is a tricky business. Especially so for me – I love writing code, but picking a <text:span text:style-name="T193">catchy</text:span> name <text:span text:style-name="T193">for a library is a real bother for me</text:span>.</text:p>
      <text:p text:style-name="P12">So I came up with the naming scheme of prefixing whatever I am building with “a-”. Pretty nifty, eh?</text:p>
      <text:p text:style-name="P12">Well, it soft of works – a-mapper is after all “a mapper” – , it spares me the trouble of coming up with names, and it has the additional benefit of bubbling to the front of alphabetically sorted lists.</text:p>
      <text:p text:style-name="P290">The domain name of “<text:span text:style-name="T140">com.ajjpj</text:span>” started with me looking for a domain name that was concise, available for both .com and .d<text:span text:style-name="T306">e</text:span> <text:span text:style-name="T306">T</text:span>LD <text:span text:style-name="T306">(I live in Germany) </text:span>and ideally somehow alluded to 'Arno' (that's me), 'Java' (that's what I <text:span text:style-name="T307">mostly</text:span> do <text:span text:style-name="T307">for a living</text:span>) and maybe '<text:span text:style-name="T308">p</text:span>rojects' (that's what I wanted to use it for).</text:p>
      <text:p text:style-name="P141"><text:span text:style-name="T12">It proved shockingly hard to find such a domain name. I spent some time trying three and four letter combinations, but they are apparently all taken. Even seemingly nonsensical names with lots of 'X' and 'Q' were gone, mostly to Chinese companies in which language those combinations of letters </text:span><text:span text:style-name="T132">probably</text:span><text:span text:style-name="T12"> even make some sense. But I digress. </text:span></text:p>
      <text:p text:style-name="P12"><text:span text:style-name="T309">Well,</text:span> “<text:span text:style-name="T140">ajjpj.com</text:span>” proved to be available and I took it. And so that is the domain name I use for open source stuff.</text:p>
      <text:h text:style-name="P317" text:outline-level="2"><text:bookmark-start text:name="__RefHeading__555_1311220114"/><text:soft-page-break/>Getting a-mapper<text:bookmark-end text:name="__RefHeading__555_1311220114"/></text:h>
      <text:p text:style-name="P140"><text:span text:style-name="T10">A-Mapper is </text:span><text:span text:style-name="T11">available from Maven Central. Its coordinates are as follows:</text:span></text:p>
      <text:p text:style-name="P13"/>
      <text:p text:style-name="P223">&lt;dependency&gt;</text:p>
      <text:p text:style-name="P223"><text:s text:c="2"/>&lt;groupId&gt;com.ajjpj.a-mapper&lt;/groupId&gt;</text:p>
      <text:p text:style-name="P223"><text:s text:c="2"/>&lt;artifactId&gt;a-mapper&lt;/artifactId&gt;</text:p>
      <text:p text:style-name="P223"><text:s text:c="2"/>&lt;version&gt;...&lt;/version&gt;</text:p>
      <text:p text:style-name="P223">&lt;/dependency&gt;</text:p>
      <text:p text:style-name="P14"/>
      <text:p text:style-name="P15">It is hosted at github.com/arnohaase/a-mapper.</text:p>
      <text:h text:style-name="P318" text:outline-level="2"><text:bookmark-start text:name="__RefHeading__557_1311220114"/>Code base and dependencies<text:bookmark-end text:name="__RefHeading__557_1311220114"/></text:h>
      <text:p text:style-name="P296"><text:span text:style-name="T133">A-Mapper has no </text:span><text:span text:style-name="T8">required dependencies on other libraries. </text:span></text:p>
      <text:p text:style-name="P296"><text:span text:style-name="T9">There are however a couple of libraries that are used if they are present at run time.</text:span></text:p>
      <text:list xml:id="list3834240779894803927" text:style-name="L1">
        <text:list-item>
          <text:p text:style-name="P281">Log4J: If log4j is present on the class path, that will be used by default. If not, logging defaults to <text:span text:style-name="T140">stdout</text:span>. <text:span text:style-name="T310">That is however just a default and can be overridden (see </text:span><text:span text:style-name="T312">TODO</text:span><text:span text:style-name="T310">).</text:span></text:p>
        </text:list-item>
        <text:list-item>
          <text:p text:style-name="P282">OGNL: “<text:span text:style-name="T315">Object Graph Notation Language” is a library to read and write values based on expressions. You can define mappings based on it, but unless you use that feature, there is no need to have the library on the class path.</text:span></text:p>
        </text:list-item>
      </text:list>
      <text:h text:style-name="P344" text:outline-level="1"><text:bookmark-start text:name="__RefHeading__559_1311220114"/><text:span text:style-name="T4">Getting </text:span><text:span text:style-name="T5">S</text:span><text:span text:style-name="T4">tarted</text:span><text:bookmark-end text:name="__RefHeading__559_1311220114"/></text:h>
      <text:p text:style-name="P54">So let's get our hands dirty – code speaks more clearly than words, and code is the truth.</text:p>
      <text:p text:style-name="P54">This section shows a very simple example – it is actually so simple that it would not justify using a-mapper in practice. But it serves to illustrate how to set up and use a-mapper.</text:p>
      <text:h text:style-name="P319" text:outline-level="2"><text:bookmark-start text:name="__RefHeading__1157_1311220114"/>Mapping Java Beans<text:bookmark-end text:name="__RefHeading__1157_1311220114"/></text:h>
      <text:p text:style-name="P55">The code for this example is written as a JUnit test that is actually <text:span text:style-name="T316">present in the GIT repository.</text:span> It is in the package <text:span text:style-name="T140">com.ajjpj.amapper.examples.gettingstarted</text:span>.</text:p>
      <text:p text:style-name="P142"><text:soft-page-break/><text:span text:style-name="T13">The setting is as follows: We have a class </text:span><text:span text:style-name="T14">Person</text:span><text:span text:style-name="T13"> with String attributes </text:span><text:span text:style-name="T14">firstName</text:span><text:span text:style-name="T13">, </text:span><text:span text:style-name="T14">middleName</text:span><text:span text:style-name="T13"> and </text:span><text:span text:style-name="T14">lastName</text:span><text:span text:style-name="T13">, and an int attribute </text:span><text:span text:style-name="T15">numChildren</text:span><text:span text:style-name="T43">. A person also has an </text:span><text:span text:style-name="T15">Address</text:span><text:span text:style-name="T43">, which in turn has String attributes </text:span><text:span text:style-name="T15">street</text:span><text:span text:style-name="T43"> and </text:span><text:span text:style-name="T15">city</text:span><text:span text:style-name="T43">.</text:span></text:p>
      <text:p text:style-name="P56"/>
      <text:p text:style-name="P224"><text:span text:style-name="T44">public</text:span><text:span text:style-name="T43"> </text:span><text:span text:style-name="T44">class</text:span><text:span text:style-name="T43"> Person {</text:span></text:p>
      <text:p text:style-name="P224"><text:span text:style-name="T43"><text:s text:c="2"/></text:span><text:span text:style-name="T44">private</text:span><text:span text:style-name="T43"> String firstName;</text:span></text:p>
      <text:p text:style-name="P224"><text:span text:style-name="T43"><text:s text:c="2"/></text:span><text:span text:style-name="T44">private</text:span><text:span text:style-name="T43"> String middleName;</text:span></text:p>
      <text:p text:style-name="P224"><text:span text:style-name="T43"><text:s text:c="2"/></text:span><text:span text:style-name="T44">private</text:span><text:span text:style-name="T43"> String lastName;</text:span></text:p>
      <text:p text:style-name="P224"><text:span text:style-name="T43"><text:s text:c="2"/></text:span><text:span text:style-name="T44">private</text:span><text:span text:style-name="T43"> int numChildren;</text:span></text:p>
      <text:p text:style-name="P229"/>
      <text:p text:style-name="P224"><text:span text:style-name="T43"><text:s text:c="2"/></text:span><text:span text:style-name="T44">private</text:span><text:span text:style-name="T43"> Address address = new Address();</text:span></text:p>
      <text:p text:style-name="P229"/>
      <text:p text:style-name="P229"><text:s text:c="2"/>... // getters and setters</text:p>
      <text:p text:style-name="P229">}</text:p>
      <text:p text:style-name="P56"/>
      <text:p text:style-name="P224"><text:span text:style-name="T44">public</text:span><text:span text:style-name="T43"> </text:span><text:span text:style-name="T44">class</text:span><text:span text:style-name="T43"> Address {</text:span></text:p>
      <text:p text:style-name="P224"><text:span text:style-name="T43"><text:s text:c="2"/></text:span><text:span text:style-name="T44">private</text:span><text:span text:style-name="T43"> String street;</text:span></text:p>
      <text:p text:style-name="P224"><text:span text:style-name="T43"><text:s text:c="2"/></text:span><text:span text:style-name="T44">private</text:span><text:span text:style-name="T43"> String city;</text:span></text:p>
      <text:p text:style-name="P229"/>
      <text:p text:style-name="P229"><text:s text:c="2"/>... // getters and setters</text:p>
      <text:p text:style-name="P229">}</text:p>
      <text:p text:style-name="P57"/>
      <text:p text:style-name="P143"><text:span text:style-name="T43">This structure is more or less mirrored in classes </text:span><text:span text:style-name="T15">PersonTO</text:span><text:span text:style-name="T43"> and </text:span><text:span text:style-name="T15">AddressTO</text:span><text:span text:style-name="T43">, </text:span><text:span text:style-name="T134">which classes are</text:span><text:span text:style-name="T43"> 'transfer objects' for use in a UI presentation layer.</text:span></text:p>
      <text:p text:style-name="P143"><text:span text:style-name="T43">There are however a few (intentional) differences between </text:span><text:span text:style-name="T15">Person</text:span><text:span text:style-name="T43"> and </text:span><text:span text:style-name="T15">PersonTO</text:span><text:span text:style-name="T43">:</text:span></text:p>
      <text:list xml:id="list5154786610757128803" text:style-name="L2">
        <text:list-item>
          <text:p text:style-name="P292"><text:span text:style-name="T43">Class </text:span><text:span text:style-name="T15">PersonTO</text:span><text:span text:style-name="T43"> has no </text:span><text:span text:style-name="T55">property</text:span><text:span text:style-name="T43"> </text:span><text:span text:style-name="T15">middleName</text:span><text:span text:style-name="T43">.</text:span></text:p>
        </text:list-item>
        <text:list-item>
          <text:p text:style-name="P293"><text:span text:style-name="T55">It has a property </text:span><text:span text:style-name="T16">fullName</text:span><text:span text:style-name="T55"> instead.</text:span></text:p>
        </text:list-item>
        <text:list-item>
          <text:p text:style-name="P292"><text:span text:style-name="T43">In class </text:span><text:span text:style-name="T15">PersonTO</text:span><text:span text:style-name="T43"> the last name is called </text:span><text:span text:style-name="T15">surName</text:span><text:span text:style-name="T43">.</text:span></text:p>
        </text:list-item>
        <text:list-item>
          <text:p text:style-name="P292"><text:span text:style-name="T43">In class </text:span><text:span text:style-name="T15">PersonTO</text:span><text:span text:style-name="T43">, the </text:span><text:span text:style-name="T55">property</text:span><text:span text:style-name="T43"> </text:span><text:span text:style-name="T15">numChildren</text:span><text:span text:style-name="T43"> has type </text:span><text:span text:style-name="T15">short</text:span><text:span text:style-name="T43"> instead of </text:span><text:span text:style-name="T15">int</text:span><text:span text:style-name="T43">.</text:span></text:p>
        </text:list-item>
      </text:list>
      <text:p text:style-name="P58">These differences are somewhat artificial, but they are representative of real world issues. Plus we want the mapper to have something to do, even in an introductory example.</text:p>
      <text:p text:style-name="P151"><text:soft-page-break/><text:span text:style-name="T56">So we want to </text:span><text:span text:style-name="T57">transform data between these two representations. Well, the first thing we need to do is set up and configure A-Mapper.</text:span></text:p>
      <text:h text:style-name="Heading_20_2" text:outline-level="2"><text:bookmark-start text:name="__RefHeading__1159_1311220114"/><text:span text:style-name="T69">Configuring the JavaBeanMapper</text:span><text:span text:style-name="T57"> </text:span><text:bookmark-end text:name="__RefHeading__1159_1311220114"/></text:h>
      <text:p text:style-name="P144"><text:span text:style-name="T57">We start by creating a </text:span><text:span text:style-name="T42">JavaBeanMapperBuilder</text:span><text:span text:style-name="T57">, </text:span><text:span text:style-name="T58">registering the bean mappings we want and finally call build() to create the actual mapper:</text:span></text:p>
      <text:p text:style-name="P59"/>
      <text:p text:style-name="P225"><text:span text:style-name="T45">final</text:span><text:span text:style-name="T57"> JavaBeanMapper mapper = </text:span></text:p>
      <text:p text:style-name="P226"><text:s text:c="2"/>JavaBeanMapperBuilder.create()</text:p>
      <text:p text:style-name="P226"><text:s text:c="2"/>.withBeanMapping(</text:p>
      <text:p text:style-name="P225"><text:span text:style-name="T57"><text:s text:c="4"/>JavaBeanMapping.create(Person.</text:span><text:span text:style-name="T45">class</text:span><text:span text:style-name="T57">, PersonTO.</text:span><text:span text:style-name="T45">class</text:span><text:span text:style-name="T57">)</text:span></text:p>
      <text:p text:style-name="P226"><text:s text:c="6"/>.withMatchingPropsMappings() </text:p>
      <text:p text:style-name="P225"><text:span text:style-name="T57"><text:s text:c="6"/>.addMapping("lastName", String.</text:span><text:span text:style-name="T45">class</text:span><text:span text:style-name="T57">, </text:span></text:p>
      <text:p text:style-name="P225"><text:span text:style-name="T57"><text:s text:c="18"/>"surName", <text:s/>String.</text:span><text:span text:style-name="T45">class</text:span><text:span text:style-name="T57">)</text:span></text:p>
      <text:p text:style-name="P226"><text:s text:c="6"/>.addMapping("firstName + ' ' + middleName + ' ' +</text:p>
      <text:p text:style-name="Code"><text:span text:style-name="T57"><text:s text:c="32"/>lastName", String.</text:span><text:span text:style-name="T45">class</text:span><text:span text:style-name="T57">, </text:span></text:p>
      <text:p text:style-name="P225"><text:span text:style-name="T57"><text:s text:c="18"/>"fullName", String.</text:span><text:span text:style-name="T45">class</text:span><text:span text:style-name="T57">) </text:span></text:p>
      <text:p text:style-name="P226"><text:s text:c="2"/>)</text:p>
      <text:p text:style-name="P226"><text:s text:c="2"/>.withBeanMapping(</text:p>
      <text:p text:style-name="P225"><text:span text:style-name="T57"><text:s text:c="4"/>JavaBeanMapping.create(Address.</text:span><text:span text:style-name="T45">class</text:span><text:span text:style-name="T57">, AddressTO.</text:span><text:span text:style-name="T45">class</text:span><text:span text:style-name="T57">) </text:span></text:p>
      <text:p text:style-name="P226"><text:s text:c="6"/>.withMatchingPropsMappings()</text:p>
      <text:p text:style-name="P226"><text:s text:c="4"/>)</text:p>
      <text:p text:style-name="P226"><text:s text:c="2"/>.build();</text:p>
      <text:p text:style-name="P57"/>
      <text:p text:style-name="P145"><text:span text:style-name="T59">We need to register a </text:span><text:span text:style-name="T17">JavaBeanMapping</text:span><text:span text:style-name="T59"> for each combination of classes that we want to map into each other. </text:span><text:span text:style-name="T65">This is where the interesting stuff happens – they define which types can be mapped and how to go about it.</text:span></text:p>
      <text:p text:style-name="P145"><text:span text:style-name="T60">The first step is to create an empty </text:span><text:span text:style-name="T18">JavaBeanMapping</text:span><text:span text:style-name="T60"> for </text:span><text:span text:style-name="T18">Person</text:span><text:span text:style-name="T60"> and </text:span><text:span text:style-name="T18">PersonTO</text:span><text:span text:style-name="T60">. At this point, it just says that </text:span><text:span text:style-name="T18">Person</text:span><text:span text:style-name="T60"> and </text:span><text:span text:style-name="T18">PersonTO</text:span><text:span text:style-name="T60"> can be mapped to each other. It knows nothing of their respective properties and how they correspond </text:span><text:span text:style-name="T61">yet</text:span><text:span text:style-name="T60">.</text:span></text:p>
      <text:p text:style-name="P146"><text:span text:style-name="T61">We start doing that by calling </text:span><text:span text:style-name="T19">withMatchingPropsMappings</text:span><text:span text:style-name="T61">(). This call compares all Bean properties of </text:span><text:span text:style-name="T19">Person</text:span><text:span text:style-name="T61"> and </text:span><text:span text:style-name="T19">PersonTO</text:span><text:span text:style-name="T61"> and 'wires' all properties that exist in both classes. Now </text:span><text:span text:style-name="T19">firstName</text:span><text:span text:style-name="T61">, </text:span><text:span text:style-name="T19">numChildren</text:span><text:span text:style-name="T61"> and </text:span><text:span text:style-name="T19">address</text:span><text:span text:style-name="T61"> are registered for mapping. </text:span><text:span text:style-name="T62">Having to do this explicitly may seem unnecessary overhead, but this is a well-pondered design decision – for details see </text:span><text:span text:style-name="T135">TODO</text:span><text:span text:style-name="T62">.</text:span></text:p>
      <text:p text:style-name="P147"><text:span text:style-name="T63">Next, we need to deal with </text:span><text:span text:style-name="T20">lastName</text:span><text:span text:style-name="T63"> and </text:span><text:span text:style-name="T20">surName</text:span><text:span text:style-name="T63">, respectively. We want these properties to be mapped onto each other, and we achieve this through a call to </text:span><text:soft-page-break/><text:span text:style-name="T20">addMapping</text:span><text:span text:style-name="T63">(). We need to pass the types of the properties explicitly TODO this may change.</text:span></text:p>
      <text:p text:style-name="P148"><text:span text:style-name="T64">Finally, we want </text:span><text:span text:style-name="T21">PersonTO.fullName</text:span><text:span text:style-name="T64"> to filled by concatenating </text:span><text:span text:style-name="T21">firstName</text:span><text:span text:style-name="T64">, </text:span><text:span text:style-name="T21">middleName</text:span><text:span text:style-name="T64"> and </text:span><text:span text:style-name="T21">lastName</text:span><text:span text:style-name="T64"> of a </text:span><text:span text:style-name="T21">Person</text:span><text:span text:style-name="T64">. We do that by calling </text:span><text:span text:style-name="T21">addMapping()</text:span><text:span text:style-name="T64"> once more, this time passing a string concatenation expression for the </text:span><text:span text:style-name="T21">Person</text:span><text:span text:style-name="T64"> side of the mapping. </text:span><text:span text:style-name="T70">The concatenation expression is by the way an OGNL expression; in order for this to work, OGNL must be on the class path.</text:span><text:span text:style-name="T71">TODO ref</text:span></text:p>
      <text:p text:style-name="P149"><text:span text:style-name="T66">Since we have Address objects as well as Persons, we add another JavaBeanMapping for </text:span><text:span text:style-name="T22">Address</text:span><text:span text:style-name="T66"> and </text:span><text:span text:style-name="T22">AddressTO</text:span><text:span text:style-name="T66">. For these classes, the property names match exactly, so a simple call to </text:span><text:span text:style-name="T22">withMatchingPropsMappings</text:span><text:span text:style-name="T66">() suffices to complete the mapping </text:span><text:span text:style-name="T67">definition</text:span><text:span text:style-name="T66">.</text:span></text:p>
      <text:p text:style-name="P150"><text:span text:style-name="T68">Finally, we call </text:span><text:span text:style-name="T23">build()</text:span><text:span text:style-name="T68"> on the </text:span><text:span text:style-name="T23">JavaBeanMapperBuilder</text:span><text:span text:style-name="T68">, and we store the resulting </text:span><text:span text:style-name="T23">JavaBeanMapper</text:span><text:span text:style-name="T68">. </text:span></text:p>
      <text:p text:style-name="P150"><text:span text:style-name="T68">This initialization is typically done globally for an application, e.g. at start-up. The mapper object that results is now completely configured. It is safe to </text:span><text:span text:style-name="T136">use</text:span><text:span text:style-name="T68"> from multiple threads concurrently, the idea being to use </text:span><text:span text:style-name="T136">this mapper instance</text:span><text:span text:style-name="T68"> wherever application code needs to transform </text:span><text:span text:style-name="T23">Person</text:span><text:span text:style-name="T68"> data.</text:span></text:p>
      <text:h text:style-name="Heading_20_2" text:outline-level="2"><text:bookmark-start text:name="__RefHeading__1161_1311220114"/>Using the JavaBeanMapper<text:bookmark-end text:name="__RefHeading__1161_1311220114"/></text:h>
      <text:p text:style-name="P152"><text:span text:style-name="T73">Now we can use the mapper to actually map persons from one class to another. </text:span><text:span text:style-name="T74">We start by initializing an instance of </text:span><text:span text:style-name="T24">Person</text:span><text:span text:style-name="T74">:</text:span></text:p>
      <text:p text:style-name="P60"/>
      <text:p text:style-name="P227"><text:span text:style-name="T46">final</text:span><text:span text:style-name="T72"> Person p = </text:span><text:span text:style-name="T46">new</text:span><text:span text:style-name="T72"> Person();</text:span></text:p>
      <text:p text:style-name="P230">p.setFirstName("Red");</text:p>
      <text:p text:style-name="P230">p.setMiddleName("X.");</text:p>
      <text:p text:style-name="P230">p.setLastName("Blackbeard");</text:p>
      <text:p text:style-name="P230">p.setNumChildren(13);</text:p>
      <text:p text:style-name="P230">p.getAddress().setStreet("Somewhere");</text:p>
      <text:p text:style-name="P230">p.getAddress().setCity("The Sea");</text:p>
      <text:p text:style-name="P61"/>
      <text:p text:style-name="P153"><text:span text:style-name="T75">Creating a corresponding </text:span><text:span text:style-name="T25">PersonTO</text:span><text:span text:style-name="T75"> instance is just a call to </text:span><text:span text:style-name="T25">mapper.map()</text:span><text:span text:style-name="T75">, passing the source object and the target class:</text:span></text:p>
      <text:p text:style-name="P60"/>
      <text:p text:style-name="P228"><text:span text:style-name="T47">final</text:span><text:span text:style-name="T75"> PersonTO personTO = mapper.map(p, PersonTO.</text:span><text:span text:style-name="T47">class</text:span><text:span text:style-name="T75">);</text:span></text:p>
      <text:p text:style-name="P60"/>
      <text:p text:style-name="P154"><text:soft-page-break/><text:span text:style-name="T76">This </text:span><text:span text:style-name="T26">PersonTO</text:span><text:span text:style-name="T76"> instance is now fully initialized with data from the original </text:span><text:span text:style-name="T26">Person</text:span><text:span text:style-name="T76">:</text:span></text:p>
      <text:p text:style-name="P62"/>
      <text:p text:style-name="P231">assertEquals("Red", personTO.getFirstName());</text:p>
      <text:p text:style-name="P231">assertEquals("Blackbeard", personTO.getSurName());</text:p>
      <text:p text:style-name="P231">assertEquals("Red X. Blackbeard",</text:p>
      <text:p text:style-name="P231"><text:s text:c="31"/>personTO.getFullName());</text:p>
      <text:p text:style-name="P231">assertEquals((short) 13, personTO.getNumChildren());</text:p>
      <text:p text:style-name="P231">assertEquals("Somewhere",</text:p>
      <text:p text:style-name="P231"><text:s text:c="20"/>personTO.getAddress().getStreet());</text:p>
      <text:p text:style-name="P231">assertEquals("The Sea",</text:p>
      <text:p text:style-name="P231"><text:s text:c="22"/>personTO.getAddress().getCity());</text:p>
      <text:p text:style-name="P63"/>
      <text:p text:style-name="P155"><text:span text:style-name="T77">The </text:span><text:span text:style-name="T27">surName</text:span><text:span text:style-name="T77"> property was correctly initialized from </text:span><text:span text:style-name="T27">Person</text:span><text:span text:style-name="T77">.</text:span><text:span text:style-name="T27">lastName</text:span><text:span text:style-name="T77">, and </text:span><text:span text:style-name="T27">fullName</text:span><text:span text:style-name="T77"> actually contains the person's full name. More subtly, the number of children was converted from </text:span><text:span text:style-name="T27">int</text:span><text:span text:style-name="T77"> to </text:span><text:span text:style-name="T27">short</text:span><text:span text:style-name="T77">.</text:span></text:p>
      <text:p text:style-name="P64">Next, we assume that the PersonTO is displayed to a user who in turn changes our pirate's first name to “Reddy”. Leaving out all tricky stuff, we simulate that by just calling the setter method:</text:p>
      <text:p text:style-name="P62"/>
      <text:p text:style-name="P231">personTO.setFirstName("Reddy");</text:p>
      <text:p text:style-name="P62"/>
      <text:p text:style-name="P156"><text:span text:style-name="T78">Now we want to store this change. Since our persistence mechanism is based on class </text:span><text:span text:style-name="T28">Person</text:span><text:span text:style-name="T78"> (</text:span><text:span text:style-name="T79">this being my example, I </text:span><text:span text:style-name="T80">just decided that it is</text:span><text:span text:style-name="T79">), we need to map the changes back.</text:span></text:p>
      <text:p text:style-name="P157"><text:span text:style-name="T79">But we want to use an existing object, keeping </text:span><text:span text:style-name="T80">data in the </text:span><text:span text:style-name="T29">middleName</text:span><text:span text:style-name="T80"> property. We also want to maintain object identity, i.e. we want to merge our changes into an existing </text:span><text:span text:style-name="T29">Person</text:span><text:span text:style-name="T80"> object.</text:span></text:p>
      <text:p text:style-name="P158"><text:span text:style-name="T80">So we call a different </text:span><text:span text:style-name="T29">map()</text:span><text:span text:style-name="T80"> method on the mapper, passing in the source and the target object:</text:span></text:p>
      <text:p text:style-name="P62"/>
      <text:p text:style-name="P231">mapper.map(personTO, p);</text:p>
      <text:p text:style-name="P62"/>
      <text:p text:style-name="P158"><text:soft-page-break/><text:span text:style-name="T80">After the call, the </text:span><text:span text:style-name="T29">Person</text:span><text:span text:style-name="T80"> instance's </text:span><text:span text:style-name="T29">firstName</text:span><text:span text:style-name="T80"> property is actually changed to “Reddy”:</text:span></text:p>
      <text:p text:style-name="P62"/>
      <text:p text:style-name="P231">assertEquals("Reddy", p.getFirstName());</text:p>
      <text:p text:style-name="P62"/>
      <text:p text:style-name="P65">But all other properties, including the middle name, remain unchanged:</text:p>
      <text:p text:style-name="P62"/>
      <text:p text:style-name="P231">assertEquals("Blackbeard", p.getLastName());</text:p>
      <text:p text:style-name="P231">assertEquals("X.", p.getMiddleName());</text:p>
      <text:p text:style-name="P231">assertEquals(13, p.getNumChildren());</text:p>
      <text:p text:style-name="P231">assertEquals("Somewhere", p.getAddress().getStreet());</text:p>
      <text:p text:style-name="P231">assertEquals("The Sea", p.getAddress().getCity());</text:p>
      <text:p text:style-name="P62"/>
      <text:p text:style-name="P159"><text:span text:style-name="T81">And that's it for our </text:span><text:span text:style-name="T85">Java </text:span><text:span text:style-name="T81">“getting started” example. </text:span></text:p>
      <text:h text:style-name="P345" text:outline-level="1"><text:bookmark-start text:name="__RefHeading__561_1311220114"/><text:span text:style-name="T3">Conc</text:span><text:span text:style-name="T82">e</text:span><text:span text:style-name="T3">pts</text:span><text:bookmark-end text:name="__RefHeading__561_1311220114"/></text:h>
      <text:p text:style-name="P297"><text:span text:style-name="T3">T</text:span><text:span text:style-name="T2">his section takes a detailed, conceptual look at concepts of a-mapper. It lays the foundation for the next </text:span><text:span text:style-name="T137">section</text:span><text:span text:style-name="T2"> which showcases actual features using actual running code.</text:span></text:p>
      <text:p text:style-name="P291">While it makes sense to read this section as a whole, feel free to skip ahead and start with those subsections that grab your fancy – <text:span text:style-name="T317">or even skip this whole section on a first read and come back to it later</text:span>.</text:p>
      <text:h text:style-name="P332" text:outline-level="2">Java Beans and beyond</text:h>
      <text:p text:style-name="P301">Much of this documentation describes how to define mappings between Java classes more or less along the lines of the Java Beans standard, i.e. by having a different Java class for each type, and calling getter and setter methods to access properties.</text:p>
      <text:p text:style-name="P302">This is a fairly typical setting, and a-mapper has a lot of support for it. Actually the mapping of Java Beans is so common that a-mapper comes with a convenience API specifically for that setting: <text:span text:style-name="T140">JavaBeanMapper</text:span> as the interface of the mapper, and <text:span text:style-name="T140">JavaBeanMapperBuilder</text:span> as a builder for it.</text:p>
      <text:p text:style-name="P303">In these classes, types are represented by Java classes (and optionally generic parameters, e.g. for collections). And many of the examples in this document <text:soft-page-break/>are based on these Java Beans APIs, simply because they are common and well understood.</text:p>
      <text:p text:style-name="P304">At its core however, a-mapper <text:span text:style-name="T320">is independent of the Java Beans API and supports a far wider range of data structures. Support for Java Beans is just a convenience wrapper around this more generic core.</text:span></text:p>
      <text:p text:style-name="P305">A-Mapper can e.g. read and write data held in an XML DOM, JSON or nested instances of <text:span text:style-name="T140">java.util.Map</text:span>. <text:span text:style-name="T321">Types are represented internally as instances of </text:span><text:span text:style-name="T187">AType</text:span><text:span text:style-name="T321">, of which </text:span><text:span text:style-name="T187">JavaBeanType</text:span><text:span text:style-name="T321"> is just one sub type.</text:span></text:p>
      <text:p text:style-name="P306">The bottom line is that a-mapper has good support for Java Beans, but is not limited to them. For examples of non-Java Bean mappings, see <text:span text:style-name="T311">TODO</text:span>.</text:p>
      <text:h text:style-name="P331" text:outline-level="2"><text:bookmark-start text:name="__RefHeading__4682_772219797"/>Parts of a mapper instance<text:bookmark-end text:name="__RefHeading__4682_772219797"/></text:h>
      <text:p text:style-name="P298">Interaction with the a-mapper library happens in two steps, <text:span text:style-name="T140">creating</text:span> and <text:span text:style-name="T140">using</text:span> a mapper instance. <text:span text:style-name="T318">These two have very little in common, and applications should clearly distinguish between the two.</text:span></text:p>
      <text:h text:style-name="P342" text:outline-level="3">Creating a mapper instance</text:h>
      <text:p text:style-name="P299">Creating a mapper instance can involve a lot of complexity. For big applications, it also has a significant price in terms of CPU cycles.</text:p>
      <text:p text:style-name="P300">It is typically best done <text:span text:style-name="T319">once </text:span>during application initialization, <text:span text:style-name="T319">storing the single mapper instance for future use and making it available to all code that needs to transform data (e.g. through dependency injection, making it a Spring bean or something along those lines).</text:span></text:p>
      <text:p text:style-name="P307">Configuration of a mapper instance is done using Java code. There are no XML or other configuration files.</text:p>
      <text:p text:style-name="P310">The code that sets up a mapper instance can easily become huge. For big applications, it can quickly grow <text:span text:style-name="T323">to many </text:span>thousands of lines of code. <text:span text:style-name="T328">It is often a good idea to split setup code into several classes. If there are several modules, having one such configuration class per module often works well. But all this configuration code should collaborate towards initializing a single mapper instance.</text:span></text:p>
      <text:p text:style-name="P310"><text:span text:style-name="T324">The good news is that this code contains the ugly details of how data structures should be mapped onto each other, and application logic is not dirtied by that.</text:span></text:p>
      <text:p text:style-name="P308">There is also very little implicit guessing or “auto magic”, and none of it at run time. A-Mapper strictly follows a principle of <text:span text:style-name="T140">explicit</text:span> configuration: If you did not configure it, a-mapper won't map it.</text:p>
      <text:p text:style-name="P309"><text:soft-page-break/>So you need to explicitly provide mappings for all combinations of types you want a-mapper to map, however obvious or trivial they may appear.</text:p>
      <text:p text:style-name="P309">And for Java Beans, a-mapper does not map any fields, even if they are present in both types. You can explicitly call <text:span text:style-name="T140">withMatchingPropsMappings()</text:span> on the builder, causing all props with matching names to be registered for mapping, but you actually need to make that call.</text:p>
      <text:p text:style-name="P309">Other libraries follow a more liberal approach with regard to configuration, calling it things like “convention over configuration”. So why does a-mapper require you to do all the tedious configuration work instead of “doing the obvious”?</text:p>
      <text:p text:style-name="P309">The reason is that we found that kind of convenience less and less useful the bigger projects became. They can lead to subtle bugs, e.g. if the name of a property is changed in one class and not another – “convention” would just drop the value on mapping, without there being any hint that there is a potential problem. <text:span text:style-name="T322">A-Mapper tries to report configuration inconsistencies at initialization time.</text:span></text:p>
      <text:p text:style-name="P309"><text:span text:style-name="T325">And</text:span> it is pretty easy to add configuration, but can be very tedious to get around configuration or default behavior that was automatically added. So like it or not, a-mapper requires explicit configuration of all mappings.</text:p>
      <text:h text:style-name="P343" text:outline-level="3">Using a mapper instance</text:h>
      <text:p text:style-name="P311">Once a mapper instance is created, it is safe to be used by many threads concurrently. <text:span text:style-name="T326">It also uses caching and other optimizations internally to run as fast as possible.</text:span></text:p>
      <text:p text:style-name="P312">So if a piece of code has a reference to the mapper instance, converting data from one type to another requires just a single call to the mapper.</text:p>
      <text:p text:style-name="P313">The typical usage pattern for a-mapper is to have a single instance for an entire application, containing all mapping definitions of the application. </text:p>
      <text:p text:style-name="P313"><text:span text:style-name="T327">There is no technical obstacle to splitting the mappings between several smaller mapper instances. But neither is there usually a benefit to it, and it is just pretty convenient to have a single mapper instance.</text:span></text:p>
      <text:h text:style-name="P333" text:outline-level="2"><text:bookmark-start text:name="__RefHeading__1721_1166517867"/><text:span text:style-name="T2">Object Graphs</text:span><text:bookmark-end text:name="__RefHeading__1721_1166517867"/></text:h>
      <text:p text:style-name="P165"><text:span text:style-name="T88">A-Mapper works on object graphs, </text:span><text:span text:style-name="T89">and that term will keep popping up throughout the rest of this document.</text:span></text:p>
      <text:p text:style-name="P88">That is actually just a fancy word for 'object': Objects can reference other objects, and so every object is a graph.</text:p>
      <text:p text:style-name="P88"><text:soft-page-break/>So why use that fancy word and not just speak of 'objects'?</text:p>
      <text:p text:style-name="P166"><text:span text:style-name="T90">The reason is that under the hood, a-mapper treats objects as graphs. It 'traverses' them, it deals with 'cycles', collects 'paths' etc. It is based on 'graph theory' stuff that you can look up, e.g. on Wikipedia. </text:span><text:span text:style-name="T91">And using the established names for these concepts makes them simpler to look up and understand.</text:span></text:p>
      <text:p text:style-name="P167"><text:span text:style-name="T92">Understanding these underlying concepts is most emphatically </text:span><text:span text:style-name="T30">not</text:span><text:span text:style-name="T92"> required for using a-mapper, but obviously it can help to know what is going on.</text:span></text:p>
      <text:p text:style-name="P94">Different kinds of objects are treated as graphs in different ways. Actually, it is the mapping defs (see <text:span text:style-name="T311">TODO</text:span>) that take care of this. If you want a practical, typical example, see <text:span text:style-name="T311">TODO</text:span> for details on how Java Beans are treated as graphs.</text:p>
      <text:h text:style-name="P320" text:outline-level="2"><text:bookmark-start text:name="__RefHeading__1779_1166517867"/>Graph Traversal<text:bookmark-end text:name="__RefHeading__1779_1166517867"/></text:h>
      <text:p text:style-name="P168"><text:span text:style-name="T86">Both mapping and diffing object graphs requires a-mapper to iterate over those graphs. </text:span><text:span text:style-name="T87">Much of the time, using code should not bother how it does that, but sometimes it helps to understand the algorithms used under the hood.</text:span></text:p>
      <text:p text:style-name="P89">Examples of such situations are</text:p>
      <text:list xml:id="list4048598672057609753" text:style-name="L3">
        <text:list-item>
          <text:p text:style-name="P283">dealing with cycles and object identity,</text:p>
        </text:list-item>
        <text:list-item>
          <text:p text:style-name="P284">understanding the order in which objects and fields are mapped,</text:p>
        </text:list-item>
        <text:list-item>
          <text:p text:style-name="P285">understanding and controlling the path through the graph that a-mapper takes to a given node, and</text:p>
        </text:list-item>
        <text:list-item>
          <text:p text:style-name="P286">understanding memory consumption when dealing with big object graphs.</text:p>
        </text:list-item>
      </text:list>
      <text:p text:style-name="P90">If these questions mean nothing to you, this section is probably not for you (yet).</text:p>
      <text:p text:style-name="P92">There are basically two different approaches to graph traversal: depth-first and breadth-first. </text:p>
      <text:p text:style-name="P93"><text:span text:style-name="T311">TODO</text:span> <text:span text:style-name="T311">diagram</text:span></text:p>
      <text:p text:style-name="P89"><text:span text:style-name="T198">A-Mapper mixes the two. It assumes that there is a “primary” structure on object graphs. This primary structure is hierarchical and must be cycle-free. Edges that belong to this primary structure are traversed recursively (“depth-first”).</text:span></text:p>
      <text:p text:style-name="P89"><text:span text:style-name="T199">And then there is a secondary, “deferred” structure of edges between nodes. Traversal of “deferred” edges is – well, deferred. They are stored in a queue, and they are visited only when recursive descent is concluded. So if an object is </text:span><text:soft-page-break/><text:span text:style-name="T199">referenced through a deferred reference, it will not be processed until it is actually reached through a non-deferred reference.</text:span></text:p>
      <text:p text:style-name="P89"><text:span text:style-name="T200">The primary structure of the graph defines well-defined paths to every object. This is particularly relevant when diffing graphs because the paths are a means of normalizing diff results (see </text:span><text:span text:style-name="T313">TODO</text:span><text:span text:style-name="T200">).</text:span></text:p>
      <text:p text:style-name="P89"><text:span text:style-name="T201">All elements of a graph </text:span><text:span text:style-name="T143">should</text:span><text:span text:style-name="T201"> be reachable through primary, non-deferred edges. This is however not a strict requirement of a-mapper, but rather a prerequisite for paths being well-defined. Or put differently, the more you deviate from this requirement, the less normalized your diff output will be.</text:span></text:p>
      <text:p text:style-name="P91"><text:span text:style-name="T202">XML data illustrates this duplicate structure. The document structure of nested nodes defines the primary hierarchy, while </text:span><text:span text:style-name="T144">idref=”...”</text:span><text:span text:style-name="T203"> attributes can denote the secondary structure. XML also illustrates how it is far more natural to identify an element by its path through the primary hierarchy than through a number of </text:span><text:span text:style-name="T144">idrefs</text:span><text:span text:style-name="T203">.</text:span></text:p>
      <text:h text:style-name="P322" text:outline-level="2"><text:bookmark-start text:name="__RefHeading__1723_1166517867"/><text:span text:style-name="T211">Operations: </text:span>Map, Diff<text:bookmark-end text:name="__RefHeading__1723_1166517867"/></text:h>
      <text:p text:style-name="P77"><text:span text:style-name="T209">A-Mapper can do different things with object graphs based on its configuration. For an in-depth description see </text:span><text:span text:style-name="T314">TODO</text:span><text:span text:style-name="T209">; the following paragraphs however provide an overview to give an context for the more detailed concepts in the rest of the chapter.</text:span></text:p>
      <text:h text:style-name="P336" text:outline-level="3"><text:bookmark-start text:name="__RefHeading__1725_1166517867"/>map<text:bookmark-end text:name="__RefHeading__1725_1166517867"/></text:h>
      <text:p text:style-name="P77"><text:span text:style-name="T210">The most prominent action is to </text:span><text:span text:style-name="T145">map</text:span><text:span text:style-name="T210">. A-Mapper can take one representation of data and transform it into another representation.</text:span></text:p>
      <text:p text:style-name="P77"><text:span text:style-name="T211">This actually encompasses a number of slightly different operations, and it can be surprisingly tricky.</text:span></text:p>
      <text:p text:style-name="P78"><text:span text:style-name="T212">The simplest variant is to take an object graph and create an equivalent data structure based on different types from scratch. This involves creating object instances, transforming values, and keeping track of object identity to deal with e.g. circular references. But at least it is fairly intuitive what should happen.</text:span></text:p>
      <text:p text:style-name="P79"><text:span text:style-name="T213">Another variant is to map an object graph </text:span><text:span text:style-name="T146">into</text:span><text:span text:style-name="T213"> an existing object graph, modifying it so it becomes the equivalent of the source. This can involve creating some parts of the target graph from scratch, e.g. if a person used to have no address but now has an address attached to it.</text:span></text:p>
      <text:p text:style-name="P80"><text:span text:style-name="T214">Dealing with collections in general and lists in particular is pretty complex. Simply clearing the target list and filling it with mapped elements is not always an option – it can e.g. have side effects when using JPA. And what makes two </text:span><text:soft-page-break/><text:span text:style-name="T214">lists equivalent? Is the order of elements relevant or not? What makes a </text:span><text:span text:style-name="T147">Person</text:span><text:span text:style-name="T215"> object the equivalent of a </text:span><text:span text:style-name="T147">PersonTO</text:span><text:span text:style-name="T215"> object?</text:span></text:p>
      <text:p text:style-name="P81"><text:span text:style-name="T216">The answer is: It depends. And while a-mapper provides ways of configuring these and other aspects (see TODO), the first step is to have an understanding of how you want it to behave.</text:span></text:p>
      <text:p text:style-name="P82"><text:span text:style-name="T217">And then there is third variant: having a-mapper look up the objects to map into, e.g. by reading them from a database. This is obviously extremely powerful when handling incoming data: Your code may not have the persistent objects available in memory yet, but that's where the data should go. For details see TODO.</text:span></text:p>
      <text:h text:style-name="P336" text:outline-level="3"><text:bookmark-start text:name="__RefHeading__1727_1166517867"/>diff<text:bookmark-end text:name="__RefHeading__1727_1166517867"/></text:h>
      <text:p text:style-name="P85"><text:span text:style-name="T218">The other operation that a-mapper can perform on object graphs is to </text:span><text:span text:style-name="T148">diff</text:span><text:span text:style-name="T218"> them. That means taking two object graphs of the same type, comparing them and returning all differences between them.</text:span></text:p>
      <text:p text:style-name="P83"><text:span text:style-name="T219">The diff is returned as key / value pairs. The key is the path (see TODO) from the root of the object graph to the point where the difference occurred, and the value describes the change itself, e.g. by providing the old and new value.</text:span></text:p>
      <text:p text:style-name="P84"><text:span text:style-name="T220">A-Mapper can provide diff data in terms of a different type. You can e.g. compare two PersonTO instances and get the result as if you had compared the corresponding Person instances. </text:span></text:p>
      <text:p text:style-name="P84"><text:span text:style-name="T1">That is helpful when you have a 'primary' data structure and several different representations for presentation, web services etc. </text:span></text:p>
      <text:h text:style-name="P323" text:outline-level="2"><text:bookmark-start text:name="__RefHeading__1625_641206845"/>Architecture of a-mapper<text:bookmark-end text:name="__RefHeading__1625_641206845"/></text:h>
      <text:p text:style-name="P66">mapper / mapper impl</text:p>
      <text:p text:style-name="P95">ping pong with mapping defs</text:p>
      <text:p text:style-name="P96">helpers</text:p>
      <text:p text:style-name="P67">typ<text:span text:style-name="T221">e</text:span></text:p>
      <text:p text:style-name="P66">objectmappingdef / valuemappingdef,<text:span text:style-name="T223"> caching</text:span></text:p>
      <text:p text:style-name="P160"><text:span text:style-name="T83">worker / </text:span><text:span text:style-name="T84">-impl</text:span></text:p>
      <text:p text:style-name="P68">japi</text:p>
      <text:p text:style-name="P69">Java Beans and other domains</text:p>
      <text:p text:style-name="P97"/>
      <text:h text:style-name="P324" text:outline-level="2"><text:bookmark-start text:name="__RefHeading__1729_1166517867"/><text:soft-page-break/><text:span text:style-name="T206">Unique Identifiers and Equivalence of Objects</text:span><text:bookmark-end text:name="__RefHeading__1729_1166517867"/></text:h>
      <text:p text:style-name="P162"/>
      <text:p text:style-name="P294">IdentifierExtractor</text:p>
      <text:p text:style-name="P162"/>
      <text:h text:style-name="P325" text:outline-level="2"><text:bookmark-start text:name="__RefHeading__1633_641206845"/>Paths<text:bookmark-end text:name="__RefHeading__1633_641206845"/></text:h>
      <text:p text:style-name="P164">collections</text:p>
      <text:p text:style-name="P163"/>
      <text:h text:style-name="P346" text:outline-level="1"><text:bookmark-start text:name="__RefHeading__1781_1166517867"/>Features<text:bookmark-end text:name="__RefHeading__1781_1166517867"/></text:h>
      <text:p text:style-name="P181">This section presents a-mapper features that are part of the mapper worker. They are not specific to mapping Java beans, though the example code will be based on that specific application.</text:p>
      <text:h text:style-name="P321" text:outline-level="2"><text:bookmark-start text:name="__RefHeading__1783_1166517867"/><text:span text:style-name="T205">Value and Object Mapping Defs</text:span><text:bookmark-end text:name="__RefHeading__1783_1166517867"/></text:h>
      <text:p text:style-name="P105">The A-Mapper core has no idea how to handle concrete data. Even passing a String or int unmodified is beyond it. </text:p>
      <text:p text:style-name="P105">All knowledge of data types and how to handle them must be defined in “mapping defs” and configured into the mapper instance.</text:p>
      <text:p text:style-name="P106">The good news is that this gives you control over a-mapper's behavior. The bad news is that it requires you to do something. Well, not necessarily – Java Bean support for example pre-configures an a-mapper to deal with primitive types.</text:p>
      <text:p text:style-name="P107">But all handling of all data types is configured through mapping defs. And though you may not need to do so, you can customize a-mapper's behavior by writing and registering your own mapping defs.</text:p>
      <text:p text:style-name="P108">Mapping defs come in two flavors: value mapping defs and object mapping defs. </text:p>
      <text:p text:style-name="P108">Value mappings are for things that you can recreate whenever you feel like it without worrying about object identity. Strings, numbers and enums are typical examples of values – when you have two strings “Hi!”, you don't care whether they are the same instance or not (and in the rare case that you do, there are ways to deal with that – see TODO).</text:p>
      <text:p text:style-name="P169"><text:span text:style-name="T93">Object mappings are far more intricate. </text:span><text:span text:style-name="T94">They represent stuff for which object identity matters: If you have two </text:span><text:span text:style-name="T31">Person</text:span><text:span text:style-name="T94"> references, it matters whether they point to the same object or to two objects with the same field values.</text:span></text:p>
      <text:p text:style-name="P170"><text:soft-page-break/><text:span text:style-name="T95">This often goes together with mutable state. </text:span><text:span text:style-name="T96">Let's say you start with two </text:span><text:span text:style-name="T32">Person</text:span><text:span text:style-name="T96"> instances. As long as they have the same property values, it may not matter whether they are actually two objects or two references to the same object.</text:span></text:p>
      <text:p text:style-name="P171"><text:span text:style-name="T96">But if they are mutable,</text:span><text:span text:style-name="T97"> someone could change just one of them in the future, and all of a sudden it matters which of them you refer</text:span><text:span text:style-name="T98">e</text:span><text:span text:style-name="T97">nced.</text:span></text:p>
      <text:p text:style-name="P172"><text:span text:style-name="T99">So let's </text:span><text:span text:style-name="T111">look at some code.</text:span></text:p>
      <text:h text:style-name="P334" text:outline-level="3"><text:bookmark-start text:name="__RefHeading__4321_1097576012"/>CanHandle<text:bookmark-end text:name="__RefHeading__4321_1097576012"/></text:h>
      <text:p text:style-name="P174"><text:span text:style-name="T112">Both value and object mapping defs must implement the interface </text:span><text:span text:style-name="T35">CanHandleSourceAndTarget</text:span><text:span text:style-name="T112">. This interface is the basis for picking a mapping def for a given task.</text:span></text:p>
      <text:p text:style-name="P109">It actually is a Scala trait, but that makes no difference for Java code implementing it. Anyway, here is the equivalent Java code:</text:p>
      <text:p text:style-name="P110"/>
      <text:p text:style-name="P243"><text:span text:style-name="T53">public</text:span><text:span text:style-name="T113"> </text:span><text:span text:style-name="T53">interface</text:span><text:span text:style-name="T112"> CanHandleSourceAndTarget {</text:span></text:p>
      <text:p text:style-name="P243"><text:span text:style-name="T112"><text:s text:c="2"/></text:span><text:span text:style-name="T113">boolean </text:span><text:span text:style-name="T112">canHandle(QualifiedSourceAndTargetType </text:span><text:span text:style-name="T113">t</text:span><text:span text:style-name="T114">pe</text:span><text:span text:style-name="T112">); </text:span></text:p>
      <text:p text:style-name="P232">}</text:p>
      <text:p text:style-name="P110"/>
      <text:p text:style-name="P175"><text:span text:style-name="T109">The method </text:span><text:span text:style-name="T33">canHandle()</text:span><text:span text:style-name="T109"> is called by the mapper worker whenever it encounters a new combination of source and target type (and qualifiers, which we ignore for now – see TODO) </text:span><text:span text:style-name="T115">for the first time</text:span><text:span text:style-name="T109">. </text:span></text:p>
      <text:p text:style-name="P175"><text:span text:style-name="T110">All mapping defs are asked in the order they were registered if they can handle this combination of types, and the first mapping def returning </text:span><text:span text:style-name="T34">true</text:span><text:span text:style-name="T110"> gets the job. </text:span><text:span text:style-name="T116">The </text:span><text:span text:style-name="T117">mapper incrementally builds a cache of types and corresponding mapping defs, reducing the lookup overhead.</text:span></text:p>
      <text:h text:style-name="P335" text:outline-level="3"><text:bookmark-start text:name="__RefHeading__2217_1166517867"/>AValueMappingDef<text:bookmark-end text:name="__RefHeading__2217_1166517867"/></text:h>
      <text:p text:style-name="P173"><text:span text:style-name="T107">Value mappings must implement the interface </text:span><text:span text:style-name="T36">AValueMappingDef</text:span><text:span text:style-name="T107">. It actually is a Scala trait, but the following code shows the equivalent Java code:</text:span></text:p>
      <text:p text:style-name="P111"/>
      <text:p text:style-name="P244"><text:span text:style-name="T48">public</text:span><text:span text:style-name="T100"> </text:span><text:span text:style-name="T48">interface</text:span><text:span text:style-name="T100"> AValueMappingDef&lt;S,T,H&gt; </text:span></text:p>
      <text:p text:style-name="P244"><text:span text:style-name="T100"><text:s text:c="4"/></text:span><text:span text:style-name="T54">extends</text:span><text:span text:style-name="T118"> CanHandleSourceAndTarget </text:span><text:span text:style-name="T100">{</text:span></text:p>
      <text:p text:style-name="P233"/>
      <text:p text:style-name="P233"><text:s text:c="2"/>T map(S sourceValue,</text:p>
      <text:p text:style-name="P233"><text:s text:c="4"/>QualifiedSourceAndTargetType types, </text:p>
      <text:p text:style-name="P239"><text:soft-page-break/><text:span text:style-name="T101"><text:s text:c="4"/>AMapperWorker</text:span><text:span text:style-name="T104">&lt;</text:span><text:span text:style-name="T101">? </text:span><text:span text:style-name="T50">extends</text:span><text:span text:style-name="T103"> H</text:span><text:span text:style-name="T104">&gt;</text:span><text:span text:style-name="T101"> worker, </text:span></text:p>
      <text:p text:style-name="P239"><text:span text:style-name="T101"><text:s text:c="4"/>Map</text:span><text:span text:style-name="T108">&lt;</text:span><text:span text:style-name="T101">String, Object</text:span><text:span text:style-name="T108">&gt;</text:span><text:span text:style-name="T101"> context</text:span><text:span text:style-name="T102">);</text:span></text:p>
      <text:p text:style-name="P233"/>
      <text:p text:style-name="P240"><text:span text:style-name="T101"><text:s text:c="2"/></text:span><text:span text:style-name="T51">void</text:span><text:span text:style-name="T101"> diff(ADiffBuilder </text:span><text:span text:style-name="T105">diff</text:span><text:span text:style-name="T101">, </text:span></text:p>
      <text:p text:style-name="P242"><text:span text:style-name="T101"><text:s text:c="4"/></text:span><text:span text:style-name="T105">S </text:span><text:span text:style-name="T101">sourceOld, </text:span></text:p>
      <text:p text:style-name="P242"><text:span text:style-name="T101"><text:s text:c="4"/></text:span><text:span text:style-name="T105">S </text:span><text:span text:style-name="T101">sourceNew,</text:span></text:p>
      <text:p text:style-name="P234"><text:s text:c="4"/>QualifiedSourceAndTargetType types, </text:p>
      <text:p text:style-name="P240"><text:span text:style-name="T101"><text:s text:c="4"/>AMapperWorker</text:span><text:span text:style-name="T105">&lt;? extends </text:span><text:span text:style-name="T101">H</text:span><text:span text:style-name="T105">&gt;</text:span><text:span text:style-name="T101"> worker, </text:span></text:p>
      <text:p text:style-name="P241"><text:span text:style-name="T101"><text:s text:c="4"/>Map</text:span><text:span text:style-name="T106">&lt;</text:span><text:span text:style-name="T101">String, </text:span><text:span text:style-name="T106">Object&gt;</text:span><text:span text:style-name="T101"> contextOld, </text:span></text:p>
      <text:p text:style-name="P241"><text:span text:style-name="T101"><text:s text:c="4"/>Map</text:span><text:span text:style-name="T106">&lt;</text:span><text:span text:style-name="T101">String, </text:span><text:span text:style-name="T106">Object&gt;</text:span><text:span text:style-name="T101"> contextNew, </text:span></text:p>
      <text:p text:style-name="P235"><text:s text:c="4"/>PathBuilder path, </text:p>
      <text:p text:style-name="P241"><text:span text:style-name="T101"><text:s text:c="4"/></text:span><text:span text:style-name="T52">b</text:span><text:span text:style-name="T49">oolean</text:span><text:span text:style-name="T101"> isDerived);</text:span></text:p>
      <text:p text:style-name="P236">}</text:p>
      <text:p text:style-name="P111"/>
      <text:p text:style-name="P112">First of all, the interface has three type parameters. </text:p>
      <text:p text:style-name="P176"><text:span text:style-name="T121">S and T represent the source and target type, respectively. </text:span><text:span text:style-name="T122">A-Mapper uses a lot of reflection and other generic mechanisms internally, so primitive values are always handled in their 'boxed' form.</text:span></text:p>
      <text:p text:style-name="P177"><text:span text:style-name="T123">The third parameter H is the minimum type of helper object that this mapping def expects (see TODO). </text:span><text:span text:style-name="T124">Every mapper instance is parameterized by the type of helper it provides, and there are compile time checks to prevent registering a mapping def whose helper requirements are not met. </text:span><text:span text:style-name="T125">We will ignore it for now.</text:span></text:p>
      <text:p text:style-name="P178"><text:span text:style-name="T119">The first method </text:span><text:span text:style-name="T37">map()</text:span><text:span text:style-name="T119"> </text:span><text:span text:style-name="T120">is called to </text:span><text:span text:style-name="T126">transform an instance of type S into an instance of type T. </text:span></text:p>
      <text:p text:style-name="P113">Source and target types are passed in “just in case” for mapping defs that handle a variety of types. You will not need them most of the time. </text:p>
      <text:p text:style-name="P178"><text:span text:style-name="T127">The worker is passed in so you can delegate mapping of parts of the value, or access the helper.</text:span></text:p>
      <text:p text:style-name="P178"><text:span text:style-name="T127">And the “context” is passed in. It deserves a separate discussion, see section </text:span><text:span text:style-name="T127"><text:bookmark-ref text:reference-format="chapter" text:ref-name="__RefHeading__1641_641206845">4.4</text:bookmark-ref></text:span><text:span text:style-name="T127">.</text:span></text:p>
      <text:p text:style-name="P179"><text:span text:style-name="T128">The other method, </text:span><text:span text:style-name="T38">diff(), </text:span><text:span text:style-name="T128">takes a </text:span><text:span text:style-name="T38">DiffBuilder</text:span><text:span text:style-name="T128"> instance, two source values, source and target types, worker, contexts, path and an </text:span><text:span text:style-name="T38">isDerived</text:span><text:span text:style-name="T128"> flag. Implementations should compare the source values and register differences between them with the </text:span><text:span text:style-name="T38">DiffBuilder</text:span><text:span text:style-name="T128">. For details see section </text:span><text:span text:style-name="T128"><text:bookmark-ref text:reference-format="chapter" text:ref-name="__RefHeading__1481_1311220114">7</text:bookmark-ref></text:span><text:span text:style-name="T128">.</text:span></text:p>
      <text:p text:style-name="P180"><text:soft-page-break/><text:span text:style-name="T129">Let us create and use an </text:span><text:span text:style-name="T39">AValueMappingDef</text:span><text:span text:style-name="T129"> that transforms a </text:span><text:span text:style-name="T39">java.util.Date</text:span><text:span text:style-name="T129"> into a </text:span><text:span text:style-name="T39">Long</text:span><text:span text:style-name="T129"> with the corresponding timestamp. The code is in </text:span><text:span text:style-name="T130">package ...</text:span><text:span text:style-name="T40">example.valuemappingdef.</text:span></text:p>
      <text:p text:style-name="P182"><text:span text:style-name="T131">The implementation of </text:span><text:span text:style-name="T41">canHandle()</text:span><text:span text:style-name="T131"> checks if the source type is </text:span><text:span text:style-name="T41">Date</text:span><text:span text:style-name="T131"> and the target type is </text:span><text:span text:style-name="T41">Long</text:span><text:span text:style-name="T131">:</text:span></text:p>
      <text:p text:style-name="P116"/>
      <text:p text:style-name="P245"><text:span text:style-name="T225">public</text:span><text:span text:style-name="T224"> </text:span><text:span text:style-name="T225">class</text:span><text:span text:style-name="T224"> DateToLongValueMappingDef </text:span></text:p>
      <text:p text:style-name="P245"><text:span text:style-name="T225"><text:s text:c="4"/>implements</text:span><text:span text:style-name="T224"> AValueMappingDef&lt;Date, Long, Object&gt; {</text:span></text:p>
      <text:p text:style-name="P255"/>
      <text:p text:style-name="P245"><text:span text:style-name="T224"><text:s text:c="2"/></text:span><text:span text:style-name="T225">public</text:span><text:span text:style-name="T224"> </text:span><text:span text:style-name="T225">boolean</text:span><text:span text:style-name="T224"> canHandle(</text:span></text:p>
      <text:p text:style-name="P255"><text:s text:c="18"/>QualifiedSourceAndTargetType types) {</text:p>
      <text:p text:style-name="P245"><text:span text:style-name="T224"><text:s text:c="4"/></text:span><text:span text:style-name="T225">return</text:span><text:span text:style-name="T224"> </text:span></text:p>
      <text:p text:style-name="P255"><text:s text:c="6"/>types.sourceType().equals( </text:p>
      <text:p text:style-name="P245"><text:span text:style-name="T224"><text:s text:c="19"/>JavaBeanTypes.create(Date.class)) </text:span><text:span text:style-name="T225">&amp;&amp;</text:span></text:p>
      <text:p text:style-name="P255"><text:s text:c="6"/>types.targetType().equals( </text:p>
      <text:p text:style-name="P255"><text:s text:c="19"/>JavaBeanTypes.create(Long.class));</text:p>
      <text:p text:style-name="P255"><text:s text:c="2"/>}</text:p>
      <text:p text:style-name="P255"/>
      <text:p text:style-name="P255"><text:s text:c="2"/>...</text:p>
      <text:p text:style-name="P255">}</text:p>
      <text:p text:style-name="P117"/>
      <text:p text:style-name="P99"><text:span text:style-name="T241">Since a-mapper uses its own representation for types, the checks are performed against that representation. The class </text:span><text:span text:style-name="T149">JavaBeanTypes</text:span><text:span text:style-name="T241"> provides static </text:span><text:span text:style-name="T149">create()</text:span><text:span text:style-name="T241"> methods to get the type representation for classes.</text:span></text:p>
      <text:p text:style-name="P100"><text:span text:style-name="T242">Note how this code treats source and target types asymmetrically: The mapping def says that it can can turn a </text:span><text:span text:style-name="T150">Date</text:span><text:span text:style-name="T242"> into a </text:span><text:span text:style-name="T150">Long</text:span><text:span text:style-name="T242">, but not vice versa. We could implement it in a different way, but it is perfectly permissible to have a mapping def without having the inverse.</text:span></text:p>
      <text:p text:style-name="P101"><text:span text:style-name="T243">The implementation of </text:span><text:span text:style-name="T151">map()</text:span><text:span text:style-name="T243"> is next:</text:span></text:p>
      <text:p text:style-name="P117"/>
      <text:p text:style-name="P246"><text:span text:style-name="T224"><text:s text:c="2"/></text:span><text:span text:style-name="T225">public</text:span><text:span text:style-name="T224"> Long map(Date sourceValue,</text:span></text:p>
      <text:p text:style-name="P256"><text:s text:c="6"/>QualifiedSourceAndTargetType types, </text:p>
      <text:p text:style-name="P256"><text:s text:c="6"/>AMapperWorker&lt;?&gt; worker, </text:p>
      <text:p text:style-name="P256"><text:s text:c="6"/>Map&lt;String, Object&gt; context) {</text:p>
      <text:p text:style-name="P246"><text:span text:style-name="T224"><text:s text:c="4"/></text:span><text:span text:style-name="T225">return</text:span><text:span text:style-name="T224"> sourceValue == </text:span><text:span text:style-name="T225">null</text:span><text:span text:style-name="T224"> ? </text:span></text:p>
      <text:p text:style-name="P246"><text:span text:style-name="T225"><text:s text:c="6"/>null</text:span><text:span text:style-name="T224"> : </text:span></text:p>
      <text:p text:style-name="P256"><text:soft-page-break/><text:s text:c="6"/>sourceValue.getTime();</text:p>
      <text:p text:style-name="P255"><text:s text:c="2"/>}</text:p>
      <text:p text:style-name="P117"/>
      <text:p text:style-name="P102"><text:span text:style-name="T244">It extracts the time stamp value from the source </text:span><text:span text:style-name="T152">Date</text:span><text:span text:style-name="T244"> in a fairly straightforward way, gracefully handling </text:span><text:span text:style-name="T153">null</text:span><text:span text:style-name="T245"> input values. Returning </text:span><text:span text:style-name="T153">null</text:span><text:span text:style-name="T245"> values for </text:span><text:span text:style-name="T153">null</text:span><text:span text:style-name="T245"> input is by the way not the only strategy, though it is obviously a pretty common approach.</text:span></text:p>
      <text:p text:style-name="P103"><text:span text:style-name="T246">Finally, there is the implementation of </text:span><text:span text:style-name="T154">diff():</text:span></text:p>
      <text:p text:style-name="P117"/>
      <text:p text:style-name="P247"><text:span text:style-name="T224"><text:s text:c="2"/></text:span><text:span text:style-name="T225">public</text:span><text:span text:style-name="T224"> </text:span><text:span text:style-name="T225">void</text:span><text:span text:style-name="T224"> diff(ADiffBuilder diff, </text:span></text:p>
      <text:p text:style-name="P257"><text:s text:c="6"/>Date sourceOld, Date sourceNew,</text:p>
      <text:p text:style-name="P257"><text:s text:c="6"/>QualifiedSourceAndTargetType types,</text:p>
      <text:p text:style-name="P257"><text:s text:c="6"/>AMapperWorker&lt;?&gt; worker, </text:p>
      <text:p text:style-name="P257"><text:s text:c="6"/>Map&lt;String, Object&gt; contextOld, </text:p>
      <text:p text:style-name="P257"><text:s text:c="6"/>Map&lt;String, Object&gt; contextNew, </text:p>
      <text:p text:style-name="P247"><text:span text:style-name="T224"><text:s text:c="6"/>PathBuilder path, </text:span><text:span text:style-name="T225">boolean</text:span><text:span text:style-name="T224"> isDerived) {</text:span></text:p>
      <text:p text:style-name="P257"/>
      <text:p text:style-name="P246"><text:span text:style-name="T225"><text:s text:c="4"/>if</text:span><text:span text:style-name="T224">(nullSafeEquals(sourceOld, sourceNew))</text:span></text:p>
      <text:p text:style-name="P246"><text:span text:style-name="T224"><text:s text:c="6"/></text:span><text:span text:style-name="T225">return</text:span><text:span text:style-name="T224">;</text:span></text:p>
      <text:p text:style-name="P256"/>
      <text:p text:style-name="P247"><text:span text:style-name="T224"><text:s text:c="4"/></text:span><text:span text:style-name="T225">final</text:span><text:span text:style-name="T224"> Long oldTime = sourceOld == null ? </text:span></text:p>
      <text:p text:style-name="P257"><text:s text:c="6"/>null : </text:p>
      <text:p text:style-name="P257"><text:s text:c="6"/>sourceOld.getTime();</text:p>
      <text:p text:style-name="P247"><text:span text:style-name="T224"><text:s text:c="4"/></text:span><text:span text:style-name="T225">final</text:span><text:span text:style-name="T224"> Long newTime = sourceNew == null ? </text:span></text:p>
      <text:p text:style-name="P257"><text:s text:c="6"/>null : </text:p>
      <text:p text:style-name="P257"><text:s text:c="6"/>sourceNew.getTime();</text:p>
      <text:p text:style-name="P256"/>
      <text:p text:style-name="P257"><text:s text:c="4"/>diff.add(new AttributeDiffElement(</text:p>
      <text:p text:style-name="P257"><text:s text:c="10"/>path.build(), oldTime, newTime, isDerived));</text:p>
      <text:p text:style-name="P256"><text:s text:c="2"/>}</text:p>
      <text:p text:style-name="P256"/>
      <text:p text:style-name="P246"><text:span text:style-name="T224"><text:s text:c="2"/></text:span><text:span text:style-name="T225">private</text:span><text:span text:style-name="T224"> </text:span><text:span text:style-name="T225">boolean</text:span><text:span text:style-name="T224"> nullSafeEquals(Date d1, Date d2) {</text:span></text:p>
      <text:p text:style-name="P246"><text:span text:style-name="T224"><text:s text:c="4"/>if (d1 == </text:span><text:span text:style-name="T225">null</text:span><text:span text:style-name="T224">)</text:span></text:p>
      <text:p text:style-name="P246"><text:span text:style-name="T224"><text:s text:c="6"/></text:span><text:span text:style-name="T225">return</text:span><text:span text:style-name="T224"> d2 == </text:span><text:span text:style-name="T225">null</text:span><text:span text:style-name="T224">;</text:span></text:p>
      <text:p text:style-name="P256"><text:s text:c="4"/>else</text:p>
      <text:p text:style-name="P246"><text:span text:style-name="T224"><text:s text:c="6"/></text:span><text:span text:style-name="T225">return</text:span><text:span text:style-name="T224"> d1.equals(d2);</text:span></text:p>
      <text:p text:style-name="P256"><text:s text:c="2"/>}</text:p>
      <text:p text:style-name="P117"><text:soft-page-break/></text:p>
      <text:p text:style-name="P104"><text:span text:style-name="T247">It basically checks if old and new value differ, and if they do, transforms them into the corresponding target values and adds an </text:span><text:span text:style-name="T155">AttributeDiffElement</text:span><text:span text:style-name="T247"> with the details to the diff.</text:span></text:p>
      <text:p text:style-name="P118">It is shown here for completeness; for details, see section TODO.</text:p>
      <text:p text:style-name="P119">In order to use this mapping def, we must register it with the mapper we define:</text:p>
      <text:p text:style-name="P119"/>
      <text:p text:style-name="P248"><text:span text:style-name="T226">final</text:span><text:span text:style-name="T248"> JavaBeanMapper mapper =</text:span></text:p>
      <text:p text:style-name="P258"><text:s text:c="2"/>JavaBeanMapperBuilder.create()</text:p>
      <text:p text:style-name="P258"><text:s text:c="4"/>.withValueMapping(new DateToLongValueMappingDef())</text:p>
      <text:p text:style-name="P258"><text:s text:c="4"/>.build();</text:p>
      <text:p text:style-name="P258"/>
      <text:p text:style-name="P248"><text:span text:style-name="T226">final</text:span><text:span text:style-name="T248"> Date d = new Date(12345);</text:span></text:p>
      <text:p text:style-name="P258"/>
      <text:p text:style-name="P258">assertEquals(</text:p>
      <text:p text:style-name="P258"><text:s text:c="2"/>Long.valueOf(12345), </text:p>
      <text:p text:style-name="P258"><text:s text:c="2"/>mapper.map(d, Long.class));</text:p>
      <text:p text:style-name="P119"/>
      <text:p text:style-name="P120">It is then called whenever the mapper needs to map a Date to a Long. That can be at the top level as in the example code, but it would work just the same deeply nested in complex object structures.</text:p>
      <text:h text:style-name="P337" text:outline-level="3"><text:bookmark-start text:name="__RefHeading__2219_1166517867"/>AObjectMappingDef<text:bookmark-end text:name="__RefHeading__2219_1166517867"/></text:h>
      <text:p text:style-name="P98"/>
      <text:p text:style-name="P98"/>
      <text:p text:style-name="P114">example: S → List&lt;S&gt; with a single element</text:p>
      <text:p text:style-name="P98"/>
      <text:p text:style-name="P98"/>
      <text:h text:style-name="P326" text:outline-level="2"><text:bookmark-start text:name="__RefHeading__1637_641206845"/><text:span text:style-name="T204">Dealing with Object Identity</text:span><text:bookmark-end text:name="__RefHeading__1637_641206845"/></text:h>
      <text:p text:style-name="P75">caching / isCacheable</text:p>
      <text:p text:style-name="P32">example for isCacheable=false: mapping a translation into a map of translations</text:p>
      <text:p text:style-name="P32"/>
      <text:h text:style-name="P327" text:outline-level="2"><text:bookmark-start text:name="__RefHeading__1639_641206845"/><text:soft-page-break/>Qualifiers<text:bookmark-end text:name="__RefHeading__1639_641206845"/></text:h>
      <text:p text:style-name="P35"><text:span text:style-name="T249">So far, we decided the handling of data based just on source and target type. And while that is a very common case, real-world applications sometimes require more control.</text:span></text:p>
      <text:p text:style-name="P36"><text:span text:style-name="T250">That is where Qualifiers enter the scene. Every call to the mapper can specify quliafiers in addition to types, and every mapping def can base its </text:span><text:span text:style-name="T156">canHandle()</text:span><text:span text:style-name="T251"> implementation on those data in addition to source and target types.</text:span></text:p>
      <text:p text:style-name="P37"><text:span text:style-name="T252">Qualifiers are optional, and calls to the mapper therefore have methods with and without them. If you call a method that has qualifiers in its signature but do not want to pass them, you can pass the </text:span><text:span text:style-name="T157">NoQualifier</text:span><text:span text:style-name="T252"> object from Scala or </text:span><text:span text:style-name="T157">JApi.noQualifiers()</text:span><text:span text:style-name="T252"> from Java.</text:span></text:p>
      <text:p text:style-name="P121">Let's look at some typical examples.</text:p>
      <text:h text:style-name="P338" text:outline-level="3"><text:bookmark-start text:name="__RefHeading__4323_1097576012"/>Double to BigDecimal<text:bookmark-end text:name="__RefHeading__4323_1097576012"/></text:h>
      <text:p text:style-name="P38"><text:span text:style-name="T253">Mapping data from </text:span><text:span text:style-name="T158">Double</text:span><text:span text:style-name="T253"> to </text:span><text:span text:style-name="T158">BigDecimal</text:span><text:span text:style-name="T253"> can be tricky. It requires a fixed number of fractional digits and a rounding mode, and hard-wiring global choices for these two tends to lead to fragile code.</text:span></text:p>
      <text:p text:style-name="P122">But let's assume we are dealing with a financial application that makes extensive use of BigDecimal with two fractional digits (“scale”), and rounding should usually be HALF_EVEN (see JavaDoc for java.math.RoundingMode).</text:p>
      <text:p text:style-name="P38"><text:span text:style-name="T253">To provide a mapping from </text:span><text:span text:style-name="T158">Double</text:span><text:span text:style-name="T253"> to this flavor of </text:span><text:span text:style-name="T158">BigDecimal</text:span><text:span text:style-name="T253">, we define a qualified mapping def.</text:span></text:p>
      <text:p text:style-name="P122">We start by defining an annotation to mark those BigDecimal properties to which the mapping should apply (code is in package ...examples.doubleToBigDecimalQualifier):</text:p>
      <text:p text:style-name="P122"/>
      <text:p text:style-name="P259"><text:bookmark-start text:name="__DdeLink__2715_1402211666"/>@Retention(RetentionPolicy.RUNTIME)</text:p>
      <text:p text:style-name="P259">@Target(value = ElementType.METHOD)</text:p>
      <text:p text:style-name="P259">@QualifierAnnotation(name = "Currency Rounding")</text:p>
      <text:p text:style-name="P249"><text:span text:style-name="T227">public @interface</text:span><text:span text:style-name="T253"> TwoDigitsRoundEven {</text:span></text:p>
      <text:p text:style-name="P259">}<text:bookmark-end text:name="__DdeLink__2715_1402211666"/></text:p>
      <text:p text:style-name="P123"/>
      <text:p text:style-name="P38"><text:span text:style-name="T253">The only remarkable thing about this annotation is that it is annotated with </text:span><text:span text:style-name="T158">@QualifierAnnotation</text:span><text:span text:style-name="T253">. That causes a-mapper to treat it as a qualifier annotation, using the </text:span><text:span text:style-name="T158">name</text:span><text:span text:style-name="T253"> specified in the annotation to represent the qualifier.</text:span></text:p>
      <text:p text:style-name="P124"><text:soft-page-break/>But some numbers in our application need to be rounded to a different scale. We approach that by defining a second qualifier annotation:</text:p>
      <text:p text:style-name="P125"/>
      <text:p text:style-name="P260">@Retention(RetentionPolicy.RUNTIME)</text:p>
      <text:p text:style-name="P260">@Target(value = ElementType.METHOD)</text:p>
      <text:p text:style-name="P238">@QualifierAnnotation(name = "round n digits")</text:p>
      <text:p text:style-name="P237"><text:span text:style-name="T228">public</text:span><text:span text:style-name="T254"> </text:span><text:span text:style-name="T228">@interface</text:span><text:span text:style-name="T254"> NDigitsRound {</text:span></text:p>
      <text:p text:style-name="P238"><text:s text:c="2"/>String value();</text:p>
      <text:p text:style-name="P238">}</text:p>
      <text:p text:style-name="P125"/>
      <text:p text:style-name="P127">This annotation takes a parameter, making it possible to specify the intended number of fractional digits for each number in the code. </text:p>
      <text:p text:style-name="P39"><text:span text:style-name="T255">These are the two flavors of qualifiers – there are those with a value and those without a value. If a qualifier has a value, the defining annotation must accept an attribute </text:span><text:span text:style-name="T159">value</text:span><text:span text:style-name="T255"> - that's all there is to it.</text:span></text:p>
      <text:p text:style-name="P128">Now let's define some classes that use these annotations.</text:p>
      <text:p text:style-name="P128">We start with a class containing numbers as Double:</text:p>
      <text:p text:style-name="P128"/>
      <text:p text:style-name="P250"><text:span text:style-name="T229">public</text:span><text:span text:style-name="T256"> </text:span><text:span text:style-name="T229">class</text:span><text:span text:style-name="T256"> ClassWithDouble {</text:span></text:p>
      <text:p text:style-name="P250"><text:span text:style-name="T256"><text:s text:c="2"/></text:span><text:span text:style-name="T229">private</text:span><text:span text:style-name="T256"> Double amount;</text:span></text:p>
      <text:p text:style-name="P250"><text:span text:style-name="T256"><text:s text:c="2"/></text:span><text:span text:style-name="T229">private</text:span><text:span text:style-name="T256"> Double withOneFractDigit;</text:span></text:p>
      <text:p text:style-name="P250"><text:span text:style-name="T256"><text:s text:c="2"/></text:span><text:span text:style-name="T229">private</text:span><text:span text:style-name="T256"> Double unqualified;</text:span></text:p>
      <text:p text:style-name="P261"/>
      <text:p text:style-name="P250"><text:span text:style-name="T256"><text:s text:c="2"/></text:span><text:span text:style-name="T229">public</text:span><text:span text:style-name="T256"> Double getAmount() {</text:span></text:p>
      <text:p text:style-name="P250"><text:span text:style-name="T256"><text:s text:c="4"/></text:span><text:span text:style-name="T229">return</text:span><text:span text:style-name="T256"> amount;</text:span></text:p>
      <text:p text:style-name="P261"><text:s text:c="2"/>}</text:p>
      <text:p text:style-name="P250"><text:span text:style-name="T256"><text:s text:c="2"/></text:span><text:span text:style-name="T229">public</text:span><text:span text:style-name="T256"> </text:span><text:span text:style-name="T229">void</text:span><text:span text:style-name="T256"> setAmount(Double amount) {</text:span></text:p>
      <text:p text:style-name="P250"><text:span text:style-name="T256"><text:s text:c="4"/></text:span><text:span text:style-name="T229">this</text:span><text:span text:style-name="T256">.amount = amount;</text:span></text:p>
      <text:p text:style-name="P261"><text:s text:c="2"/>}</text:p>
      <text:p text:style-name="P261"/>
      <text:p text:style-name="P250"><text:span text:style-name="T256"><text:s text:c="2"/></text:span><text:span text:style-name="T229">public</text:span><text:span text:style-name="T256"> Double getWithOneFractDigit() {</text:span></text:p>
      <text:p text:style-name="P250"><text:span text:style-name="T256"><text:s text:c="4"/></text:span><text:span text:style-name="T229">return</text:span><text:span text:style-name="T256"> withOneFractDigit;</text:span></text:p>
      <text:p text:style-name="P261"><text:s text:c="2"/>}</text:p>
      <text:p text:style-name="P250"><text:span text:style-name="T256"><text:s text:c="2"/></text:span><text:span text:style-name="T229">public</text:span><text:span text:style-name="T256"> </text:span><text:span text:style-name="T229">void</text:span><text:span text:style-name="T256"> setWithOneFractDigit(Double</text:span></text:p>
      <text:p text:style-name="P261"><text:s text:c="35"/>withOneFractDigit) {</text:p>
      <text:p text:style-name="P250"><text:span text:style-name="T256"><text:s text:c="4"/></text:span><text:span text:style-name="T229">this</text:span><text:span text:style-name="T256">.withOneFractDigit = withOneFractDigit;</text:span></text:p>
      <text:p text:style-name="P261"><text:soft-page-break/><text:s text:c="2"/>}</text:p>
      <text:p text:style-name="P261"/>
      <text:p text:style-name="P250"><text:span text:style-name="T256"><text:s text:c="2"/></text:span><text:span text:style-name="T229">public</text:span><text:span text:style-name="T256"> Double getUnqualified() {</text:span></text:p>
      <text:p text:style-name="P250"><text:span text:style-name="T256"><text:s text:c="4"/></text:span><text:span text:style-name="T229">return</text:span><text:span text:style-name="T256"> unqualified;</text:span></text:p>
      <text:p text:style-name="P261"><text:s text:c="2"/>}</text:p>
      <text:p text:style-name="P250"><text:span text:style-name="T256"><text:s text:c="2"/></text:span><text:span text:style-name="T229">public</text:span><text:span text:style-name="T256"> </text:span><text:span text:style-name="T229">void</text:span><text:span text:style-name="T256"> setUnqualified(Double unqualified) {</text:span></text:p>
      <text:p text:style-name="P250"><text:span text:style-name="T256"><text:s text:c="4"/></text:span><text:span text:style-name="T229">this</text:span><text:span text:style-name="T256">.unqualified = unqualified;</text:span></text:p>
      <text:p text:style-name="P261"><text:s text:c="2"/>}</text:p>
      <text:p text:style-name="P261">}</text:p>
      <text:p text:style-name="P127"/>
      <text:p text:style-name="P128">This class is completely unremarkable, it is just a couple of attributes with getter and setter methods.</text:p>
      <text:p text:style-name="P40"><text:span text:style-name="T257">The corresponding class with </text:span><text:span text:style-name="T160">BigDecimal</text:span><text:span text:style-name="T257"> representations of the numbers has the qualifying annotations on the setter methods:</text:span></text:p>
      <text:p text:style-name="P129"/>
      <text:p text:style-name="P251"><text:span text:style-name="T230">public</text:span><text:span text:style-name="T257"> </text:span><text:span text:style-name="T230">class</text:span><text:span text:style-name="T257"> ClassWithBigDecimal {</text:span></text:p>
      <text:p text:style-name="P251"><text:span text:style-name="T257"><text:s text:c="2"/></text:span><text:span text:style-name="T230">private</text:span><text:span text:style-name="T257"> BigDecimal amount;</text:span></text:p>
      <text:p text:style-name="P251"><text:span text:style-name="T257"><text:s text:c="2"/></text:span><text:span text:style-name="T230">private</text:span><text:span text:style-name="T257"> BigDecimal withOneFactDigit;</text:span></text:p>
      <text:p text:style-name="P251"><text:span text:style-name="T257"><text:s text:c="2"/></text:span><text:span text:style-name="T230">private</text:span><text:span text:style-name="T257"> BigDecimal unqualified;</text:span></text:p>
      <text:p text:style-name="P262"/>
      <text:p text:style-name="P251"><text:span text:style-name="T257"><text:s text:c="2"/></text:span><text:span text:style-name="T230">public</text:span><text:span text:style-name="T257"> BigDecimal getAmount() {</text:span></text:p>
      <text:p text:style-name="P251"><text:span text:style-name="T257"><text:s text:c="4"/></text:span><text:span text:style-name="T230">return</text:span><text:span text:style-name="T257"> amount;</text:span></text:p>
      <text:p text:style-name="P262"><text:s text:c="2"/>}</text:p>
      <text:p text:style-name="P262"><text:s text:c="2"/>@TwoDigitsRoundEven</text:p>
      <text:p text:style-name="P251"><text:span text:style-name="T257"><text:s text:c="2"/></text:span><text:span text:style-name="T230">public</text:span><text:span text:style-name="T257"> </text:span><text:span text:style-name="T230">void</text:span><text:span text:style-name="T257"> setAmount(BigDecimal amount) {</text:span></text:p>
      <text:p text:style-name="P251"><text:span text:style-name="T257"><text:s text:c="4"/></text:span><text:span text:style-name="T230">this</text:span><text:span text:style-name="T257">.amount = amount;</text:span></text:p>
      <text:p text:style-name="P262"><text:s text:c="2"/>}</text:p>
      <text:p text:style-name="P262"/>
      <text:p text:style-name="P251"><text:span text:style-name="T257"><text:s text:c="2"/></text:span><text:span text:style-name="T230">public</text:span><text:span text:style-name="T257"> BigDecimal getWithOneFractDigit() {</text:span></text:p>
      <text:p text:style-name="P251"><text:span text:style-name="T257"><text:s text:c="4"/></text:span><text:span text:style-name="T230">return</text:span><text:span text:style-name="T257"> withOneFactDigit;</text:span></text:p>
      <text:p text:style-name="P262"><text:s text:c="2"/>}</text:p>
      <text:p text:style-name="P262"><text:s text:c="2"/>@NDigitsRound("1")</text:p>
      <text:p text:style-name="P251"><text:span text:style-name="T257"><text:s text:c="2"/></text:span><text:span text:style-name="T230">public</text:span><text:span text:style-name="T257"> </text:span><text:span text:style-name="T230">void</text:span><text:span text:style-name="T257"> setWithOneFractDigit(BigDecimal</text:span></text:p>
      <text:p text:style-name="P262"><text:s text:c="36"/>withOneFactDigit) {</text:p>
      <text:p text:style-name="P251"><text:span text:style-name="T257"><text:s text:c="4"/></text:span><text:span text:style-name="T230">this</text:span><text:span text:style-name="T257">.withOneFactDigit = withOneFactDigit;</text:span></text:p>
      <text:p text:style-name="P262"><text:s text:c="2"/>}</text:p>
      <text:p text:style-name="P262"/>
      <text:p text:style-name="P251"><text:soft-page-break/><text:span text:style-name="T257"><text:s text:c="2"/></text:span><text:span text:style-name="T230">public</text:span><text:span text:style-name="T257"> BigDecimal getUnqualified() {</text:span></text:p>
      <text:p text:style-name="P251"><text:span text:style-name="T257"><text:s text:c="4"/></text:span><text:span text:style-name="T230">return</text:span><text:span text:style-name="T257"> unqualified;</text:span></text:p>
      <text:p text:style-name="P262"><text:s text:c="2"/>}</text:p>
      <text:p text:style-name="P251"><text:span text:style-name="T257"><text:s text:c="2"/></text:span><text:span text:style-name="T230">public</text:span><text:span text:style-name="T257"> </text:span><text:span text:style-name="T230">void</text:span><text:span text:style-name="T257"> setUnqualified(BigDecimal unqualified) {</text:span></text:p>
      <text:p text:style-name="P251"><text:span text:style-name="T257"><text:s text:c="4"/></text:span><text:span text:style-name="T230">this</text:span><text:span text:style-name="T257">.unqualified = unqualified;</text:span></text:p>
      <text:p text:style-name="P262"><text:s text:c="2"/>}</text:p>
      <text:p text:style-name="P262">}</text:p>
      <text:p text:style-name="P129"/>
      <text:p text:style-name="P40"><text:span text:style-name="T257">There are three properties, qualified with </text:span><text:span text:style-name="T160">@TwoDigitsRoundEven</text:span><text:span text:style-name="T257">, </text:span><text:span text:style-name="T160">@NDigitsRound(“1”)</text:span><text:span text:style-name="T257"> and nothing, respectively.</text:span></text:p>
      <text:p text:style-name="P130">The annotations are on the setter methods. That makes the qualifiers “target qualifiers” for all mappings onto these fields. </text:p>
      <text:p text:style-name="P41"><text:span text:style-name="T258">Every mapping can have source and target qualifiers, and mapping defs can check both. Qualifiers should be put on the “natural” end of a mapping. The annotations for source qualifiers go to the getter of the source property, and target qualifiers go to the setters of the target property.</text:span></text:p>
      <text:p text:style-name="P41"><text:span text:style-name="T259">In this case, the scale and rounding rule apply to all mappings that go to the </text:span><text:span text:style-name="T161">BigDecimal</text:span><text:span text:style-name="T258"> properties, so their setters are the natural place to put them.</text:span></text:p>
      <text:p text:style-name="P42"><text:span text:style-name="T259">Now we need mapping defs that evaluate these qualifiers, their most interesting part being the </text:span><text:span text:style-name="T162">canHandle()</text:span><text:span text:style-name="T260"> implementation:</text:span></text:p>
      <text:p text:style-name="P131"/>
      <text:p text:style-name="P252"><text:span text:style-name="T231">public</text:span><text:span text:style-name="T260"> </text:span><text:span text:style-name="T231">class</text:span><text:span text:style-name="T260"> DoubleToBigDecimalForCurrencyMappingDef</text:span></text:p>
      <text:p text:style-name="P252"><text:span text:style-name="T260"><text:s text:c="4"/></text:span><text:span text:style-name="T231">implements</text:span><text:span text:style-name="T260"> </text:span></text:p>
      <text:p text:style-name="P263"><text:s text:c="9"/>AValueMappingDef&lt;Double, BigDecimal, Object&gt; {</text:p>
      <text:p text:style-name="P263"/>
      <text:p text:style-name="P252"><text:span text:style-name="T260"><text:s text:c="2"/></text:span><text:span text:style-name="T231">public</text:span><text:span text:style-name="T260"> </text:span><text:span text:style-name="T231">boolean</text:span><text:span text:style-name="T260"> canHandle(</text:span></text:p>
      <text:p text:style-name="P263"><text:s text:c="19"/>QualifiedSourceAndTargetType types) {</text:p>
      <text:p text:style-name="P252"><text:span text:style-name="T231"><text:s text:c="4"/>return</text:span><text:span text:style-name="T260"> </text:span></text:p>
      <text:p text:style-name="P263"><text:s text:c="6"/>types.sourceType().equals(</text:p>
      <text:p text:style-name="P252"><text:span text:style-name="T260"><text:s text:c="17"/>JavaBeanTypes.create(Double.class)) </text:span><text:span text:style-name="T231">&amp;&amp;</text:span></text:p>
      <text:p text:style-name="P263"><text:s text:c="6"/>types.targetType().equals(</text:p>
      <text:p text:style-name="P252"><text:span text:style-name="T260"><text:s text:c="13"/>JavaBeanTypes.create(BigDecimal.class)) </text:span><text:span text:style-name="T231">&amp;&amp;</text:span></text:p>
      <text:p text:style-name="P263"><text:s text:c="6"/>types.targetQualifier()</text:p>
      <text:p text:style-name="P263"><text:s text:c="8"/>.get("Currency Rounding").isDefined();</text:p>
      <text:p text:style-name="P263"><text:s text:c="2"/>}</text:p>
      <text:p text:style-name="P263"/>
      <text:p text:style-name="P252"><text:soft-page-break/><text:span text:style-name="T260"><text:s text:c="2"/>... // nothing special in map() and diff()</text:span></text:p>
      <text:p text:style-name="P263">}</text:p>
      <text:p text:style-name="P127"/>
      <text:p text:style-name="P43"><text:span text:style-name="T261">Source and target qualifiers are both part of the </text:span><text:span text:style-name="T163">QualifiedSourceAndTargetType</text:span><text:span text:style-name="T261"> that is passed to each method. Both of them are maps, since there can be several qualifiers on each side of a mapping. It is up to the mapping def to decide which of the qualifiers it is interested in, if any at all.</text:span></text:p>
      <text:p text:style-name="P43"><text:span text:style-name="T261">Qualifiers are represented in the maps by the </text:span><text:span text:style-name="T163">name</text:span><text:span text:style-name="T261"> specified in the </text:span><text:span text:style-name="T163">@QualifierAnnotation</text:span><text:span text:style-name="T261">. In real application, it is obviously a good idea to use named constants for these.</text:span></text:p>
      <text:p text:style-name="P44"><text:span text:style-name="T262">To ask the qualifier maps about a concrete qualifier, you can call </text:span><text:span text:style-name="T164">get()</text:span><text:span text:style-name="T262">. This returns something called an </text:span><text:span text:style-name="T164">Option</text:span><text:span text:style-name="T262">. Simply put, it is a wrapper that either contains the real object, or says that there is no object.</text:span></text:p>
      <text:p text:style-name="P44"><text:span text:style-name="T262">To find out which it is, you can call </text:span><text:span text:style-name="T164">isDefined()</text:span><text:span text:style-name="T262">. </text:span></text:p>
      <text:p text:style-name="P45"><text:span text:style-name="T263">The second mapping def actually needs to access the value of the qualifier in its map() implementation:</text:span></text:p>
      <text:p text:style-name="P126"/>
      <text:p text:style-name="P253"><text:span text:style-name="T232">public</text:span><text:span text:style-name="T264"> </text:span><text:span text:style-name="T232">class</text:span><text:span text:style-name="T264"> DoubleToBigDecimalWithRoundingMappingDef</text:span></text:p>
      <text:p text:style-name="P253"><text:span text:style-name="T264"><text:s text:c="4"/></text:span><text:span text:style-name="T232">implements</text:span><text:span text:style-name="T264"> </text:span></text:p>
      <text:p text:style-name="P264"><text:s text:c="9"/>AValueMappingDef&lt;Double, BigDecimal, Object&gt; {</text:p>
      <text:p text:style-name="P264"/>
      <text:p text:style-name="P253"><text:span text:style-name="T264"><text:s text:c="2"/></text:span><text:span text:style-name="T232">public</text:span><text:span text:style-name="T264"> </text:span><text:span text:style-name="T232">boolean</text:span><text:span text:style-name="T264"> canHandle(</text:span></text:p>
      <text:p text:style-name="P264"><text:s text:c="18"/>QualifiedSourceAndTargetType types) {</text:p>
      <text:p text:style-name="P265"><text:s text:c="4"/>return</text:p>
      <text:p text:style-name="P265"><text:s text:c="6"/>...</text:p>
      <text:p text:style-name="P264"><text:s text:c="6"/>types.targetQualifier()</text:p>
      <text:p text:style-name="P264"><text:s text:c="8"/>.get("round n digits").isDefined();</text:p>
      <text:p text:style-name="P264"><text:s text:c="4"/>}</text:p>
      <text:p text:style-name="P264"/>
      <text:p text:style-name="P253"><text:span text:style-name="T264"><text:s text:c="2"/></text:span><text:span text:style-name="T232">public</text:span><text:span text:style-name="T264"> BigDecimal map(Double sourceValue,</text:span></text:p>
      <text:p text:style-name="P264"><text:s text:c="6"/>QualifiedSourceAndTargetType types, </text:p>
      <text:p text:style-name="P264"><text:s text:c="6"/>AMapperWorker&lt;?&gt; worker, </text:p>
      <text:p text:style-name="P264"><text:s text:c="6"/>Map&lt;String, Object&gt; context) {</text:p>
      <text:p text:style-name="P264"/>
      <text:p text:style-name="P253"><text:span text:style-name="T264"><text:s text:c="4"/></text:span><text:span text:style-name="T232">if</text:span><text:span text:style-name="T264">(sourceValue == </text:span><text:span text:style-name="T232">null</text:span><text:span text:style-name="T264">) {</text:span></text:p>
      <text:p text:style-name="P253"><text:span text:style-name="T264"><text:s text:c="6"/></text:span><text:span text:style-name="T232">return</text:span><text:span text:style-name="T264"> </text:span><text:span text:style-name="T232">null</text:span><text:span text:style-name="T264">;</text:span></text:p>
      <text:p text:style-name="P264"><text:soft-page-break/><text:s text:c="4"/>}</text:p>
      <text:p text:style-name="P264"/>
      <text:p text:style-name="P253"><text:span text:style-name="T264"><text:s text:c="4"/></text:span><text:span text:style-name="T232">final</text:span><text:span text:style-name="T264"> </text:span><text:span text:style-name="T232">int</text:span><text:span text:style-name="T264"> numDigits = </text:span></text:p>
      <text:p text:style-name="P264"><text:s text:c="6"/>Integer.valueOf(types.targetQualifier()</text:p>
      <text:p text:style-name="P264"><text:s text:c="8"/>.get("round n digits").get());</text:p>
      <text:p text:style-name="P253"><text:span text:style-name="T264"><text:s text:c="4"/></text:span><text:span text:style-name="T232">return</text:span></text:p>
      <text:p text:style-name="P264"><text:s text:c="6"/>BigDecimal.valueOf(sourceValue)</text:p>
      <text:p text:style-name="P264"><text:s text:c="8"/>.setScale(numDigits, RoundingMode.HALF_UP);</text:p>
      <text:p text:style-name="P264"><text:s text:c="2"/>}</text:p>
      <text:p text:style-name="P264"/>
      <text:p text:style-name="P253"><text:span text:style-name="T264"><text:s text:c="2"/>... // nothing special in diff()</text:span></text:p>
      <text:p text:style-name="P264">}</text:p>
      <text:p text:style-name="P126"/>
      <text:p text:style-name="P46"><text:span text:style-name="T265">It can get that value by calling </text:span><text:span text:style-name="T165">get() </text:span><text:span text:style-name="T265">on the </text:span><text:span text:style-name="T165">Option</text:span><text:span text:style-name="T265"> returned from the target qualifier map.</text:span></text:p>
      <text:p text:style-name="P132">Now all pieces are in place, and we can start using our qualified mapping definitions:</text:p>
      <text:p text:style-name="P132"/>
      <text:p text:style-name="P254"><text:span text:style-name="T233">final</text:span><text:span text:style-name="T266"> JavaBeanMapper mapper =</text:span></text:p>
      <text:p text:style-name="P266"><text:s text:c="2"/>JavaBeanMapperBuilder.create()</text:p>
      <text:p text:style-name="P266"><text:s text:c="4"/>.withValueMapping(new</text:p>
      <text:p text:style-name="P266"><text:s text:c="13"/>DoubleToBigDecimalForCurrencyMappingDef())</text:p>
      <text:p text:style-name="P266"><text:s text:c="4"/>.withValueMapping(new</text:p>
      <text:p text:style-name="P266"><text:s text:c="12"/>DoubleToBigDecimalWithRoundingMappingDef())</text:p>
      <text:p text:style-name="P266"><text:s text:c="4"/>.withBeanMapping(</text:p>
      <text:p text:style-name="P254"><text:span text:style-name="T266"><text:s text:c="6"/>JavaBeanMapping.create(ClassWithDouble.</text:span><text:span text:style-name="T233">class</text:span><text:span text:style-name="T266">, </text:span></text:p>
      <text:p text:style-name="P254"><text:span text:style-name="T266"><text:s text:c="29"/>ClassWithBigDecimal.</text:span><text:span text:style-name="T233">class</text:span><text:span text:style-name="T266">)</text:span></text:p>
      <text:p text:style-name="P254"><text:span text:style-name="T266"><text:s text:c="6"/>.addMapping("amount", Double.</text:span><text:span text:style-name="T233">class</text:span><text:span text:style-name="T266">, </text:span></text:p>
      <text:p text:style-name="P254"><text:span text:style-name="T266"><text:s text:c="18"/>"amount", BigDecimal.</text:span><text:span text:style-name="T233">class</text:span><text:span text:style-name="T266">)</text:span></text:p>
      <text:p text:style-name="P254"><text:span text:style-name="T266"><text:s text:c="6"/>.addMapping("withOneFractDigit", Double.</text:span><text:span text:style-name="T233">class</text:span><text:span text:style-name="T266">,</text:span></text:p>
      <text:p text:style-name="P254"><text:span text:style-name="T266"><text:s text:c="18"/>"withOneFractDigit", BigDecimal.</text:span><text:span text:style-name="T233">class</text:span><text:span text:style-name="T266">)</text:span></text:p>
      <text:p text:style-name="P254"><text:span text:style-name="T266">// <text:s text:c="3"/>.addMapping("unqualified", Double.</text:span><text:span text:style-name="T233">class</text:span><text:span text:style-name="T266">,</text:span></text:p>
      <text:p text:style-name="P254"><text:span text:style-name="T266">// <text:s text:c="15"/>"unqualified", BigDecimal.</text:span><text:span text:style-name="T233">class</text:span><text:span text:style-name="T266">)</text:span></text:p>
      <text:p text:style-name="P266"><text:s text:c="4"/>)</text:p>
      <text:p text:style-name="P266"><text:s text:c="4"/>.build();</text:p>
      <text:p text:style-name="P266"/>
      <text:p text:style-name="P254"><text:span text:style-name="T233">final</text:span><text:span text:style-name="T266"> ClassWithDouble source = </text:span><text:span text:style-name="T233">new</text:span><text:span text:style-name="T266"> ClassWithDouble();</text:span></text:p>
      <text:p text:style-name="P266"><text:soft-page-break/>source.setAmount(123.4567);</text:p>
      <text:p text:style-name="P266">source.setWithOneFractDigit(1.2345);</text:p>
      <text:p text:style-name="P266"/>
      <text:p text:style-name="P254"><text:span text:style-name="T233">final</text:span><text:span text:style-name="T266"> ClassWithBigDecimal target = </text:span></text:p>
      <text:p text:style-name="P266"><text:s text:c="9"/>mapper.map(source, ClassWithBigDecimal.class);</text:p>
      <text:p text:style-name="P266"/>
      <text:p text:style-name="P266">assertEquals(new BigDecimal("123.46"),</text:p>
      <text:p text:style-name="P266"><text:s text:c="35"/>target.getAmount());</text:p>
      <text:p text:style-name="P266">assertEquals(new BigDecimal("1.2"),</text:p>
      <text:p text:style-name="P266"><text:s text:c="24"/>target.getWithOneFractDigit());</text:p>
      <text:p text:style-name="P28"/>
      <text:p text:style-name="P47"><text:span text:style-name="T266">First we create a </text:span><text:span text:style-name="T166">JavaBeanMapper</text:span><text:span text:style-name="T266">, registering our newly defined mapping defs and a bean mapping for </text:span><text:span text:style-name="T166">ClassWithDouble</text:span><text:span text:style-name="T266"> and </text:span><text:span text:style-name="T166">ClassWithBigDecimal</text:span><text:span text:style-name="T266">.</text:span></text:p>
      <text:p text:style-name="P48"><text:span text:style-name="T267">Mapping test data, we find that </text:span><text:span text:style-name="T167">amount</text:span><text:span text:style-name="T267"> is rounded to scale 2 and </text:span><text:span text:style-name="T167">withOneFractDigit</text:span><text:span text:style-name="T267"> is rounded to scale 1, just as specified in the annotations.</text:span></text:p>
      <text:p text:style-name="P49"><text:span text:style-name="T268">The mapping of property </text:span><text:span text:style-name="T168">unqualified</text:span><text:span text:style-name="T268"> must be commented out. It goes from type </text:span><text:span text:style-name="T169">Double</text:span><text:span text:style-name="T269"> to type </text:span><text:span text:style-name="T169">BigDecimal</text:span><text:span text:style-name="T269">, just as the other two, but there is no qualifier attached to it, just as its name suggests. But all mapping defs from </text:span><text:span text:style-name="T169">Double</text:span><text:span text:style-name="T269"> to </text:span><text:span text:style-name="T169">BigDecimal</text:span><text:span text:style-name="T269"> expect a qualifier, and so the mapper aborts with an error if we try to map </text:span><text:span text:style-name="T169">unqualified</text:span><text:span text:style-name="T269">.</text:span></text:p>
      <text:h text:style-name="P339" text:outline-level="3"><text:bookmark-start text:name="__RefHeading__4325_1097576012"/>List handling<text:bookmark-end text:name="__RefHeading__4325_1097576012"/></text:h>
      <text:p text:style-name="P183"><text:span text:style-name="T270">Mapping different lists of data in different ways is another typical example for using qualifiers. TODO reference to code?</text:span></text:p>
      <text:p text:style-name="P184"><text:span text:style-name="T271">Sometimes applications use lists to store data without being interested in the order in which data is stored in them. JPA for example uses the term </text:span><text:span text:style-name="T170">bag</text:span><text:span text:style-name="T271"> for this kind of list; for details see TODO.</text:span></text:p>
      <text:p text:style-name="P186">Two such bags should be considered equal if they contain the same elements, regardless of their order.</text:p>
      <text:p text:style-name="P186">More subtly, mapping data into such a list should not reorder existing elements, because such a reordering can trigger side effects in JPA implementations.</text:p>
      <text:p text:style-name="P185"><text:span text:style-name="T272">The same applications can however use lists with full ordering semantics in other places, expecting a-mapper to take element order into account for its diff and merge operations.</text:span></text:p>
      <text:p text:style-name="P187">Such applications can differentiate between list handling strategies based on qualifiers. <text:span text:style-name="T273">If one strategy is used far more widely than the others, it makes </text:span><text:soft-page-break/><text:span text:style-name="T273">sense to use that strategy for unqualified mappings, and require qualifiers for exceptions only.</text:span></text:p>
      <text:p text:style-name="P188">TODO mix-in for qualifier?</text:p>
      <text:h text:style-name="P339" text:outline-level="3"><text:bookmark-start text:name="__RefHeading__4327_1097576012"/>Dynamic translations<text:bookmark-end text:name="__RefHeading__4327_1097576012"/></text:h>
      <text:p text:style-name="P133"><text:span text:style-name="T274">Let us assume that an application holds translation keys for messages in an internal data structure. And it wants to return corresponding clear text messages in English from a web service.</text:span></text:p>
      <text:p text:style-name="P134"><text:span text:style-name="T275">The problem with this scenario is that both keys and clear text messages have type </text:span><text:span text:style-name="T171">String</text:span><text:span text:style-name="T275">, and modifying the default mapping from string to string is not an option. </text:span></text:p>
      <text:p text:style-name="P136">One possible solution is to qualify the fields in the web service data structure and trigger a special mapping that looks up the clear text messages for the translation keys.</text:p>
      <text:p text:style-name="P136">TODO source ref</text:p>
      <text:h text:style-name="P340" text:outline-level="3"><text:bookmark-start text:name="__RefHeading__4329_1097576012"/>Date Formatting<text:bookmark-end text:name="__RefHeading__4329_1097576012"/></text:h>
      <text:p text:style-name="P137">Dates and time stamps can be converted to string format in a wide variety of ways. There are time zones and a wide range of date formats, some of them locale specific and some fixed.</text:p>
      <text:p text:style-name="P135"><text:span text:style-name="T276">Therefore it is usually not a good idea to have a 'default' mapping from e.g. </text:span><text:span text:style-name="T172">java.util.Date</text:span><text:span text:style-name="T276"> to </text:span><text:span text:style-name="T172">String</text:span><text:span text:style-name="T276">.</text:span></text:p>
      <text:p text:style-name="P50"><text:span text:style-name="T277">Enter qualifiers. It makes perfect sense to have qualified mappings from </text:span><text:span text:style-name="T173">Date</text:span><text:span text:style-name="T277"> to </text:span><text:span text:style-name="T173">String</text:span><text:span text:style-name="T277"> (and possible vice versa), e.g. with explicitly provided date formats or @WebServiceDate to format a date in a user-independent normalized way.</text:span></text:p>
      <text:p text:style-name="P138">TODO source</text:p>
      <text:h text:style-name="P328" text:outline-level="2"><text:bookmark-start text:name="__RefHeading__1641_641206845"/>Context<text:bookmark-end text:name="__RefHeading__1641_641206845"/></text:h>
      <text:p text:style-name="P201">For a-mapper, “context” is state of a parent object that is required for the mapping of a child.</text:p>
      <text:p text:style-name="P202">To illustrate this, let us look at a hypothetical invoicing application. For the scope of this application, invoices can have different currencies, but all positions in a given invoice have the same currency.</text:p>
      <text:p text:style-name="P203">There are two representations of invoices.</text:p>
      <text:p text:style-name="P189"><text:span text:style-name="T279">The first of them is “normalized”, storing the currency only once in the invoice itself, and storing the amount of each position as a raw </text:span><text:span text:style-name="T174">double</text:span><text:span text:style-name="T279">:</text:span></text:p>
      <text:p text:style-name="P202"><text:soft-page-break/></text:p>
      <text:p text:style-name="P267"><text:span text:style-name="T234">public</text:span><text:span text:style-name="T280"> </text:span><text:span text:style-name="T234">class</text:span><text:span text:style-name="T280"> NormalizedInvoice</text:span></text:p>
      <text:p text:style-name="P267"><text:span text:style-name="T280"><text:s text:c="26"/></text:span><text:span text:style-name="T234">implements</text:span><text:span text:style-name="T280"> CurrencyProvider {</text:span></text:p>
      <text:p text:style-name="P267"><text:span text:style-name="T280"><text:s text:c="2"/></text:span><text:span text:style-name="T234">private</text:span><text:span text:style-name="T280"> Currency currency;</text:span></text:p>
      <text:p text:style-name="P267"><text:span text:style-name="T280"><text:s text:c="2"/></text:span><text:span text:style-name="T234">private</text:span><text:span text:style-name="T280"> NormalizedPosition position =</text:span></text:p>
      <text:p text:style-name="P267"><text:span text:style-name="T280"><text:s text:c="30"/></text:span><text:span text:style-name="T234">new</text:span><text:span text:style-name="T280"> NormalizedPosition();</text:span></text:p>
      <text:p text:style-name="P274"/>
      <text:p text:style-name="P274"><text:s text:c="2"/>... // getters and setters</text:p>
      <text:p text:style-name="P274">}</text:p>
      <text:p text:style-name="P202"/>
      <text:p text:style-name="P204">and</text:p>
      <text:p text:style-name="P204"/>
      <text:p text:style-name="P268"><text:span text:style-name="T235">public</text:span><text:span text:style-name="T281"> </text:span><text:span text:style-name="T235">class</text:span><text:span text:style-name="T281"> NormalizedPosition {</text:span></text:p>
      <text:p text:style-name="P268"><text:span text:style-name="T281"><text:s text:c="2"/></text:span><text:span text:style-name="T235">private</text:span><text:span text:style-name="T281"> </text:span><text:span text:style-name="T235">double</text:span><text:span text:style-name="T281"> amount;</text:span></text:p>
      <text:p text:style-name="P275"><text:s text:c="2"/>... // getter and setter</text:p>
      <text:p text:style-name="P275">}</text:p>
      <text:p text:style-name="P202"/>
      <text:p text:style-name="P205">The invoice would of course normally store a list of positions. To avoid getting into the intricacies of list handling here (see TODO for details on these), the invoices just store a single position in this example. That makes the example look somewhat weird from a business perspective, but it totally suffices to illustrate the concept of “context”.</text:p>
      <text:p text:style-name="P190"><text:span text:style-name="T282">These two classes are in essence just regular “structs” – we will get back to the </text:span><text:span text:style-name="T175">CurrencyProvider</text:span><text:span text:style-name="T282"> interface presently.</text:span></text:p>
      <text:p text:style-name="P191"><text:span text:style-name="T283">The other invoice representation is based on a class </text:span><text:span text:style-name="T176">Money</text:span><text:span text:style-name="T283"> that combines currency and amount:</text:span></text:p>
      <text:p text:style-name="P206"/>
      <text:p text:style-name="P269"><text:span text:style-name="T236">public</text:span><text:span text:style-name="T283"> </text:span><text:span text:style-name="T236">class</text:span><text:span text:style-name="T283"> Money {</text:span></text:p>
      <text:p text:style-name="P269"><text:span text:style-name="T283"><text:s text:c="4"/></text:span><text:span text:style-name="T236">private</text:span><text:span text:style-name="T283"> </text:span><text:span text:style-name="T236">double</text:span><text:span text:style-name="T283"> amount;</text:span></text:p>
      <text:p text:style-name="P269"><text:span text:style-name="T283"><text:s text:c="4"/></text:span><text:span text:style-name="T236">private</text:span><text:span text:style-name="T283"> Currency currency;</text:span></text:p>
      <text:p text:style-name="P276"/>
      <text:p text:style-name="P269"><text:span text:style-name="T283"><text:s text:c="4"/></text:span><text:span text:style-name="T236">public</text:span><text:span text:style-name="T283"> Money(double amount, Currency currency) {</text:span></text:p>
      <text:p text:style-name="P269"><text:span text:style-name="T283"><text:s text:c="8"/></text:span><text:span text:style-name="T236">this</text:span><text:span text:style-name="T283">.amount = amount;</text:span></text:p>
      <text:p text:style-name="P269"><text:span text:style-name="T283"><text:s text:c="8"/></text:span><text:span text:style-name="T236">this</text:span><text:span text:style-name="T283">.currency = currency;</text:span></text:p>
      <text:p text:style-name="P276"><text:s text:c="4"/>}</text:p>
      <text:p text:style-name="P276"><text:soft-page-break/><text:s text:c="2"/>... // getters and setters</text:p>
      <text:p text:style-name="P276">}</text:p>
      <text:p text:style-name="P202"/>
      <text:p text:style-name="P192"><text:span text:style-name="T284">The </text:span><text:span text:style-name="T177">VerboseInvoice</text:span><text:span text:style-name="T284"> class just holds a </text:span><text:span text:style-name="T177">VerbosePosition</text:span><text:span text:style-name="T284">:</text:span></text:p>
      <text:p text:style-name="P202"/>
      <text:p text:style-name="P270"><text:span text:style-name="T237">public</text:span><text:span text:style-name="T284"> </text:span><text:span text:style-name="T237">class</text:span><text:span text:style-name="T284"> VerboseInvoice {</text:span></text:p>
      <text:p text:style-name="P270"><text:span text:style-name="T284"><text:s text:c="2"/></text:span><text:span text:style-name="T237">private</text:span><text:span text:style-name="T284"> VerbosePosition position;</text:span></text:p>
      <text:p text:style-name="P277"><text:bookmark-start text:name="__DdeLink__4308_493759312"/><text:s text:c="2"/>... // getter and setter</text:p>
      <text:p text:style-name="P277"><text:bookmark-end text:name="__DdeLink__4308_493759312"/>}</text:p>
      <text:p text:style-name="P202"/>
      <text:p text:style-name="P192"><text:span text:style-name="T284">And a </text:span><text:span text:style-name="T177">VerbosePosition</text:span><text:span text:style-name="T284"> just holds an amount as a </text:span><text:span text:style-name="T177">Money</text:span><text:span text:style-name="T284"> instance:</text:span></text:p>
      <text:p text:style-name="P202"/>
      <text:p text:style-name="P270"><text:span text:style-name="T237">public</text:span><text:span text:style-name="T284"> </text:span><text:span text:style-name="T237">class</text:span><text:span text:style-name="T284"> VerbosePosition {</text:span></text:p>
      <text:p text:style-name="P270"><text:span text:style-name="T284"><text:s text:c="2"/></text:span><text:span text:style-name="T237">private</text:span><text:span text:style-name="T284"> Money amount;</text:span></text:p>
      <text:p text:style-name="P277"><text:s text:c="2"/>... // getter and setter</text:p>
      <text:p text:style-name="P277">}</text:p>
      <text:p text:style-name="P207"/>
      <text:p text:style-name="P193"><text:span text:style-name="T285">Mapping these simple structures requires a mapping from </text:span><text:span text:style-name="T178">Double</text:span><text:span text:style-name="T285"> to </text:span><text:span text:style-name="T178">Money</text:span><text:span text:style-name="T285">. And to do that, we need to know what “the” currency is.</text:span></text:p>
      <text:p text:style-name="P193"><text:span text:style-name="T285">But that information is not available locally. And there is not even a reference from a </text:span><text:span text:style-name="T178">NormalizedPosition</text:span><text:span text:style-name="T285"> to its </text:span><text:span text:style-name="T178">NormalizedInvoice</text:span><text:span text:style-name="T285">, making it harder to get around the problem.</text:span></text:p>
      <text:p text:style-name="P194"><text:span text:style-name="T286">Enter the concept of “context”. We need a way to define what “the” currency is within the context of an invoice, i.e. while mapping the invoice and its children.</text:span></text:p>
      <text:p text:style-name="P195"><text:span text:style-name="T287">The default way to do this with Java Beans is to define an interface that provides access to the desired context information. That is what the </text:span><text:span text:style-name="T179">CurrencyProvider</text:span><text:span text:style-name="T288"> interface is for:</text:span></text:p>
      <text:p text:style-name="P207"/>
      <text:p text:style-name="P278">@AContextMarker</text:p>
      <text:p text:style-name="P271"><text:span text:style-name="T238">public</text:span><text:span text:style-name="T289"> </text:span><text:span text:style-name="T238">interface</text:span><text:span text:style-name="T289"> CurrencyProvider {</text:span></text:p>
      <text:p text:style-name="P278"><text:s text:c="2"/>Currency getCurrency();</text:p>
      <text:p text:style-name="P278">}</text:p>
      <text:p text:style-name="P208"><text:soft-page-break/></text:p>
      <text:p text:style-name="P196"><text:span text:style-name="T290">If this interface has the marker annotation </text:span><text:span text:style-name="T180">@AContextMarker</text:span><text:span text:style-name="T290">, the mapper automatically keeps track of instances and makes them available to children as part of their context.</text:span></text:p>
      <text:p text:style-name="P209">Mapping defs can then access and use them:</text:p>
      <text:p text:style-name="P209"/>
      <text:p text:style-name="P272"><text:span text:style-name="T239">public</text:span><text:span text:style-name="T291"> </text:span><text:span text:style-name="T239">class</text:span><text:span text:style-name="T291"> DoubleToMoneyMapping </text:span><text:span text:style-name="T239">implements</text:span><text:span text:style-name="T291"> AValueMappingDef&lt;Double, Money, Object&gt; {</text:span></text:p>
      <text:p text:style-name="P279"/>
      <text:p text:style-name="P279"><text:s text:c="2"/>... // straightforward canHandle implementation</text:p>
      <text:p text:style-name="P279"/>
      <text:p text:style-name="P272"><text:span text:style-name="T291"><text:s text:c="2"/></text:span><text:span text:style-name="T239">public</text:span><text:span text:style-name="T291"> Money map(Double sourceValue,</text:span></text:p>
      <text:p text:style-name="P279"><text:s text:c="6"/>QualifiedSourceAndTargetType types, </text:p>
      <text:p text:style-name="P279"><text:s text:c="6"/>AMapperWorker&lt;?&gt; worker, </text:p>
      <text:p text:style-name="P279"><text:s text:c="6"/>Map&lt;String, Object&gt; context) {</text:p>
      <text:p text:style-name="P279"/>
      <text:p text:style-name="P272"><text:span text:style-name="T291"><text:s text:c="4"/></text:span><text:span text:style-name="T239">final</text:span><text:span text:style-name="T291"> CurrencyProvider curProv = </text:span></text:p>
      <text:p text:style-name="P279"><text:s text:c="6"/>(CurrencyProvider) context</text:p>
      <text:p text:style-name="P279"><text:s text:c="6"/>.get(CurrencyProvider.class.getName())</text:p>
      <text:p text:style-name="P279"><text:s text:c="6"/>.get();</text:p>
      <text:p text:style-name="P279"/>
      <text:p text:style-name="P272"><text:span text:style-name="T291"><text:s text:c="4"/></text:span><text:span text:style-name="T239">return</text:span><text:span text:style-name="T291"> new Money(sourceValue,</text:span></text:p>
      <text:p text:style-name="P279"><text:s text:c="32"/>curProv.getCurrency());</text:p>
      <text:p text:style-name="P279"><text:s text:c="2"/>}</text:p>
      <text:p text:style-name="P279"/>
      <text:p text:style-name="P279"><text:s text:c="2"/>... // diff implementation</text:p>
      <text:p text:style-name="P279">}</text:p>
      <text:p text:style-name="P208"/>
      <text:p text:style-name="P197"><text:span text:style-name="T292">The context is passed into the </text:span><text:span text:style-name="T181">map</text:span><text:span text:style-name="T292"> method, with the fully qualified name of the context interface as a key and its implementation as a value. Access to the context is through the </text:span><text:span text:style-name="T182">get()</text:span><text:span text:style-name="T293"> method which returns an </text:span><text:span text:style-name="T182">Option</text:span><text:span text:style-name="T278">, which in turn provides access to the data though its </text:span><text:span text:style-name="T182">get()</text:span><text:span text:style-name="T293"> method.</text:span></text:p>
      <text:p text:style-name="P210">Using this context based mapping def is done exactly the same as with any other mapping def:</text:p>
      <text:p text:style-name="P210"/>
      <text:p text:style-name="P273"><text:span text:style-name="T240">final</text:span><text:span text:style-name="T294"> JavaBeanMapper mapper =</text:span></text:p>
      <text:p text:style-name="P280"><text:soft-page-break/><text:s text:c="2"/>JavaBeanMapperBuilder.create()</text:p>
      <text:p text:style-name="P273"><text:span text:style-name="T294"><text:s text:c="4"/>.withValueMapping(</text:span><text:span text:style-name="T240">new</text:span><text:span text:style-name="T294"> DoubleToMoneyMapping())</text:span></text:p>
      <text:p text:style-name="P280"><text:s/>.withBeanMapping(JavaBeanMapping.create(</text:p>
      <text:p text:style-name="P273"><text:span text:style-name="T294"><text:s text:c="4"/>NormalizedInvoice.</text:span><text:span text:style-name="T240">class</text:span><text:span text:style-name="T294">, VerboseInvoice.</text:span><text:span text:style-name="T240">class</text:span></text:p>
      <text:p text:style-name="P280"><text:s text:c="2"/>).withMatchingPropsMappings())</text:p>
      <text:p text:style-name="P280"><text:s text:c="2"/>.withBeanMapping(JavaBeanMapping.create(</text:p>
      <text:p text:style-name="P273"><text:span text:style-name="T294"><text:s text:c="4"/>NormalizedPosition.</text:span><text:span text:style-name="T240">class</text:span><text:span text:style-name="T294">,</text:span></text:p>
      <text:p text:style-name="P273"><text:span text:style-name="T294"><text:s text:c="4"/>VerbosePosition.</text:span><text:span text:style-name="T240">class</text:span></text:p>
      <text:p text:style-name="P280"><text:s text:c="2"/>).withMatchingPropsMappings())</text:p>
      <text:p text:style-name="P280"><text:s text:c="2"/>.build();</text:p>
      <text:p text:style-name="P280"/>
      <text:p text:style-name="P273"><text:span text:style-name="T240">final</text:span><text:span text:style-name="T294"> NormalizedInvoice source =</text:span></text:p>
      <text:p text:style-name="P273"><text:span text:style-name="T294"><text:s text:c="31"/></text:span><text:span text:style-name="T240">new</text:span><text:span text:style-name="T294"> NormalizedInvoice();</text:span></text:p>
      <text:p text:style-name="P280">source.setCurrency(Currency.getInstance("USD"));</text:p>
      <text:p text:style-name="P280">source.getPosition().setAmount(100);</text:p>
      <text:p text:style-name="P280"/>
      <text:p text:style-name="P273"><text:span text:style-name="T240">final</text:span><text:span text:style-name="T294"> VerboseInvoice mapped = </text:span></text:p>
      <text:p text:style-name="P273"><text:span text:style-name="T294"><text:s text:c="14"/>mapper.map(source, VerboseInvoice.</text:span><text:span text:style-name="T240">class</text:span><text:span text:style-name="T294">);</text:span></text:p>
      <text:p text:style-name="P280">assertEquals("USD", mapped.getPosition().getAmount()</text:p>
      <text:p text:style-name="P280"><text:s text:c="21"/>.getCurrency().getCurrencyCode());</text:p>
      <text:p text:style-name="P280">assertEquals(100.0, mapped.getPosition().getAmount()</text:p>
      <text:p text:style-name="P280"><text:s text:c="41"/>.getAmount());</text:p>
      <text:p text:style-name="P211"/>
      <text:p text:style-name="P198"><text:span text:style-name="T295">Context is </text:span><text:span text:style-name="T183">cumulative</text:span><text:span text:style-name="T295">, i.e. children get to see the context of all their parents. There can be any number of steps between the object providing the context and the objects using it.</text:span></text:p>
      <text:p text:style-name="P199"><text:span text:style-name="T296">Context is only passed on to an object's </text:span><text:span text:style-name="T184">children</text:span><text:span text:style-name="T296">, i.e. along </text:span><text:span text:style-name="T184">primary</text:span><text:span text:style-name="T296"> references (see </text:span><text:span text:style-name="T296"><text:bookmark-ref text:reference-format="chapter" text:ref-name="__RefHeading__1779_1166517867">3.4</text:bookmark-ref></text:span><text:span text:style-name="T296">). That is pretty much intuitive in most situations, but nonetheless it is something worth remembering. Working with context requires being aware of primary vs. deferred references.</text:span></text:p>
      <text:p text:style-name="P212">More subtly, if an object is referenced from several parents through a primary reference, there is no guaranty as to which context is used when mapping that object.</text:p>
      <text:p text:style-name="P212">Simply put, context is a strictly hierarchical thing, and the further your object graph deviates from a tree structure, the more care you need to take.</text:p>
      <text:p text:style-name="P213">Context is collected only on the source side of the graph. That is an optimization – collecting context has a performance impact, after all – and I did <text:soft-page-break/>it largely because I could not conceive of any situation where target side context would make sense.</text:p>
      <text:p text:style-name="P214">And finally, you can configure how a-mapper extracts context from objects.</text:p>
      <text:p text:style-name="P200"><text:span text:style-name="T297">The annotation and interface based mechanism used in the example is the default strategy for Java Beans. It is implemented in class </text:span><text:span text:style-name="T185">AnnotationBasedContextExtractor</text:span><text:span text:style-name="T297">.</text:span></text:p>
      <text:p text:style-name="P51"><text:span text:style-name="T298">But you can create your own implementation of interface </text:span><text:span text:style-name="T186">AContextExtractor</text:span><text:span text:style-name="T298"> and register that with the mapper builder.</text:span></text:p>
      <text:h text:style-name="P329" text:outline-level="2"><text:bookmark-start text:name="__RefHeading__1643_641206845"/>Pre and Post Processing<text:bookmark-end text:name="__RefHeading__1643_641206845"/></text:h>
      <text:p text:style-name="P215"><text:span text:style-name="T299">A-Mapper allows you to modify objects before and after they are mapped. That is a good way to implement cross-cutting stuff that can affect many types of objects.</text:span></text:p>
      <text:p text:style-name="P216"><text:span text:style-name="T300">Preprocessing is done on source objects, while post processing is done on the target side.</text:span></text:p>
      <text:h text:style-name="P341" text:outline-level="3"><text:bookmark-start text:name="__RefHeading__4331_1097576012"/>Preprocessing<text:bookmark-end text:name="__RefHeading__4331_1097576012"/></text:h>
      <text:p text:style-name="P217"/>
      <text:p text:style-name="P217"/>
      <text:h text:style-name="P341" text:outline-level="3"><text:bookmark-start text:name="__RefHeading__4333_1097576012"/>Postprocessing<text:bookmark-end text:name="__RefHeading__4333_1097576012"/></text:h>
      <text:p text:style-name="P295"/>
      <text:p text:style-name="P295"/>
      <text:p text:style-name="P29">examples for preprocessors</text:p>
      <text:list xml:id="list7440838120803356826" text:style-name="L4">
        <text:list-item>
          <text:list>
            <text:list-item>
              <text:p text:style-name="P287">deProxy</text:p>
            </text:list-item>
            <text:list-item>
              <text:p text:style-name="P287">skip Hibernate proxies</text:p>
            </text:list-item>
            <text:list-item>
              <text:p text:style-name="P287">*not* for modifying the source object!</text:p>
            </text:list-item>
            <text:list-item>
              <text:p text:style-name="P287">security: ignore objects for which there are no permissions (both refs and collections!)</text:p>
            </text:list-item>
          </text:list>
        </text:list-item>
      </text:list>
      <text:p text:style-name="P30">examples for postprocessors</text:p>
      <text:list xml:id="list4321770475920043392" text:style-name="L5">
        <text:list-item>
          <text:list>
            <text:list-item>
              <text:p text:style-name="P288">inject user's locale</text:p>
            </text:list-item>
          </text:list>
        </text:list-item>
      </text:list>
      <text:h text:style-name="P330" text:outline-level="2"><text:bookmark-start text:name="__RefHeading__4335_1097576012"/>Helper<text:bookmark-end text:name="__RefHeading__4335_1097576012"/></text:h>
      <text:p text:style-name="P30"/>
      <text:p text:style-name="P139"><text:soft-page-break/>“DI” mechanism; decoupling mapping defs from strategies</text:p>
      <text:p text:style-name="P30"/>
      <text:h text:style-name="P347" text:outline-level="1"><text:bookmark-start text:name="__RefHeading__563_1311220114"/><text:span text:style-name="T7">Customizing </text:span><text:span text:style-name="T6">Java Bean Mappings</text:span><text:bookmark-end text:name="__RefHeading__563_1311220114"/></text:h>
      <text:p text:style-name="P20"><text:span text:style-name="T222">TODO diagram, explain how object / graph correspond in detail, including paths</text:span></text:p>
      <text:p text:style-name="P19">object creation</text:p>
      <text:p text:style-name="P70">built-in</text:p>
      <text:p text:style-name="P17"><text:span text:style-name="T195">explicit vs. guessing; explicit JavaBenMappings, </text:span>withMatchingPropsMapping</text:p>
      <text:p text:style-name="P71">getter without setter</text:p>
      <text:p text:style-name="P71"><text:span text:style-name="T207">o</text:span>ne-way</text:p>
      <text:p text:style-name="P27"><text:span text:style-name="T207">J</text:span>ava Bean mapping: sourceCls == targetClass --&gt; only 'forward' mapping is registered</text:p>
      <text:p text:style-name="P72">primitive wrappers, boxing, null</text:p>
      <text:p text:style-name="P73">OGNL</text:p>
      <text:p text:style-name="P18"><text:span text:style-name="T194">“special” mappings</text:span></text:p>
      <text:p text:style-name="P86">handling lists: register explicitly</text:p>
      <text:p text:style-name="P34">qualifier for collection elements: same qualifier as for the collection</text:p>
      <text:p text:style-name="P115">several mappings for same source</text:p>
      <text:p text:style-name="P115">several mappings for same target</text:p>
      <text:p text:style-name="P87"/>
      <text:h text:style-name="P348" text:outline-level="1"><text:bookmark-start text:name="__RefHeading__1479_1311220114"/><text:span text:style-name="T197">Map-ping</text:span><text:bookmark-end text:name="__RefHeading__1479_1311220114"/></text:h>
      <text:p text:style-name="P161"/>
      <text:h text:style-name="P349" text:outline-level="1"><text:bookmark-start text:name="__RefHeading__1481_1311220114"/><text:span text:style-name="T196">Diff-ing</text:span><text:bookmark-end text:name="__RefHeading__1481_1311220114"/></text:h>
      <text:p text:style-name="P31">no postprocessing in diff</text:p>
      <text:p text:style-name="P31">diff:</text:p>
      <text:p text:style-name="P31"><text:s text:c="4"/>* target values</text:p>
      <text:p text:style-name="P31"><text:s text:c="4"/>* target path</text:p>
      <text:p text:style-name="P31"><text:soft-page-break/><text:s text:c="4"/>* path string: segments only, no parameters etc.</text:p>
      <text:p text:style-name="P31"><text:s text:c="4"/>* deferred --&gt; order</text:p>
      <text:p text:style-name="P31"/>
      <text:h text:style-name="P350" text:outline-level="1"><text:bookmark-start text:name="__RefHeading__565_1311220114"/>Attic<text:bookmark-end text:name="__RefHeading__565_1311220114"/></text:h>
      <text:p text:style-name="P21">mapping collections</text:p>
      <text:p text:style-name="P71"/>
      <text:p text:style-name="P16">logging</text:p>
      <text:p text:style-name="P24">performance, flexibility, …</text:p>
      <text:p text:style-name="P25">team</text:p>
      <text:p text:style-name="P22"/>
      <text:p text:style-name="P74">Architecture?</text:p>
      <text:p text:style-name="P23"><text:span text:style-name="T189">CQRS → wiring a-mapper into services</text:span></text:p>
      <text:p text:style-name="P26">Scala / Java API in parallel</text:p>
      <text:p text:style-name="P26"/>
      <text:p text:style-name="P33"><text:span text:style-name="T208">how best to inject 'current time stam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Bats" svg:font-family="StarBats, Symbol"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DejaVu Sans Mono" svg:font-family="'DejaVu Sans Mono'" style:font-family-generic="modern" style:font-pitch="fixed"/>
    <style:font-face style:name="DejaVu Sans1" svg:font-family="'DejaVu Sans'" style:font-pitch="variable"/>
    <style:font-face style:name="Book Antiqua" svg:font-family="'Book Antiqua'" style:font-family-generic="roman" style:font-pitch="variable"/>
    <style:font-face style:name="CG Times (W1)" svg:font-family="'CG Times (W1)', 'Times New Roman'" style:font-family-generic="roman" style:font-pitch="variable"/>
    <style:font-face style:name="Century Schoolbook" svg:font-family="'Century Schoolboo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Standard" style:font-family-generic="swiss" style:font-pitch="variable"/>
    <style:font-face style:name="Arial Narrow" svg:font-family="'Arial Narrow'"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1" style:font-size-asian="12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41cm" fo:margin-bottom="0.141cm" style:contextual-spacing="false" fo:line-height="0.494cm" fo:text-align="justify" style:justify-single-word="false" fo:orphans="2" fo:widows="2" fo:hyphenation-ladder-count="no-limit" style:writing-mode="lr-tb"/>
      <style:text-properties style:use-window-font-color="true" style:font-name="Book Antiqua" fo:font-family="'Book Antiqu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212cm" fo:margin-bottom="0.212cm" style:contextual-spacing="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ext_20_body_20_indent" style:display-name="Text body indent" style:family="paragraph" style:parent-style-name="Standard" style:class="text"/>
    <style:style style:name="Salutation" style:family="paragraph" style:parent-style-name="Standard" style:class="text">
      <style:paragraph-properties fo:margin-left="7.5cm" fo:margin-right="0cm" fo:margin-top="0cm" fo:margin-bottom="0cm" style:contextual-spacing="false" fo:text-indent="0.002cm" style:auto-text-indent="false"/>
    </style:style>
    <style:style style:name="Signature" style:family="paragraph" style:parent-style-name="Standard" style:class="text">
      <style:paragraph-properties fo:margin-left="7.5cm" fo:margin-right="0cm" fo:margin-top="0cm" fo:margin-bottom="0cm" style:contextual-spacing="false" fo:text-indent="0.002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cm" fo:margin-bottom="0.711cm" style:contextual-spacing="false" fo:line-height="100%" fo:text-align="center" style:justify-single-word="false" fo:keep-with-next="always"/>
      <style:text-properties style:font-name="Arial" fo:font-family="Arial" style:font-family-generic="swiss" style:font-pitch="variable" fo:font-size="24pt" style:font-size-asian="14pt"/>
    </style:style>
    <style:style style:name="Heading_20_1" style:display-name="Heading 1" style:family="paragraph" style:parent-style-name="Standard" style:next-style-name="Standard" style:default-outline-level="1" style:class="text">
      <style:paragraph-properties fo:margin-left="0cm" fo:margin-right="0cm" fo:margin-top="0.6cm" fo:margin-bottom="0cm" style:contextual-spacing="false" fo:line-height="100%" fo:text-indent="0cm" style:auto-text-indent="false" fo:padding="0cm" fo:border="none" fo:keep-with-next="always"/>
      <style:text-properties style:font-name="Arial" fo:font-family="Arial" style:font-family-generic="swiss" style:font-pitch="variable" fo:font-size="15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353cm" fo:margin-bottom="0cm" style:contextual-spacing="false" style:line-height-at-least="0.494cm" fo:text-indent="0cm" style:auto-text-indent="false" fo:keep-with-next="always"/>
      <style:text-properties style:font-name="Arial" fo:font-family="Arial" style:font-family-generic="swiss" style:font-pitch="variable" fo:font-weight="bold" style:font-weight-asian="bold"/>
    </style:style>
    <style:style style:name="Heading_20_3" style:display-name="Heading 3" style:family="paragraph" style:parent-style-name="Standard" style:next-style-name="Standard" style:default-outline-level="3" style:class="text">
      <style:paragraph-properties fo:margin-left="0cm" fo:margin-right="0cm" fo:margin-top="0.349cm" fo:margin-bottom="0cm" style:contextual-spacing="false" fo:text-indent="0cm" style:auto-text-indent="false" fo:keep-with-next="always"/>
      <style:text-properties style:font-name="Arial1" fo:font-family="Arial" style:font-style-name="Fett" style:font-family-generic="swiss" style:font-pitch="variable" fo:font-size="10pt" fo:font-weight="bold" style:font-size-asian="14pt" style:font-weight-asian="bold"/>
    </style:style>
    <style:style style:name="Heading_20_4" style:display-name="Heading 4"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fo:keep-with-next="always"/>
      <style:text-properties fo:font-size="12pt" fo:font-weight="bold" style:font-size-asian="12pt" style:font-weight-asian="bold"/>
    </style:style>
    <style:style style:name="Heading_20_5" style:display-name="Heading 5"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style:style>
    <style:style style:name="Heading_20_8" style:display-name="Heading 8"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tyle="italic" style:font-style-asian="italic"/>
    </style:style>
    <style:style style:name="Heading_20_9" style:display-name="Heading 9" style:family="paragraph" style:parent-style-name="Standard" style:next-style-name="Standard" style:list-style-name="WW8Num12"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list-style-name="WW8Num12" style:class="text">
      <style:paragraph-properties fo:margin-left="0cm" fo:margin-right="0cm" fo:margin-top="0cm" fo:margin-bottom="0cm" style:contextual-spacing="false" fo:text-indent="0cm" style:auto-text-indent="false"/>
      <style:text-properties fo:font-size="10.5pt" fo:font-weight="bold" style:font-size-asian="10.5pt" style:font-weight-asian="bold"/>
    </style:style>
    <style:style style:name="List" style:family="paragraph" style:parent-style-name="Standard" style:class="list">
      <style:paragraph-properties fo:margin-left="0.499cm" fo:margin-right="0cm" fo:margin-top="0cm" fo:margin-bottom="0cm" style:contextual-spacing="false" fo:text-indent="-0.499cm" style:auto-text-indent="false"/>
    </style:style>
    <style:style style:name="Header" style:family="paragraph" style:parent-style-name="Standard" style:class="extra">
      <style:paragraph-properties fo:margin-left="0cm" fo:margin-right="0cm" fo:margin-top="0cm" fo:margin-bottom="0cm" style:contextual-spacing="false" fo:line-height="100%" fo:text-indent="0.002cm" style:auto-text-indent="false">
        <style:tab-stops>
          <style:tab-stop style:position="8.001cm" style:type="center"/>
          <style:tab-stop style:position="16.002cm" style:type="right"/>
        </style:tab-stops>
      </style:paragraph-properties>
      <style:text-properties fo:font-size="8pt" style:font-size-asian="8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style>
    <style:style style:name="Caption" style:family="paragraph" style:parent-style-name="Standard" style:next-style-name="Standard" style:class="extra">
      <style:paragraph-properties fo:margin-top="0.212cm" fo:margin-bottom="0.212cm" style:contextual-spacing="false"/>
      <style:text-properties fo:font-style="italic" fo:font-weight="normal" style:font-style-asian="italic" style:font-weight-asian="normal"/>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line-height="0.409cm"/>
      <style:text-properties fo:font-size="9pt" style:font-size-asian="9pt"/>
    </style:style>
    <style:style style:name="Addressee" style:family="paragraph" style:parent-style-name="Standard" style:class="extra">
      <style:paragraph-properties fo:margin-left="0.002cm" fo:margin-right="0cm" fo:margin-top="0cm" fo:margin-bottom="0cm" style:contextual-spacing="false" fo:text-indent="0.002cm" style:auto-text-indent="false"/>
      <style:text-properties style:font-name="Arial" fo:font-family="Arial" style:font-family-generic="swiss" style:font-pitch="variable" fo:font-size="12pt" style:font-size-asian="12pt"/>
    </style:style>
    <style:style style:name="Sender" style:family="paragraph" style:parent-style-name="Standard" style:class="extra">
      <style:text-properties style:font-name="Arial" fo:font-family="Arial" style:font-family-generic="swiss" style:font-pitch="variable"/>
    </style:style>
    <style:style style:name="Endnote" style:family="paragraph" style:parent-style-name="Standard" style:class="extra"/>
    <style:style style:name="Index" style:family="paragraph" style:parent-style-name="Standard" style:class="index"/>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style>
    <style:style style:name="Index_20_1" style:display-name="Index 1" style:family="paragraph" style:parent-style-name="Standard" style:next-style-name="Standard" style:class="index">
      <style:paragraph-properties fo:margin-left="0.353cm" fo:margin-right="0cm" fo:margin-top="0cm" fo:margin-bottom="0cm" style:contextual-spacing="false" fo:text-indent="-0.353cm" style:auto-text-indent="false"/>
    </style:style>
    <style:style style:name="Index_20_2" style:display-name="Index 2" style:family="paragraph" style:parent-style-name="Standard" style:next-style-name="Standard" style:class="index">
      <style:paragraph-properties fo:margin-left="0.706cm" fo:margin-right="0cm" fo:margin-top="0cm" fo:margin-bottom="0cm" style:contextual-spacing="false" fo:text-indent="-0.353cm" style:auto-text-indent="false"/>
    </style:style>
    <style:style style:name="Index_20_3" style:display-name="Index 3" style:family="paragraph" style:parent-style-name="Standard" style:next-style-name="Standard" style:class="index">
      <style:paragraph-properties fo:margin-left="1.058cm" fo:margin-right="0cm" fo:margin-top="0cm" fo:margin-bottom="0cm" style:contextual-spacing="false" fo:text-indent="-0.353cm" style:auto-text-indent="false"/>
    </style:style>
    <style:style style:name="Contents_20_1" style:display-name="Contents 1" style:family="paragraph" style:parent-style-name="Standard" style:next-style-name="Standard" style:class="index">
      <style:paragraph-properties fo:margin-left="0cm" fo:margin-right="0cm" fo:margin-top="0.212cm" fo:margin-bottom="0.212cm" style:contextual-spacing="false" fo:text-align="start" style:justify-single-word="false" fo:text-indent="0.002cm" style:auto-text-indent="false"/>
      <style:text-properties fo:font-variant="normal" fo:text-transform="none" style:font-name="Arial1" fo:font-family="Arial" style:font-style-name="Fett" style:font-family-generic="swiss" style:font-pitch="variable" fo:font-weight="bold" style:font-weight-asian="bold"/>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fo:text-align="start" style:justify-single-word="false" fo:text-indent="0.002cm" style:auto-text-indent="false"/>
      <style:text-properties fo:font-variant="normal" fo:text-transform="none" style:font-name="Arial2" fo:font-family="Arial" style:font-style-name="Standard" style:font-family-generic="swiss" style:font-pitch="variable"/>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align="start" style:justify-single-word="false" fo:text-indent="0.002cm" style:auto-text-indent="false"/>
      <style:text-properties style:font-name="Times New Roman" fo:font-family="'Times New Roman'" style:font-family-generic="roman" style:font-pitch="variable" fo:font-style="italic" style:font-style-asian="italic"/>
    </style:style>
    <style:style style:name="Contents_20_4" style:display-name="Contents 4" style:family="paragraph" style:parent-style-name="Standard" style:next-style-name="Standard" style:class="index">
      <style:paragraph-properties fo:margin-left="1.058cm" fo:margin-right="0cm" fo:margin-top="0cm" fo:margin-bottom="0cm" style:contextual-spacing="false" fo:text-align="start" style:justify-single-word="false" fo:text-indent="0.002cm" style:auto-text-indent="false"/>
      <style:text-properties style:font-name="Times New Roman" fo:font-family="'Times New Roman'" style:font-family-generic="roman" style:font-pitch="variable" fo:font-size="9pt" style:font-size-asian="9pt"/>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align="start" style:justify-single-word="false" fo:text-indent="0.002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align="start" style:justify-single-word="false" fo:text-indent="0.002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align="start" style:justify-single-word="false" fo:text-indent="0.002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align="start" style:justify-single-word="false" fo:text-indent="0.002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align="start" style:justify-single-word="false" fo:text-indent="0.002cm" style:auto-text-indent="false"/>
      <style:text-properties style:font-name="Times New Roman" fo:font-family="'Times New Roman'" style:font-family-generic="roman" style:font-pitch="variable" fo:font-size="9pt" style:font-size-asian="9pt"/>
    </style:style>
    <style:style style:name="Title" style:family="paragraph" style:parent-style-name="Standard" style:next-style-name="Subtitle" style:class="chapter">
      <style:paragraph-properties fo:margin-top="0.423cm" fo:margin-bottom="0.106cm" style:contextual-spacing="false" style:line-height-at-least="0.706cm" fo:text-align="center" style:justify-single-word="false"/>
      <style:text-properties style:font-name="Arial" fo:font-family="Arial" style:font-family-generic="swiss" style:font-pitch="variable" fo:font-size="20pt" fo:font-weight="bold" style:letter-kerning="true" style:font-size-asian="20pt" style:font-weight-asian="bold"/>
    </style:style>
    <style:style style:name="Subtitle" style:family="paragraph" style:parent-style-name="Standard" style:next-style-name="Text_20_body" style:class="chapter">
      <style:paragraph-properties fo:margin-top="0.212cm" fo:margin-bottom="0.106cm" style:contextual-spacing="false" fo:text-align="center" style:justify-single-word="false"/>
      <style:text-properties style:font-name="Arial" fo:font-family="Arial" style:font-family-generic="swiss" style:font-pitch="variable" fo:font-size="12pt" style:font-size-asian="12pt"/>
    </style:style>
    <style:style style:name="Abstract" style:family="paragraph" style:parent-style-name="Standard">
      <style:paragraph-properties fo:margin-left="0.499cm" fo:margin-right="0.499cm" fo:margin-top="0cm" fo:margin-bottom="0cm" style:contextual-spacing="false" fo:text-indent="0cm" style:auto-text-indent="false"/>
      <style:text-properties style:font-name="Arial" fo:font-family="Arial" style:font-family-generic="swiss" style:font-pitch="variable" fo:font-weight="bold" style:font-weight-asian="bold"/>
    </style:style>
    <style:style style:name="Code" style:family="paragraph" style:parent-style-name="Standard" style:master-page-name="">
      <style:paragraph-properties fo:margin-left="0.499cm" fo:margin-right="0.499cm" fo:margin-top="0cm" fo:margin-bottom="0cm" style:contextual-spacing="false" fo:line-height="120%" fo:text-align="start" style:justify-single-word="false" fo:text-indent="0cm" style:auto-text-indent="false" style:page-number="auto" fo:background-color="#f2f2f2" fo:padding="0.049cm" fo:border="0.06pt solid #000000" style:shadow="#808080 0.109cm 0.109cm">
        <style:tab-stops/>
        <style:background-image/>
      </style:paragraph-properties>
      <style:text-properties style:font-name="Courier New" fo:font-family="'Courier New'" style:font-family-generic="modern" fo:font-size="11pt" fo:font-weight="normal" style:font-size-asian="9pt" style:font-weight-asian="bold"/>
    </style:style>
    <style:style style:name="Autor" style:family="paragraph" style:parent-style-name="Abstract">
      <style:paragraph-properties fo:text-align="center" style:justify-single-word="false"/>
      <style:text-properties style:font-name="CG Times (W1)" fo:font-family="'CG Times (W1)', 'Times New Roman'" style:font-family-generic="roman" style:font-pitch="variable" fo:font-style="italic" fo:font-weight="normal" style:font-style-asian="italic" style:font-weight-asian="normal"/>
    </style:style>
    <style:style style:name="CheckpointSmall" style:family="paragraph" style:parent-style-name="Abstract">
      <style:paragraph-properties fo:text-align="center" style:justify-single-word="false"/>
      <style:text-properties style:font-name="Book Antiqua" fo:font-family="'Book Antiqua'" style:font-family-generic="roman" style:font-pitch="variable"/>
    </style:style>
    <style:style style:name="Checkpoint" style:family="paragraph" style:parent-style-name="Standard">
      <style:paragraph-properties fo:margin-left="0.501cm" fo:margin-right="0.501cm" fo:margin-top="0.423cm" fo:margin-bottom="0.071cm" style:contextual-spacing="false" fo:text-indent="0.002cm" style:auto-text-indent="false" fo:background-color="#c0c0c0" fo:padding="0.141cm" fo:border="0.06pt solid #000000">
        <style:background-image/>
      </style:paragraph-properties>
      <style:text-properties fo:font-style="normal" style:font-style-asian="normal"/>
    </style:style>
    <style:style style:name="CheckpointHeading" style:family="paragraph" style:parent-style-name="Checkpoint">
      <style:text-properties style:font-name="Arial Narrow" fo:font-family="'Arial Narrow'" style:font-family-generic="swiss" style:font-pitch="variable" fo:font-size="12pt" fo:font-weight="bold" style:font-size-asian="12pt" style:font-weight-asian="bold"/>
    </style:style>
    <style:style style:name="CheckpointText" style:family="paragraph" style:parent-style-name="Checkpoint">
      <style:paragraph-properties fo:margin-top="0.141cm" fo:margin-bottom="0.071cm" style:contextual-spacing="false"/>
    </style:style>
    <style:style style:name="Bild" style:family="paragraph" style:parent-style-name="Standard">
      <style:paragraph-properties fo:margin-top="0.423cm" fo:margin-bottom="0.423cm" style:contextual-spacing="false" fo:line-height="100%" fo:text-align="center" style:justify-single-word="false"/>
    </style:style>
    <style:style style:name="BildInTabelle" style:family="paragraph" style:parent-style-name="Bild">
      <style:paragraph-properties fo:margin-top="0.212cm" fo:margin-bottom="0.071cm" style:contextual-spacing="false" fo:text-align="start" style:justify-single-word="false"/>
    </style:style>
    <style:style style:name="Literature" style:family="paragraph" style:parent-style-name="Footer">
      <style:paragraph-properties fo:margin-top="0.141cm" fo:margin-bottom="0.141cm" style:contextual-spacing="false" fo:line-height="0.353cm" fo:text-align="start" style:justify-single-word="false"/>
      <style:text-properties fo:font-size="8pt" style:font-size-asian="8pt"/>
    </style:style>
    <style:style style:name="Cite" style:family="paragraph" style:parent-style-name="Standard">
      <style:paragraph-properties fo:margin-left="1cm" fo:margin-right="1cm" fo:margin-top="0cm" fo:margin-bottom="0cm" style:contextual-spacing="false" fo:text-indent="0.002cm" style:auto-text-indent="false"/>
      <style:text-properties fo:font-style="italic" style:font-style-asian="italic"/>
    </style:style>
    <style:style style:name="Icon" style:family="paragraph" style:parent-style-name="Bild">
      <style:paragraph-properties fo:margin-top="1.058cm" fo:margin-bottom="0cm" style:contextual-spacing="false" fo:text-align="end" style:justify-single-word="false"/>
    </style:style>
    <style:style style:name="partabstract" style:family="paragraph" style:parent-style-name="Standard">
      <style:text-properties style:font-name="Book Antiqua" fo:font-family="'Book Antiqua'" style:font-family-generic="roman" style:font-pitch="variable" fo:font-weight="normal" style:font-weight-asian="normal"/>
    </style:style>
    <style:style style:name="Pattern_20_Title" style:display-name="Pattern Title" style:family="paragraph" style:parent-style-name="Heading_20_2" style:default-outline-level="" style:list-style-name="">
      <style:paragraph-properties fo:padding-left="0cm" fo:padding-right="0cm" fo:padding-top="0.247cm" fo:padding-bottom="0.247cm" fo:border-left="none" fo:border-right="none" fo:border-top="0.99pt solid #000000" fo:border-bottom="0.99pt solid #000000"/>
    </style:style>
    <style:style style:name="CollaborationTitle" style:family="paragraph" style:parent-style-name="Pattern_20_Title">
      <style:paragraph-properties fo:background-color="#c0c0c0" fo:padding="0cm" fo:border="none">
        <style:background-image/>
      </style:paragraph-properties>
    </style:style>
    <style:style style:name="CollaborationEnd" style:family="paragraph" style:parent-style-name="CollaborationTitle">
      <style:paragraph-properties fo:margin-top="0.3cm" fo:margin-bottom="0cm" style:contextual-spacing="false"/>
    </style:style>
    <style:style style:name="author" style:family="paragraph" style:parent-style-name="Standard">
      <style:paragraph-properties fo:line-height="0.39cm"/>
    </style:style>
    <style:style style:name="Fussnote" style:family="paragraph" style:parent-style-name="Standard">
      <style:paragraph-properties fo:line-height="0.39cm"/>
      <style:text-properties fo:font-size="8pt" style:font-size-asian="8pt"/>
    </style:style>
    <style:style style:name="Formatvorlage_20_Beschriftung_20__2b__20_Zentriert" style:display-name="Formatvorlage Beschriftung + Zentriert" style:family="paragraph" style:parent-style-name="Caption">
      <style:paragraph-properties fo:margin-top="0cm" fo:margin-bottom="0.212cm" style:contextual-spacing="false" fo:text-align="center" style:justify-single-word="false"/>
      <style:text-properties style:font-style-complex="italic"/>
    </style:style>
    <style:style style:name="Formatvorlage_20_Bild_20__2b_" style:display-name="Formatvorlage Bild +" style:family="paragraph" style:parent-style-name="Bild">
      <style:text-properties style:letter-kerning="true" style:font-weight-complex="bold"/>
    </style:style>
    <style:style style:name="BeforeCode" style:family="paragraph" style:parent-style-name="Standard">
      <style:paragraph-properties fo:margin-left="0.501cm" fo:margin-right="0cm" fo:margin-top="0cm" fo:margin-bottom="0cm" style:contextual-spacing="false" fo:line-height="0.318cm" fo:hyphenation-ladder-count="no-limit" fo:text-indent="0cm" style:auto-text-indent="false"/>
      <style:text-properties style:font-name="Century Schoolbook" fo:font-family="'Century Schoolbook', 'Times New Roman'" style:font-family-generic="roman" style:font-pitch="variable" fo:font-size="5pt" fo:letter-spacing="0.007cm" style:font-size-asian="5pt" style:font-size-complex="11pt" fo:hyphenate="true" fo:hyphenation-remain-char-count="2" fo:hyphenation-push-char-count="2"/>
    </style:style>
    <style:style style:name="Dokumentstruktur"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Maßlinie" style:family="paragraph" style:parent-style-name="Standard"/>
    <style:style style:name="Hintergrundobjekte" style:family="paragraph">
      <style:paragraph-properties fo:margin-left="0cm" fo:margin-right="0cm" fo:margin-top="0cm" fo:margin-bottom="0cm" style:contextual-spacing="false" fo:line-height="7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ejaVu Sans" fo:font-family="'DejaVu Sans'" style:font-family-generic="swiss" style:font-pitch="variable" fo:font-size="24pt" fo:font-style="normal" fo:text-shadow="none" style:text-underline-style="none" fo:font-weight="normal" style:font-name-asian="DejaVu Sans" style:font-family-asian="'DejaVu Sans'" style:font-family-generic-asian="swiss" style:font-pitch-asian="variable" style:font-size-asian="24pt" style:font-style-asian="normal" style:font-weight-asian="normal" style:font-name-complex="DejaVu Sans" style:font-family-complex="'DejaVu Sans'" style:font-family-generic-complex="swiss" style:font-pitch-complex="variable" style:font-size-complex="24pt" style:font-style-complex="normal" style:font-weight-complex="normal"/>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family="'DejaVu Sans'" style:font-family-generic="swiss" style:font-pitch="variable" fo:font-size="12pt" fo:font-style="normal" fo:text-shadow="none" style:text-underline-style="none" fo:font-weight="normal" style:font-name-asian="DejaVu Sans" style:font-family-asian="'DejaVu Sans'" style:font-family-generic-asian="swiss" style:font-pitch-asian="variable" style:font-size-asian="12pt" style:font-style-asian="normal" style:font-weight-asian="normal" style:font-name-complex="DejaVu Sans" style:font-family-complex="'DejaVu Sans'" style:font-family-generic-complex="swiss" style:font-pitch-complex="variable" style:font-size-complex="12pt" style:font-style-complex="normal" style:font-weight-complex="normal" style:text-emphasize="none"/>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CodeCaption" style:family="paragraph" style:parent-style-name="Standard">
      <style:paragraph-properties fo:margin-left="1.499cm" fo:margin-right="1.499cm" fo:margin-top="0cm" fo:margin-bottom="0cm" style:contextual-spacing="false" fo:text-indent="-0.4cm" style:auto-text-indent="false">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124cm" style:type="center"/>
          <style:tab-stop style:position="14.249cm" style:type="right"/>
        </style:tab-stops>
      </style:paragraph-properties>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AACategory" style:family="paragraph" style:parent-style-name="Standard">
      <style:paragraph-properties fo:margin-top="0cm" fo:margin-bottom="0cm" style:contextual-spacing="false" fo:padding="0cm" fo:border-left="none" fo:border-right="none" fo:border-top="none" fo:border-bottom="0.99pt solid #000000"/>
      <style:text-properties style:font-name="Helvetica" fo:font-family="Helvetica" style:font-family-generic="swiss" style:font-pitch="variable" fo:font-size="8pt" fo:font-weight="bold" style:font-size-asian="8pt" style:font-weight-asian="bold"/>
    </style:style>
    <style:style style:name="Horizontal_20_Line" style:display-name="Horizontal Line" style:family="paragraph" style:parent-style-name="Standard" style:next-style-name="Text_20_body" style:class="html">
      <style:paragraph-properties fo:margin-top="0.141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Kasten" style:family="paragraph" style:parent-style-name="Standard">
      <style:paragraph-properties fo:margin-left="1cm" fo:margin-right="1cm" fo:margin-top="0cm" fo:margin-bottom="0cm" style:contextual-spacing="false" fo:text-indent="0cm" style:auto-text-indent="false" fo:background-color="#f2f2f2" fo:padding="0.049cm" fo:border="0.06pt solid #000000" style:shadow="#808080 0.109cm 0.109cm">
        <style:background-image/>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141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Footnote_20_Symbol" style:display-name="Footnote Symbol" style:family="text"/>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1z0" style:family="text">
      <style:text-properties fo:font-size="8pt" style:font-size-asian="8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style>
    <style:style style:name="WW8Num15z2"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6z1" style:family="text">
      <style:text-properties style:font-name="Courier New" fo:font-family="'Courier New'" style:font-family-generic="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family-generic="roman" style:font-pitch="variable" style:font-charset="x-symbol"/>
    </style:style>
    <style:style style:name="WW8Num22z0" style:family="text">
      <style:text-properties fo:font-size="8pt" style:font-size-asian="8pt"/>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3z0" style:family="text">
      <style:text-properties fo:font-size="8pt" style:font-size-asian="8pt"/>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style>
    <style:style style:name="WW8Num24z0" style:family="text">
      <style:text-properties fo:font-size="8pt" style:font-size-asian="8pt"/>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style>
    <style:style style:name="WW8Num26z2" style:family="text">
      <style:text-properties style:font-name="Wingdings" fo:font-family="Wingdings" style:font-pitch="variable" style:font-charset="x-symbol"/>
    </style:style>
    <style:style style:name="WW8Num26z3" style:family="text">
      <style:text-properties style:font-name="Symbol" fo:font-family="Symbol" style:font-family-generic="roman" style:font-pitch="variable" style:font-charset="x-symbol"/>
    </style:style>
    <style:style style:name="WW8Num27z0" style:family="text">
      <style:text-properties fo:font-size="8pt" style:font-size-asian="8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8z1" style:family="text">
      <style:text-properties style:font-name="Courier New" fo:font-family="'Courier New'" style:font-family-generic="modern"/>
    </style:style>
    <style:style style:name="WW8Num28z2" style:family="text">
      <style:text-properties style:font-name="Wingdings" fo:font-family="Wingdings" style:font-pitch="variable" style:font-charset="x-symbol"/>
    </style:style>
    <style:style style:name="WW8Num28z3" style:family="text">
      <style:text-properties style:font-name="Symbol" fo:font-family="Symbol" style:font-family-generic="roman" style:font-pitch="variable" style:font-charset="x-symbol"/>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30z0" style:family="text">
      <style:text-properties style:font-name="Wingdings" fo:font-family="Wingdings" style:font-pitch="variable" style:font-charset="x-symbol"/>
    </style:style>
    <style:style style:name="WW8Num30z1" style:family="text">
      <style:text-properties style:font-name="Courier New" fo:font-family="'Courier New'" style:font-family-generic="modern"/>
    </style:style>
    <style:style style:name="WW8Num30z2" style:family="text">
      <style:text-properties style:font-name="Wingdings"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 fo:font-family="'Courier New'" style:font-family-generic="modern"/>
    </style:style>
    <style:style style:name="WW8Num31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style>
    <style:style style:name="WW8Num34z0" style:family="text">
      <style:text-properties style:font-name="Wingdings" fo:font-family="Wingdings"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style>
    <style:style style:name="WW8Num37z0" style:family="text">
      <style:text-properties fo:font-size="8pt" style:font-size-asian="8pt"/>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style>
    <style:style style:name="WW8Num38z0" style:family="text">
      <style:text-properties style:font-name="Symbol" fo:font-family="Symbol" style:font-family-generic="roman"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style>
    <style:style style:name="WW8Num39z3" style:family="text">
      <style:text-properties style:font-name="Symbol" fo:font-family="Symbol" style:font-family-generic="roman" style:font-pitch="variable" style:font-charset="x-symbol"/>
    </style:style>
    <style:style style:name="WW8Num40z0" style:family="text">
      <style:text-properties style:font-name="Book Antiqua" fo:font-family="'Book Antiqua'" style:font-family-generic="roman" style:font-pitch="variable" fo:font-size="12pt" fo:font-style="normal" fo:font-weight="bold" style:font-size-asian="12pt" style:font-style-asian="normal" style:font-weight-asian="bold"/>
    </style:style>
    <style:style style:name="WW8Num40z1" style:family="text">
      <style:text-properties style:font-name="Courier New" fo:font-family="'Courier New'" style:font-family-generic="modern"/>
    </style:style>
    <style:style style:name="WW8Num40z2" style:family="text">
      <style:text-properties style:font-name="Wingdings" fo:font-family="Wingdings" style:font-pitch="variable" style:font-charset="x-symbol"/>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2z0" style:family="text">
      <style:text-properties style:font-name="Wingdings" fo:font-family="Wingdings" style:font-pitch="variable" style:font-charset="x-symbol"/>
    </style:style>
    <style:style style:name="WW8Num42z1" style:family="text">
      <style:text-properties style:font-name="Courier New" fo:font-family="'Courier New'" style:font-family-generic="modern"/>
    </style:style>
    <style:style style:name="WW8Num42z2" style:family="text">
      <style:text-properties style:font-name="Wingdings" fo:font-family="Wingdings" style:font-pitch="variable" style:font-charset="x-symbol"/>
    </style:style>
    <style:style style:name="WW8Num43z0" style:family="text">
      <style:text-properties style:font-name="Wingdings" fo:font-family="Wingdings" style:font-pitch="variable" style:font-charset="x-symbol"/>
    </style:style>
    <style:style style:name="WW8Num43z1" style:family="text">
      <style:text-properties style:font-name="Courier New" fo:font-family="'Courier New'" style:font-family-generic="modern"/>
    </style:style>
    <style:style style:name="WW8Num43z2" style:family="text">
      <style:text-properties style:font-name="Wingdings" fo:font-family="Wingdings" style:font-pitch="variable" style:font-charset="x-symbol"/>
    </style:style>
    <style:style style:name="WW8Num44z0" style:family="text">
      <style:text-properties style:font-name="Wingdings" fo:font-family="Wingdings" style:font-pitch="variable" style:font-charset="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style>
    <style:style style:name="WW8Num45z0" style:family="text">
      <style:text-properties style:font-name="Book Antiqua" fo:font-family="'Book Antiqua'" style:font-family-generic="roman" style:font-pitch="variable" fo:font-size="12pt" fo:font-style="normal" fo:font-weight="bold" style:font-size-asian="12pt" style:font-style-asian="normal" style:font-weight-asian="bold"/>
    </style:style>
    <style:style style:name="WW8Num46z0" style:family="text">
      <style:text-properties style:font-name="Symbol" fo:font-family="Symbol" style:font-family-generic="roman" style:font-pitch="variable" style:font-charset="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7z0" style:family="text">
      <style:text-properties style:font-name="Book Antiqua" fo:font-family="'Book Antiqua'" style:font-family-generic="roman" style:font-pitch="variable" fo:font-size="12pt" fo:font-style="normal" fo:font-weight="bold" style:font-size-asian="12pt" style:font-style-asian="normal" style:font-weight-asian="bold"/>
    </style:style>
    <style:style style:name="WW8Num47z1" style:family="text">
      <style:text-properties style:font-name="Courier New" fo:font-family="'Courier New'" style:font-family-generic="modern"/>
    </style:style>
    <style:style style:name="WW8Num47z2" style:family="text">
      <style:text-properties style:font-name="Wingdings" fo:font-family="Wingdings" style:font-pitch="variable" style:font-charset="x-symbol"/>
    </style:style>
    <style:style style:name="WW8Num47z3" style:family="text">
      <style:text-properties style:font-name="Symbol" fo:font-family="Symbol" style:font-family-generic="roman" style:font-pitch="variable" style:font-charset="x-symbol"/>
    </style:style>
    <style:style style:name="WW8Num48z0" style:family="text">
      <style:text-properties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9z0" style:family="text">
      <style:text-properties style:font-name="Symbol" fo:font-family="Symbol" style:font-family-generic="roman" style:font-pitch="variable" style:font-charset="x-symbol"/>
    </style:style>
    <style:style style:name="Absatz-Standardschriftart" style:family="text"/>
    <style:style style:name="superscript" style:family="text" style:parent-style-name="Absatz-Standardschriftart"/>
    <style:style style:name="WW8Num12z0" style:family="text">
      <style:text-properties style:font-name="Wingdings" fo:font-family="Wingdings" style:font-pitch="variable" style:font-charset="x-symbol"/>
    </style:style>
    <style:style style:name="WW8Num12z1" style:family="text">
      <style:text-properties style:font-name="Courier New" fo:font-family="'Courier New'" style:font-family-generic="modern"/>
    </style:style>
    <style:style style:name="WW8Num12z3"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style>
    <style:style style:name="WW8Num13z3" style:family="text">
      <style:text-properties style:font-name="Symbol" fo:font-family="Symbol" style:font-family-generic="roman" style:font-pitch="variable" style:font-charset="x-symbol"/>
    </style:style>
    <style:style style:name="WW8Num15z3" style:family="text">
      <style:text-properties style:font-name="Symbol" fo:font-family="Symbol" style:font-family-generic="roman" style:font-pitch="variable" style:font-charset="x-symbol"/>
    </style:style>
    <style:style style:name="WW8Num19z3" style:family="text">
      <style:text-properties style:font-name="Symbol" fo:font-family="Symbol" style:font-family-generic="roman" style:font-pitch="variable" style:font-charset="x-symbol"/>
    </style:style>
    <style:style style:name="WW8Num31z2" style:family="text">
      <style:text-properties style:font-name="Wingdings" fo:font-family="Wingdings" style:font-pitch="variable" style:font-charset="x-symbol"/>
    </style:style>
    <style:style style:name="WW8Num32z0" style:family="text">
      <style:text-properties style:font-name="Wingdings" fo:font-family="Wingdings" style:font-pitch="variable" style:font-charset="x-symbol"/>
    </style:style>
    <style:style style:name="WW8Num36z0" style:family="text">
      <style:text-properties style:font-name="Wingdings" fo:font-family="Wingdings" style:font-pitch="variable" style:font-charset="x-symbol"/>
    </style:style>
    <style:style style:name="WW8Num39z2" style:family="text">
      <style:text-properties style:font-name="Wingdings" fo:font-family="Wingdings" style:font-pitch="variable" style:font-charset="x-symbol"/>
    </style:style>
    <style:style style:name="WW8Num42z3" style:family="text">
      <style:text-properties style:font-name="Symbol" fo:font-family="Symbol" style:font-family-generic="roman" style:font-pitch="variable" style:font-charset="x-symbol"/>
    </style:style>
    <style:style style:name="WW8Num43z3" style:family="text">
      <style:text-properties style:font-name="Symbol" fo:font-family="Symbol" style:font-family-generic="roman" style:font-pitch="variable" style:font-charset="x-symbol"/>
    </style:style>
    <style:style style:name="Aufzählungszeichen1" style:family="text">
      <style:text-properties style:font-name="StarBats" fo:font-family="StarBats, Symbol" style:font-pitch="variable" style:font-charset="x-symbol" fo:font-size="9pt" style:font-size-asian="9pt"/>
    </style:style>
    <style:style style:name="WW-Fußnotenzeichen" style:family="text">
      <style:text-properties style:text-position="super 58%"/>
    </style:style>
    <style:style style:name="Kommentarzeichen" style:family="text" style:parent-style-name="Absatz-Standardschriftart">
      <style:text-properties fo:font-size="8pt" style:font-size-asian="8pt" style:font-size-complex="8pt"/>
    </style:style>
    <style:style style:name="BeforeCode_20_Char" style:display-name="BeforeCode Char" style:family="text" style:parent-style-name="Absatz-Standardschriftart">
      <style:text-properties style:font-name="Century Schoolbook" fo:font-family="'Century Schoolbook', 'Times New Roman'" style:font-family-generic="roman" style:font-pitch="variable" fo:font-size="5pt" fo:letter-spacing="0.007cm" style:font-size-asian="5pt" style:font-size-complex="11pt" style:language-complex="ar" style:country-complex="SA"/>
    </style:style>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min-label-width="0.635cm"/>
        <style:text-properties style:font-name="Wingdings"/>
      </text:list-level-style-bullet>
      <text:list-level-style-number text:level="2" style:num-suffix="." style:num-format="1">
        <style:list-level-properties text:space-before="0.499cm" text:min-label-width="0.499cm"/>
      </text:list-level-style-number>
      <text:list-level-style-number text:level="3" style:num-suffix="." style:num-format="1">
        <style:list-level-properties text:space-before="0.999cm" text:min-label-width="0.499cm"/>
      </text:list-level-style-number>
      <text:list-level-style-number text:level="4" style:num-suffix="." style:num-format="1">
        <style:list-level-properties text:space-before="1.498cm" text:min-label-width="0.499cm"/>
      </text:list-level-style-number>
      <text:list-level-style-number text:level="5" style:num-suffix="." style:num-format="1">
        <style:list-level-properties text:space-before="1.997cm" text:min-label-width="0.499cm"/>
      </text:list-level-style-number>
      <text:list-level-style-number text:level="6" style:num-suffix="." style:num-format="1">
        <style:list-level-properties text:space-before="2.496cm" text:min-label-width="0.499cm"/>
      </text:list-level-style-number>
      <text:list-level-style-number text:level="7" style:num-suffix="." style:num-format="1">
        <style:list-level-properties text:space-before="2.995cm" text:min-label-width="0.499cm"/>
      </text:list-level-style-number>
      <text:list-level-style-number text:level="8" style:num-suffix="." style:num-format="1">
        <style:list-level-properties text:space-before="3.494cm" text:min-label-width="0.499cm"/>
      </text:list-level-style-number>
      <text:list-level-style-number text:level="9" style:num-suffix="." style:num-format="1">
        <style:list-level-properties text:space-before="3.994cm" text:min-label-width="0.499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501cm" text:min-label-width="0.635cm"/>
        <style:text-properties style:font-name="Book Antiqua"/>
      </text:list-level-style-bullet>
      <text:list-level-style-bullet text:level="2" text:style-name="WW8Num14z1" text:bullet-char="o">
        <style:list-level-properties text:space-before="1.905cm" text:min-label-width="0.635cm"/>
        <style:text-properties fo:font-family="'Courier New'" style:font-family-generic="modern" style:font-pitch="fixed"/>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3"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fo:font-family="'Courier New'" style:font-family-generic="modern" style:font-pitch="fixed"/>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3"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fo:font-family="'Courier New'" style:font-family-generic="modern" style:font-pitch="fixed"/>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fo:font-family="'Courier New'" style:font-family-generic="modern" style:font-pitch="fixed"/>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fo:font-family="'Courier New'" style:font-family-generic="modern" style:font-pitch="fixed"/>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fo:font-family="'Courier New'" style:font-family-generic="modern" style:font-pitch="fixed"/>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501cm" text:min-label-width="0.635cm"/>
        <style:text-properties style:font-name="Book Antiqua"/>
      </text:list-level-style-bullet>
      <text:list-level-style-bullet text:level="2" text:style-name="WW8Num16z1" text:bullet-char="o">
        <style:list-level-properties text:space-before="1.905cm" text:min-label-width="0.635cm"/>
        <style:text-properties fo:font-family="'Courier New'" style:font-family-generic="modern" style:font-pitch="fixed"/>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fo:font-family="'Courier New'" style:font-family-generic="modern" style:font-pitch="fixed"/>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fo:font-family="'Courier New'" style:font-family-generic="modern" style:font-pitch="fixed"/>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fo:font-family="'Courier New'" style:font-family-generic="modern" style:font-pitch="fixed"/>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fo:font-family="'Courier New'" style:font-family-generic="modern" style:font-pitch="fixed"/>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fo:font-family="'Courier New'" style:font-family-generic="modern" style:font-pitch="fixed"/>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3"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3"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fo:font-family="'Courier New'" style:font-family-generic="modern" style:font-pitch="fixed"/>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fo:font-family="'Courier New'" style:font-family-generic="modern" style:font-pitch="fixed"/>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fo:font-family="'Courier New'" style:font-family-generic="modern" style:font-pitch="fixed"/>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o">
        <style:list-level-properties text:space-before="1.905cm" text:min-label-width="0.635cm"/>
        <style:text-properties fo:font-family="'Courier New'" style:font-family-generic="modern" style:font-pitch="fixed"/>
      </text:list-level-style-bullet>
      <text:list-level-style-bullet text:level="3" text:style-name="WW8Num20z0" text:bullet-char="">
        <style:list-level-properties text:space-before="3.175cm" text:min-label-width="0.635cm"/>
        <style:text-properties style:font-name="Wingdings"/>
      </text:list-level-style-bullet>
      <text:list-level-style-bullet text:level="4" text:style-name="WW8Num20z3"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fo:font-family="'Courier New'" style:font-family-generic="modern" style:font-pitch="fixed"/>
      </text:list-level-style-bullet>
      <text:list-level-style-bullet text:level="6" text:style-name="WW8Num20z0" text:bullet-char="">
        <style:list-level-properties text:space-before="6.985cm" text:min-label-width="0.635cm"/>
        <style:text-properties style:font-name="Wingdings"/>
      </text:list-level-style-bullet>
      <text:list-level-style-bullet text:level="7" text:style-name="WW8Num20z3"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fo:font-family="'Courier New'" style:font-family-generic="modern" style:font-pitch="fixed"/>
      </text:list-level-style-bullet>
      <text:list-level-style-bullet text:level="9" text:style-name="WW8Num2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text:bullet-char="•">
        <style:list-level-properties text:space-before="0.501cm" text:min-label-width="0.635cm"/>
        <style:text-properties style:font-name="Book Antiqua"/>
      </text:list-level-style-bullet>
      <text:list-level-style-bullet text:level="2" text:style-name="WW8Num21z1" text:bullet-char="o">
        <style:list-level-properties text:space-before="1.905cm" text:min-label-width="0.635cm"/>
        <style:text-properties fo:font-family="'Courier New'" style:font-family-generic="modern" style:font-pitch="fixed"/>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3"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fo:font-family="'Courier New'" style:font-family-generic="modern" style:font-pitch="fixed"/>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3"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fo:font-family="'Courier New'" style:font-family-generic="modern" style:font-pitch="fixed"/>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fo:font-family="'Courier New'" style:font-family-generic="modern" style:font-pitch="fixed"/>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fo:font-family="'Courier New'" style:font-family-generic="modern" style:font-pitch="fixed"/>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fo:font-family="'Courier New'" style:font-family-generic="modern" style:font-pitch="fixed"/>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fo:font-family="'Courier New'" style:font-family-generic="modern" style:font-pitch="fixed"/>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0" text:bullet-char="">
        <style:list-level-properties text:space-before="4.445cm" text:min-label-width="0.635cm"/>
        <style:text-properties style:font-name="Symbol"/>
      </text:list-level-style-bullet>
      <text:list-level-style-bullet text:level="5" text:style-name="WW8Num23z1" text:bullet-char="o">
        <style:list-level-properties text:space-before="5.715cm" text:min-label-width="0.635cm"/>
        <style:text-properties fo:font-family="'Courier New'" style:font-family-generic="modern" style:font-pitch="fixed"/>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0" text:bullet-char="">
        <style:list-level-properties text:space-before="8.255cm" text:min-label-width="0.635cm"/>
        <style:text-properties style:font-name="Symbol"/>
      </text:list-level-style-bullet>
      <text:list-level-style-bullet text:level="8" text:style-name="WW8Num23z1" text:bullet-char="o">
        <style:list-level-properties text:space-before="9.525cm" text:min-label-width="0.635cm"/>
        <style:text-properties fo:font-family="'Courier New'" style:font-family-generic="modern" style:font-pitch="fixed"/>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0.501cm" text:min-label-width="0.635cm"/>
        <style:text-properties style:font-name="Book Antiqua"/>
      </text:list-level-style-bullet>
      <text:list-level-style-bullet text:level="2" text:style-name="WW8Num24z1" text:bullet-char="o">
        <style:list-level-properties text:space-before="1.905cm" text:min-label-width="0.635cm"/>
        <style:text-properties fo:font-family="'Courier New'" style:font-family-generic="modern" style:font-pitch="fixed"/>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3"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fo:font-family="'Courier New'" style:font-family-generic="modern" style:font-pitch="fixed"/>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3"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fo:font-family="'Courier New'" style:font-family-generic="modern" style:font-pitch="fixed"/>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fo:font-family="'Courier New'" style:font-family-generic="modern" style:font-pitch="fixed"/>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0"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fo:font-family="'Courier New'" style:font-family-generic="modern" style:font-pitch="fixed"/>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0"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fo:font-family="'Courier New'" style:font-family-generic="modern" style:font-pitch="fixed"/>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501cm" text:min-label-width="0.635cm"/>
        <style:text-properties style:font-name="Book Antiqua"/>
      </text:list-level-style-bullet>
      <text:list-level-style-bullet text:level="2" text:style-name="WW8Num26z1" text:bullet-char="o">
        <style:list-level-properties text:space-before="1.905cm" text:min-label-width="0.635cm"/>
        <style:text-properties fo:font-family="'Courier New'" style:font-family-generic="modern" style:font-pitch="fixed"/>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fo:font-family="'Courier New'" style:font-family-generic="modern" style:font-pitch="fixed"/>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fo:font-family="'Courier New'" style:font-family-generic="modern" style:font-pitch="fixed"/>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fo:font-family="'Courier New'" style:font-family-generic="modern" style:font-pitch="fixed"/>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fo:font-family="'Courier New'" style:font-family-generic="modern" style:font-pitch="fixed"/>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fo:font-family="'Courier New'" style:font-family-generic="modern" style:font-pitch="fixed"/>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501cm" text:min-label-width="0.635cm"/>
        <style:text-properties style:font-name="Book Antiqua"/>
      </text:list-level-style-bullet>
      <text:list-level-style-bullet text:level="2" text:style-name="WW8Num28z1" text:bullet-char="o">
        <style:list-level-properties text:space-before="1.905cm" text:min-label-width="0.635cm"/>
        <style:text-properties fo:font-family="'Courier New'" style:font-family-generic="modern" style:font-pitch="fixed"/>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3"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fo:font-family="'Courier New'" style:font-family-generic="modern" style:font-pitch="fixed"/>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3"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fo:font-family="'Courier New'" style:font-family-generic="modern" style:font-pitch="fixed"/>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fo:font-family="'Courier New'" style:font-family-generic="modern" style:font-pitch="fixed"/>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0"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fo:font-family="'Courier New'" style:font-family-generic="modern" style:font-pitch="fixed"/>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0"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fo:font-family="'Courier New'" style:font-family-generic="modern" style:font-pitch="fixed"/>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min-label-width="0.635cm"/>
        <style:text-properties style:font-name="Symbol"/>
      </text:list-level-style-bullet>
      <text:list-level-style-bullet text:level="2" text:style-name="WW8Num30z1" text:bullet-char="o">
        <style:list-level-properties text:space-before="1.27cm" text:min-label-width="0.635cm"/>
        <style:text-properties fo:font-family="'Courier New'" style:font-family-generic="modern" style:font-pitch="fixed"/>
      </text:list-level-style-bullet>
      <text:list-level-style-bullet text:level="3" text:style-name="WW8Num30z2" text:bullet-char="">
        <style:list-level-properties text:space-before="2.54cm" text:min-label-width="0.635cm"/>
        <style:text-properties style:font-name="Wingdings"/>
      </text:list-level-style-bullet>
      <text:list-level-style-bullet text:level="4" text:style-name="WW8Num30z0" text:bullet-char="">
        <style:list-level-properties text:space-before="3.81cm" text:min-label-width="0.635cm"/>
        <style:text-properties style:font-name="Symbol"/>
      </text:list-level-style-bullet>
      <text:list-level-style-bullet text:level="5" text:style-name="WW8Num30z1" text:bullet-char="o">
        <style:list-level-properties text:space-before="5.08cm" text:min-label-width="0.635cm"/>
        <style:text-properties fo:font-family="'Courier New'" style:font-family-generic="modern" style:font-pitch="fixed"/>
      </text:list-level-style-bullet>
      <text:list-level-style-bullet text:level="6" text:style-name="WW8Num30z2" text:bullet-char="">
        <style:list-level-properties text:space-before="6.35cm" text:min-label-width="0.635cm"/>
        <style:text-properties style:font-name="Wingdings"/>
      </text:list-level-style-bullet>
      <text:list-level-style-bullet text:level="7" text:style-name="WW8Num30z0" text:bullet-char="">
        <style:list-level-properties text:space-before="7.62cm" text:min-label-width="0.635cm"/>
        <style:text-properties style:font-name="Symbol"/>
      </text:list-level-style-bullet>
      <text:list-level-style-bullet text:level="8" text:style-name="WW8Num30z1" text:bullet-char="o">
        <style:list-level-properties text:space-before="8.89cm" text:min-label-width="0.635cm"/>
        <style:text-properties fo:font-family="'Courier New'" style:font-family-generic="modern" style:font-pitch="fixed"/>
      </text:list-level-style-bullet>
      <text:list-level-style-bullet text:level="9" text:style-name="WW8Num30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Wingdings"/>
      </text:list-level-style-bullet>
      <text:list-level-style-bullet text:level="2" text:style-name="WW8Num31z1" text:bullet-char="o">
        <style:list-level-properties text:space-before="1.905cm" text:min-label-width="0.635cm"/>
        <style:text-properties fo:font-family="'Courier New'" style:font-family-generic="modern" style:font-pitch="fixed"/>
      </text:list-level-style-bullet>
      <text:list-level-style-bullet text:level="3" text:style-name="WW8Num31z0" text:bullet-char="">
        <style:list-level-properties text:space-before="3.175cm" text:min-label-width="0.635cm"/>
        <style:text-properties style:font-name="Wingdings"/>
      </text:list-level-style-bullet>
      <text:list-level-style-bullet text:level="4" text:style-name="WW8Num31z3"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fo:font-family="'Courier New'" style:font-family-generic="modern" style:font-pitch="fixed"/>
      </text:list-level-style-bullet>
      <text:list-level-style-bullet text:level="6" text:style-name="WW8Num31z0" text:bullet-char="">
        <style:list-level-properties text:space-before="6.985cm" text:min-label-width="0.635cm"/>
        <style:text-properties style:font-name="Wingdings"/>
      </text:list-level-style-bullet>
      <text:list-level-style-bullet text:level="7" text:style-name="WW8Num31z3"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fo:font-family="'Courier New'" style:font-family-generic="modern" style:font-pitch="fixed"/>
      </text:list-level-style-bullet>
      <text:list-level-style-bullet text:level="9" text:style-name="WW8Num3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fo:font-family="'Courier New'" style:font-family-generic="modern" style:font-pitch="fixed"/>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0" text:bullet-char="">
        <style:list-level-properties text:space-before="4.445cm" text:min-label-width="0.635cm"/>
        <style:text-properties style:font-name="Symbol"/>
      </text:list-level-style-bullet>
      <text:list-level-style-bullet text:level="5" text:style-name="WW8Num33z1" text:bullet-char="o">
        <style:list-level-properties text:space-before="5.715cm" text:min-label-width="0.635cm"/>
        <style:text-properties fo:font-family="'Courier New'" style:font-family-generic="modern" style:font-pitch="fixed"/>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0" text:bullet-char="">
        <style:list-level-properties text:space-before="8.255cm" text:min-label-width="0.635cm"/>
        <style:text-properties style:font-name="Symbol"/>
      </text:list-level-style-bullet>
      <text:list-level-style-bullet text:level="8" text:style-name="WW8Num33z1" text:bullet-char="o">
        <style:list-level-properties text:space-before="9.525cm" text:min-label-width="0.635cm"/>
        <style:text-properties fo:font-family="'Courier New'" style:font-family-generic="modern" style:font-pitch="fixed"/>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bullet text:level="2" text:style-name="WW8Num34z1" text:bullet-char="o">
        <style:list-level-properties text:space-before="1.27cm" text:min-label-width="0.635cm"/>
        <style:text-properties fo:font-family="'Courier New'" style:font-family-generic="modern" style:font-pitch="fixed"/>
      </text:list-level-style-bullet>
      <text:list-level-style-bullet text:level="3" text:style-name="WW8Num34z2" text:bullet-char="">
        <style:list-level-properties text:space-before="2.54cm" text:min-label-width="0.635cm"/>
        <style:text-properties style:font-name="Wingdings"/>
      </text:list-level-style-bullet>
      <text:list-level-style-bullet text:level="4" text:style-name="WW8Num34z0" text:bullet-char="">
        <style:list-level-properties text:space-before="3.81cm" text:min-label-width="0.635cm"/>
        <style:text-properties style:font-name="Symbol"/>
      </text:list-level-style-bullet>
      <text:list-level-style-bullet text:level="5" text:style-name="WW8Num34z1" text:bullet-char="o">
        <style:list-level-properties text:space-before="5.08cm" text:min-label-width="0.635cm"/>
        <style:text-properties fo:font-family="'Courier New'" style:font-family-generic="modern" style:font-pitch="fixed"/>
      </text:list-level-style-bullet>
      <text:list-level-style-bullet text:level="6" text:style-name="WW8Num34z2" text:bullet-char="">
        <style:list-level-properties text:space-before="6.35cm" text:min-label-width="0.635cm"/>
        <style:text-properties style:font-name="Wingdings"/>
      </text:list-level-style-bullet>
      <text:list-level-style-bullet text:level="7" text:style-name="WW8Num34z0" text:bullet-char="">
        <style:list-level-properties text:space-before="7.62cm" text:min-label-width="0.635cm"/>
        <style:text-properties style:font-name="Symbol"/>
      </text:list-level-style-bullet>
      <text:list-level-style-bullet text:level="8" text:style-name="WW8Num34z1" text:bullet-char="o">
        <style:list-level-properties text:space-before="8.89cm" text:min-label-width="0.635cm"/>
        <style:text-properties fo:font-family="'Courier New'" style:font-family-generic="modern" style:font-pitch="fixed"/>
      </text:list-level-style-bullet>
      <text:list-level-style-bullet text:level="9" text:style-name="WW8Num34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fo:font-family="'Courier New'" style:font-family-generic="modern" style:font-pitch="fixed"/>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0" text:bullet-char="">
        <style:list-level-properties text:space-before="4.445cm" text:min-label-width="0.635cm"/>
        <style:text-properties style:font-name="Symbol"/>
      </text:list-level-style-bullet>
      <text:list-level-style-bullet text:level="5" text:style-name="WW8Num35z1" text:bullet-char="o">
        <style:list-level-properties text:space-before="5.715cm" text:min-label-width="0.635cm"/>
        <style:text-properties fo:font-family="'Courier New'" style:font-family-generic="modern" style:font-pitch="fixed"/>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0" text:bullet-char="">
        <style:list-level-properties text:space-before="8.255cm" text:min-label-width="0.635cm"/>
        <style:text-properties style:font-name="Symbol"/>
      </text:list-level-style-bullet>
      <text:list-level-style-bullet text:level="8" text:style-name="WW8Num35z1" text:bullet-char="o">
        <style:list-level-properties text:space-before="9.525cm" text:min-label-width="0.635cm"/>
        <style:text-properties fo:font-family="'Courier New'" style:font-family-generic="modern" style:font-pitch="fixed"/>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fo:font-family="'Courier New'" style:font-family-generic="modern" style:font-pitch="fixed"/>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0" text:bullet-char="">
        <style:list-level-properties text:space-before="4.445cm" text:min-label-width="0.635cm"/>
        <style:text-properties style:font-name="Symbol"/>
      </text:list-level-style-bullet>
      <text:list-level-style-bullet text:level="5" text:style-name="WW8Num37z1" text:bullet-char="o">
        <style:list-level-properties text:space-before="5.715cm" text:min-label-width="0.635cm"/>
        <style:text-properties fo:font-family="'Courier New'" style:font-family-generic="modern" style:font-pitch="fixed"/>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0" text:bullet-char="">
        <style:list-level-properties text:space-before="8.255cm" text:min-label-width="0.635cm"/>
        <style:text-properties style:font-name="Symbol"/>
      </text:list-level-style-bullet>
      <text:list-level-style-bullet text:level="8" text:style-name="WW8Num37z1" text:bullet-char="o">
        <style:list-level-properties text:space-before="9.525cm" text:min-label-width="0.635cm"/>
        <style:text-properties fo:font-family="'Courier New'" style:font-family-generic="modern" style:font-pitch="fixed"/>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Symbol"/>
      </text:list-level-style-bullet>
      <text:list-level-style-bullet text:level="2" text:style-name="WW8Num38z1" text:bullet-char="o">
        <style:list-level-properties text:space-before="1.905cm" text:min-label-width="0.635cm"/>
        <style:text-properties fo:font-family="'Courier New'" style:font-family-generic="modern" style:font-pitch="fixed"/>
      </text:list-level-style-bullet>
      <text:list-level-style-bullet text:level="3" text:style-name="WW8Num38z2" text:bullet-char="">
        <style:list-level-properties text:space-before="3.175cm" text:min-label-width="0.635cm"/>
        <style:text-properties style:font-name="Wingdings"/>
      </text:list-level-style-bullet>
      <text:list-level-style-bullet text:level="4" text:style-name="WW8Num38z0"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fo:font-family="'Courier New'" style:font-family-generic="modern" style:font-pitch="fixed"/>
      </text:list-level-style-bullet>
      <text:list-level-style-bullet text:level="6" text:style-name="WW8Num38z2" text:bullet-char="">
        <style:list-level-properties text:space-before="6.985cm" text:min-label-width="0.635cm"/>
        <style:text-properties style:font-name="Wingdings"/>
      </text:list-level-style-bullet>
      <text:list-level-style-bullet text:level="7" text:style-name="WW8Num38z0"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fo:font-family="'Courier New'" style:font-family-generic="modern" style:font-pitch="fixed"/>
      </text:list-level-style-bullet>
      <text:list-level-style-bullet text:level="9" text:style-name="WW8Num3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Wingdings"/>
      </text:list-level-style-bullet>
      <text:list-level-style-bullet text:level="2" text:style-name="WW8Num39z1" text:bullet-char="o">
        <style:list-level-properties text:space-before="1.905cm" text:min-label-width="0.635cm"/>
        <style:text-properties fo:font-family="'Courier New'" style:font-family-generic="modern" style:font-pitch="fixed"/>
      </text:list-level-style-bullet>
      <text:list-level-style-bullet text:level="3" text:style-name="WW8Num39z0" text:bullet-char="">
        <style:list-level-properties text:space-before="3.175cm" text:min-label-width="0.635cm"/>
        <style:text-properties style:font-name="Wingdings"/>
      </text:list-level-style-bullet>
      <text:list-level-style-bullet text:level="4" text:style-name="WW8Num39z3" text:bullet-char="">
        <style:list-level-properties text:space-before="4.445cm" text:min-label-width="0.635cm"/>
        <style:text-properties style:font-name="Symbol"/>
      </text:list-level-style-bullet>
      <text:list-level-style-bullet text:level="5" text:style-name="WW8Num39z1" text:bullet-char="o">
        <style:list-level-properties text:space-before="5.715cm" text:min-label-width="0.635cm"/>
        <style:text-properties fo:font-family="'Courier New'" style:font-family-generic="modern" style:font-pitch="fixed"/>
      </text:list-level-style-bullet>
      <text:list-level-style-bullet text:level="6" text:style-name="WW8Num39z0" text:bullet-char="">
        <style:list-level-properties text:space-before="6.985cm" text:min-label-width="0.635cm"/>
        <style:text-properties style:font-name="Wingdings"/>
      </text:list-level-style-bullet>
      <text:list-level-style-bullet text:level="7" text:style-name="WW8Num39z3" text:bullet-char="">
        <style:list-level-properties text:space-before="8.255cm" text:min-label-width="0.635cm"/>
        <style:text-properties style:font-name="Symbol"/>
      </text:list-level-style-bullet>
      <text:list-level-style-bullet text:level="8" text:style-name="WW8Num39z1" text:bullet-char="o">
        <style:list-level-properties text:space-before="9.525cm" text:min-label-width="0.635cm"/>
        <style:text-properties fo:font-family="'Courier New'" style:font-family-generic="modern" style:font-pitch="fixed"/>
      </text:list-level-style-bullet>
      <text:list-level-style-bullet text:level="9" text:style-name="WW8Num3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text:bullet-char="•">
        <style:list-level-properties text:space-before="0.501cm" text:min-label-width="0.635cm"/>
        <style:text-properties style:font-name="Book Antiqua"/>
      </text:list-level-style-bullet>
      <text:list-level-style-bullet text:level="2" text:style-name="WW8Num40z1" text:bullet-char="o">
        <style:list-level-properties text:space-before="1.905cm" text:min-label-width="0.635cm"/>
        <style:text-properties fo:font-family="'Courier New'" style:font-family-generic="modern" style:font-pitch="fixed"/>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fo:font-family="'Courier New'" style:font-family-generic="modern" style:font-pitch="fixed"/>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fo:font-family="'Courier New'" style:font-family-generic="modern" style:font-pitch="fixed"/>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fo:font-family="'Courier New'" style:font-family-generic="modern" style:font-pitch="fixed"/>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fo:font-family="'Courier New'" style:font-family-generic="modern" style:font-pitch="fixed"/>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fo:font-family="'Courier New'" style:font-family-generic="modern" style:font-pitch="fixed"/>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fo:font-family="'Courier New'" style:font-family-generic="modern" style:font-pitch="fixed"/>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fo:font-family="'Courier New'" style:font-family-generic="modern" style:font-pitch="fixed"/>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fo:font-family="'Courier New'" style:font-family-generic="modern" style:font-pitch="fixed"/>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fo:font-family="'Courier New'" style:font-family-generic="modern" style:font-pitch="fixed"/>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0" text:bullet-char="">
        <style:list-level-properties text:space-before="4.445cm" text:min-label-width="0.635cm"/>
        <style:text-properties style:font-name="Symbol"/>
      </text:list-level-style-bullet>
      <text:list-level-style-bullet text:level="5" text:style-name="WW8Num43z1" text:bullet-char="o">
        <style:list-level-properties text:space-before="5.715cm" text:min-label-width="0.635cm"/>
        <style:text-properties fo:font-family="'Courier New'" style:font-family-generic="modern" style:font-pitch="fixed"/>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0" text:bullet-char="">
        <style:list-level-properties text:space-before="8.255cm" text:min-label-width="0.635cm"/>
        <style:text-properties style:font-name="Symbol"/>
      </text:list-level-style-bullet>
      <text:list-level-style-bullet text:level="8" text:style-name="WW8Num43z1" text:bullet-char="o">
        <style:list-level-properties text:space-before="9.525cm" text:min-label-width="0.635cm"/>
        <style:text-properties fo:font-family="'Courier New'" style:font-family-generic="modern" style:font-pitch="fixed"/>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fo:font-family="'Courier New'" style:font-family-generic="modern" style:font-pitch="fixed"/>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0"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fo:font-family="'Courier New'" style:font-family-generic="modern" style:font-pitch="fixed"/>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0"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fo:font-family="'Courier New'" style:font-family-generic="modern" style:font-pitch="fixed"/>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Book Antiqua"/>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fo:font-family="'Courier New'" style:font-family-generic="modern" style:font-pitch="fixed"/>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0" text:bullet-char="">
        <style:list-level-properties text:space-before="4.445cm" text:min-label-width="0.635cm"/>
        <style:text-properties style:font-name="Symbol"/>
      </text:list-level-style-bullet>
      <text:list-level-style-bullet text:level="5" text:style-name="WW8Num46z1" text:bullet-char="o">
        <style:list-level-properties text:space-before="5.715cm" text:min-label-width="0.635cm"/>
        <style:text-properties fo:font-family="'Courier New'" style:font-family-generic="modern" style:font-pitch="fixed"/>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0" text:bullet-char="">
        <style:list-level-properties text:space-before="8.255cm" text:min-label-width="0.635cm"/>
        <style:text-properties style:font-name="Symbol"/>
      </text:list-level-style-bullet>
      <text:list-level-style-bullet text:level="8" text:style-name="WW8Num46z1" text:bullet-char="o">
        <style:list-level-properties text:space-before="9.525cm" text:min-label-width="0.635cm"/>
        <style:text-properties fo:font-family="'Courier New'" style:font-family-generic="modern" style:font-pitch="fixed"/>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text:bullet-char="•">
        <style:list-level-properties text:space-before="0.501cm" text:min-label-width="0.635cm"/>
        <style:text-properties style:font-name="Book Antiqua"/>
      </text:list-level-style-bullet>
      <text:list-level-style-bullet text:level="2" text:style-name="WW8Num47z1" text:bullet-char="o">
        <style:list-level-properties text:space-before="1.905cm" text:min-label-width="0.635cm"/>
        <style:text-properties fo:font-family="'Courier New'" style:font-family-generic="modern" style:font-pitch="fixed"/>
      </text:list-level-style-bullet>
      <text:list-level-style-bullet text:level="3" text:style-name="WW8Num47z2" text:bullet-char="">
        <style:list-level-properties text:space-before="3.175cm" text:min-label-width="0.635cm"/>
        <style:text-properties style:font-name="Wingdings"/>
      </text:list-level-style-bullet>
      <text:list-level-style-bullet text:level="4" text:style-name="WW8Num47z3" text:bullet-char="">
        <style:list-level-properties text:space-before="4.445cm" text:min-label-width="0.635cm"/>
        <style:text-properties style:font-name="Symbol"/>
      </text:list-level-style-bullet>
      <text:list-level-style-bullet text:level="5" text:style-name="WW8Num47z1" text:bullet-char="o">
        <style:list-level-properties text:space-before="5.715cm" text:min-label-width="0.635cm"/>
        <style:text-properties fo:font-family="'Courier New'" style:font-family-generic="modern" style:font-pitch="fixed"/>
      </text:list-level-style-bullet>
      <text:list-level-style-bullet text:level="6" text:style-name="WW8Num47z2" text:bullet-char="">
        <style:list-level-properties text:space-before="6.985cm" text:min-label-width="0.635cm"/>
        <style:text-properties style:font-name="Wingdings"/>
      </text:list-level-style-bullet>
      <text:list-level-style-bullet text:level="7" text:style-name="WW8Num47z3" text:bullet-char="">
        <style:list-level-properties text:space-before="8.255cm" text:min-label-width="0.635cm"/>
        <style:text-properties style:font-name="Symbol"/>
      </text:list-level-style-bullet>
      <text:list-level-style-bullet text:level="8" text:style-name="WW8Num47z1" text:bullet-char="o">
        <style:list-level-properties text:space-before="9.525cm" text:min-label-width="0.635cm"/>
        <style:text-properties fo:font-family="'Courier New'" style:font-family-generic="modern" style:font-pitch="fixed"/>
      </text:list-level-style-bullet>
      <text:list-level-style-bullet text:level="9" text:style-name="WW8Num4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fo:font-family="'Courier New'" style:font-family-generic="modern" style:font-pitch="fixed"/>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0"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fo:font-family="'Courier New'" style:font-family-generic="modern" style:font-pitch="fixed"/>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0"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fo:font-family="'Courier New'" style:font-family-generic="modern" style:font-pitch="fixed"/>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Header">
      <style:text-properties fo:language="en" fo:country="US" officeooo:rsid="05630c00" officeooo:paragraph-rsid="05630c00"/>
    </style:style>
    <style:style style:name="MP3" style:family="paragraph">
      <style:paragraph-properties fo:text-align="center"/>
    </style:style>
    <style:style style:name="MP4" style:family="paragraph" style:parent-style-name="Footer">
      <style:paragraph-properties fo:text-align="center" style:justify-single-word="false"/>
      <style:text-properties fo:language="en" fo:country="U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041cm" svg:stroke-color="#cccccc"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2.6cm" fo:margin-left="3.5cm" fo:margin-right="3.251cm" style:writing-mode="lr-tb" style:layout-grid-color="#c0c0c0" style:layout-grid-lines="37"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fik2" text:anchor-type="paragraph" svg:x="7.608cm" svg:y="-1.679cm" svg:width="7.034cm" svg:height="2.2cm" draw:z-index="36"><draw:image xlink:href="Pictures/100000000000037600000115AD4C296C.jpg" xlink:type="simple" xlink:show="embed" xlink:actuate="onLoad"/></draw:frame></text:p>
        <text:p text:style-name="MP2"><draw:line text:anchor-type="paragraph" draw:z-index="73" draw:style-name="Mgr1" draw:text-style-name="MP3" svg:x1="0.035cm" svg:y1="-0.3cm" svg:x2="9.683cm" svg:y2="-0.3cm"><text:p/></draw:line></text:p>
      </style:header>
      <style:footer>
        <text:p text:style-name="MP4"><draw:line text:anchor-type="paragraph" draw:z-index="110" draw:style-name="Mgr2" draw:text-style-name="MP3" svg:x1="0.004cm" svg:y1="26.077cm" svg:x2="14.154cm" svg:y2="26.077cm"><text:p/></draw:line><draw:line text:anchor-type="paragraph" draw:z-index="147" draw:style-name="Mgr3" draw:text-style-name="MP3" svg:x1="0cm" svg:y1="0.487cm" svg:x2="14.24cm" svg:y2="0.487cm"><text:p/></draw:line></text:p>
        <text:p text:style-name="MP4"><text:page-number text:select-page="current">37</text:page-number> / <text:page-count>3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Artikel</dc:title>
    <meta:creation-date>2008-02-11T14:19:43</meta:creation-date>
    <dc:date>2013-12-06T17:42:18.571952403</dc:date>
    <meta:print-date>2013-02-16T23:02:27</meta:print-date>
    <meta:editing-cycles>2269</meta:editing-cycles>
    <meta:editing-duration>P16DT12H32M9S</meta:editing-duration>
    <meta:document-statistic meta:table-count="0" meta:image-count="1" meta:object-count="0" meta:page-count="37" meta:paragraph-count="689" meta:word-count="7579" meta:character-count="50707" meta:non-whitespace-character-count="42248"/>
    <meta:user-defined meta:name="Info 1"/>
    <meta:user-defined meta:name="Info 2"/>
    <meta:user-defined meta:name="Info 3"/>
    <meta:user-defined meta:name="Info 4"/>
  </office:meta>
</office:document-meta>
</file>